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wmf;windows_formatname=&quot;Image WMF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1.267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cm" fo:min-width="0cm" fo:padding-top="0.13cm" fo:padding-bottom="0.13cm" fo:padding-left="0.25cm" fo:padding-right="0.25cm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3cm" fo:padding-bottom="0.13cm" fo:padding-left="0.25cm" fo:padding-right="0.25cm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4.053cm" fo:min-width="10.365cm" fo:padding-top="0.13cm" fo:padding-bottom="0.13cm" fo:padding-left="0.25cm" fo:padding-right="0.25cm"/>
    </style:style>
    <style:style style:name="gr8" style:family="graphic" style:parent-style-name="standard">
      <style:graphic-properties draw:visible-area-left="0cm" draw:visible-area-top="0cm" draw:visible-area-width="13.468cm" draw:visible-area-height="16.749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-color="#808080"/>
    </style:style>
    <style:style style:name="gr10" style:family="graphic" style:parent-style-name="standard">
      <style:graphic-properties draw:stroke="solid" svg:stroke-width="0.026cm" svg:stroke-color="#000000" draw:fill="solid" draw:fill-color="#00cc99" draw:textarea-horizontal-align="center" draw:textarea-vertical-align="middle" fo:padding-top="0.013cm" fo:padding-bottom="0.013cm" fo:padding-left="0.013cm" fo:padding-right="0.013cm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15" style:family="graphic" style:parent-style-name="standard">
      <style:graphic-properties draw:stroke="solid" svg:stroke-width="0.026cm" svg:stroke-color="#000000" draw:fill="solid" draw:fill-color="#00cc99" draw:textarea-horizontal-align="center" draw:textarea-vertical-align="middle" fo:padding-top="0.013cm" fo:padding-bottom="0.013cm" fo:padding-left="0.013cm" fo:padding-right="0.013cm"/>
    </style:style>
    <style:style style:name="gr1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17" style:family="graphic" style:parent-style-name="standard">
      <style:graphic-properties draw:stroke="solid" svg:stroke-width="0.106cm" svg:stroke-color="#000000" draw:fill="none" draw:fill-color="#ffffff" draw:textarea-horizontal-align="center" draw:textarea-vertical-align="middle" fo:padding-top="0.053cm" fo:padding-bottom="0.053cm" fo:padding-left="0.053cm" fo:padding-right="0.053cm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1.641cm" fo:min-width="2.459cm" fo:padding-top="0.13cm" fo:padding-bottom="0.13cm" fo:padding-left="0.25cm" fo:padding-right="0.25cm"/>
    </style:style>
    <style:style style:name="gr22" style:family="graphic" style:parent-style-name="standard">
      <style:graphic-properties draw:stroke="solid" svg:stroke-width="0.026cm" svg:stroke-color="#000000" draw:fill="solid" draw:fill-color="#ff9999" draw:textarea-horizontal-align="center" draw:textarea-vertical-align="middle" fo:padding-top="0.013cm" fo:padding-bottom="0.013cm" fo:padding-left="0.013cm" fo:padding-right="0.013cm"/>
    </style:style>
    <style:style style:name="gr23" style:family="graphic" style:parent-style-name="standard">
      <style:graphic-properties draw:stroke="solid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/>
    </style:style>
    <style:style style:name="gr2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15cm" fo:padding-top="0.13cm" fo:padding-bottom="0.13cm" fo:padding-left="0.25cm" fo:padding-right="0.25cm"/>
    </style:style>
    <style:style style:name="gr2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114cm" fo:padding-top="0.13cm" fo:padding-bottom="0.13cm" fo:padding-left="0.25cm" fo:padding-right="0.25cm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291cm" fo:padding-top="0.13cm" fo:padding-bottom="0.13cm" fo:padding-left="0.25cm" fo:padding-right="0.25cm"/>
    </style:style>
    <style:style style:name="gr2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256cm" fo:padding-top="0.13cm" fo:padding-bottom="0.13cm" fo:padding-left="0.25cm" fo:padding-right="0.25cm"/>
    </style:style>
    <style:style style:name="gr28" style:family="graphic" style:parent-style-name="standard">
      <style:graphic-properties draw:stroke="solid" svg:stroke-width="0.026cm" svg:stroke-color="#000000" draw:fill="solid" draw:fill-color="#cc3300" draw:textarea-horizontal-align="center" draw:textarea-vertical-align="middle" fo:padding-top="0.013cm" fo:padding-bottom="0.013cm" fo:padding-left="0.013cm" fo:padding-right="0.013cm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09cm" fo:min-width="2.321cm" fo:padding-top="0.13cm" fo:padding-bottom="0.13cm" fo:padding-left="0.25cm" fo:padding-right="0.25cm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1cm" fo:min-width="2.462cm" fo:padding-top="0.13cm" fo:padding-bottom="0.13cm" fo:padding-left="0.25cm" fo:padding-right="0.25cm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1cm" fo:min-width="2.793cm" fo:padding-top="0.13cm" fo:padding-bottom="0.13cm" fo:padding-left="0.25cm" fo:padding-right="0.25cm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0.861cm" fo:min-width="9.907cm" fo:padding-top="0.13cm" fo:padding-bottom="0.13cm" fo:padding-left="0.25cm" fo:padding-right="0.25cm"/>
    </style:style>
    <style:style style:name="gr33" style:family="graphic" style:parent-style-name="standard">
      <style:graphic-properties draw:stroke="solid" svg:stroke-width="0.026cm" svg:stroke-color="#000000" draw:fill="solid" draw:fill-color="#ff9999" draw:textarea-horizontal-align="center" draw:textarea-vertical-align="middle" fo:padding-top="0.013cm" fo:padding-bottom="0.013cm" fo:padding-left="0.013cm" fo:padding-right="0.013cm" draw:shadow="hidden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4cm" fo:min-width="2.795cm" fo:padding-top="0.13cm" fo:padding-bottom="0.13cm" fo:padding-left="0.25cm" fo:padding-right="0.25cm"/>
    </style:style>
    <style:style style:name="gr35" style:family="graphic" style:parent-style-name="standard">
      <style:graphic-properties draw:stroke="solid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8cm" fo:min-width="3.398cm" fo:padding-top="0.13cm" fo:padding-bottom="0.13cm" fo:padding-left="0.25cm" fo:padding-right="0.25cm"/>
    </style:style>
    <style:style style:name="gr37" style:family="graphic" style:parent-style-name="standard">
      <style:graphic-properties draw:stroke="solid" svg:stroke-width="0.026cm" svg:stroke-color="#000000" draw:fill="solid" draw:fill-color="#00cc99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7cm" fo:min-width="2.97cm" fo:padding-top="0.13cm" fo:padding-bottom="0.13cm" fo:padding-left="0.25cm" fo:padding-right="0.25cm"/>
    </style:style>
    <style:style style:name="gr39" style:family="graphic" style:parent-style-name="standard">
      <style:graphic-properties draw:stroke="solid" svg:stroke-width="0.026cm" svg:stroke-color="#000000" draw:fill="solid" draw:fill-color="#ffcc00" draw:textarea-horizontal-align="center" draw:textarea-vertical-align="middle" fo:padding-top="0.013cm" fo:padding-bottom="0.013cm" fo:padding-left="0.013cm" fo:padding-right="0.013cm" draw:shadow="hidden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3.151cm" fo:padding-top="0.13cm" fo:padding-bottom="0.13cm" fo:padding-left="0.25cm" fo:padding-right="0.25cm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3.116cm" fo:padding-top="0.13cm" fo:padding-bottom="0.13cm" fo:padding-left="0.25cm" fo:padding-right="0.25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3.292cm" fo:padding-top="0.13cm" fo:padding-bottom="0.13cm" fo:padding-left="0.25cm" fo:padding-right="0.25cm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3.257cm" fo:padding-top="0.13cm" fo:padding-bottom="0.13cm" fo:padding-left="0.25cm" fo:padding-right="0.25cm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2.322cm" fo:padding-top="0.13cm" fo:padding-bottom="0.13cm" fo:padding-left="0.25cm" fo:padding-right="0.25cm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2.463cm" fo:padding-top="0.13cm" fo:padding-bottom="0.13cm" fo:padding-left="0.25cm" fo:padding-right="0.25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9.503cm" fo:min-width="9.907cm" fo:padding-top="0.13cm" fo:padding-bottom="0.13cm" fo:padding-left="0.25cm" fo:padding-right="0.25cm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396cm" fo:padding-top="0.13cm" fo:padding-bottom="0.13cm" fo:padding-left="0.25cm" fo:padding-right="0.25cm"/>
    </style:style>
    <style:style style:name="gr4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true" fo:min-height="0.502cm" fo:min-width="0.689cm" fo:padding-top="0.13cm" fo:padding-bottom="0.13cm" fo:padding-left="0.25cm" fo:padding-right="0.25cm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07cm" fo:padding-top="0.13cm" fo:padding-bottom="0.13cm" fo:padding-left="0.25cm" fo:padding-right="0.25cm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0.88cm" fo:padding-top="0.13cm" fo:padding-bottom="0.13cm" fo:padding-left="0.25cm" fo:padding-right="0.25cm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251cm" fo:padding-top="0.13cm" fo:padding-bottom="0.13cm" fo:padding-left="0.25cm" fo:padding-right="0.25cm"/>
    </style:style>
    <style:style style:name="gr5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true" fo:min-height="0.502cm" fo:min-width="1.276cm" fo:padding-top="0.13cm" fo:padding-bottom="0.13cm" fo:padding-left="0.25cm" fo:padding-right="0.25cm"/>
    </style:style>
    <style:style style:name="gr5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018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02cm" svg:stroke-color="#000000" draw:marker-start-width="0.52cm" draw:marker-end-width="0.52cm" draw:fill="none" draw:fill-color="#ffffff" draw:textarea-horizontal-align="center" draw:textarea-vertical-align="middle" fo:padding-top="0.051cm" fo:padding-bottom="0.051cm" fo:padding-left="0.051cm" fo:padding-right="0.051cm"/>
    </style:style>
    <style:style style:name="gr5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center" draw:textarea-vertical-align="middle" fo:padding-top="0.051cm" fo:padding-bottom="0.051cm" fo:padding-left="0.051cm" fo:padding-right="0.051cm"/>
    </style:style>
    <style:style style:name="gr5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9.124cm" fo:min-width="5.32cm" fo:padding-top="0.13cm" fo:padding-bottom="0.13cm" fo:padding-left="0.25cm" fo:padding-right="0.25cm"/>
    </style:style>
    <style:style style:name="gr5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7.444cm" fo:padding-top="0.13cm" fo:padding-bottom="0.13cm" fo:padding-left="0.25cm" fo:padding-right="0.25cm"/>
    </style:style>
    <style:style style:name="gr5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1.606cm" fo:padding-top="0.13cm" fo:padding-bottom="0.13cm" fo:padding-left="0.25cm" fo:padding-right="0.25cm"/>
    </style:style>
    <style:style style:name="gr5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2.119cm" fo:padding-top="0.13cm" fo:padding-bottom="0.13cm" fo:padding-left="0.25cm" fo:padding-right="0.25cm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5cm" fo:min-width="7.021cm" fo:padding-top="0.13cm" fo:padding-bottom="0.13cm" fo:padding-left="0.25cm" fo:padding-right="0.25cm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1.611cm" fo:min-width="7.133cm" fo:padding-top="0.13cm" fo:padding-bottom="0.13cm" fo:padding-left="0.25cm" fo:padding-right="0.25cm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6cm" fo:min-width="11.515cm" fo:padding-top="0.13cm" fo:padding-bottom="0.13cm" fo:padding-left="0.25cm" fo:padding-right="0.25cm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draw:auto-grow-width="true" fo:min-height="0.955cm" fo:min-width="12.001cm" fo:padding-top="0.13cm" fo:padding-bottom="0.13cm" fo:padding-left="0.25cm" fo:padding-right="0.25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2.024cm" fo:min-width="4.814cm" fo:padding-top="0.13cm" fo:padding-bottom="0.13cm" fo:padding-left="0.25cm" fo:padding-right="0.25cm"/>
    </style:style>
    <style:style style:name="gr6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7.356cm" fo:min-width="12.871cm" fo:padding-top="0.13cm" fo:padding-bottom="0.13cm" fo:padding-left="0.25cm" fo:padding-right="0.25cm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draw:auto-grow-width="false" fo:min-height="3.589cm" fo:min-width="0cm" fo:padding-top="0.13cm" fo:padding-bottom="0.13cm" fo:padding-left="0.25cm" fo:padding-right="0.25cm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0.955cm" fo:padding-top="0.13cm" fo:padding-bottom="0.13cm" fo:padding-left="0.25cm" fo:padding-right="0.25cm"/>
    </style:style>
    <style:style style:name="gr6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1.899cm" fo:padding-top="0.13cm" fo:padding-bottom="0.13cm" fo:padding-left="0.25cm" fo:padding-right="0.25cm"/>
    </style:style>
    <style:style style:name="gr69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7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true" fo:min-height="11.606cm" fo:min-width="7.129cm" fo:padding-top="0.13cm" fo:padding-bottom="0.13cm" fo:padding-left="0.25cm" fo:padding-right="0.25cm"/>
    </style:style>
    <style:style style:name="gr71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true" fo:min-height="7.462cm" fo:min-width="11.181cm" fo:padding-top="0.13cm" fo:padding-bottom="0.13cm" fo:padding-left="0.25cm" fo:padding-right="0.25cm"/>
    </style:style>
    <style:style style:name="gr7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true" fo:min-height="11.844cm" fo:min-width="12.414cm" fo:padding-top="0.13cm" fo:padding-bottom="0.13cm" fo:padding-left="0.25cm" fo:padding-right="0.25cm"/>
    </style:style>
    <style:style style:name="gr73" style:family="graphic" style:parent-style-name="standard">
      <style:graphic-properties draw:stroke="none" draw:fill="solid" draw:fill-color="#00cc99" draw:textarea-horizontal-align="center" draw:textarea-vertical-align="middle"/>
    </style:style>
    <style:style style:name="gr7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4.569cm" fo:min-width="5.62cm" fo:padding-top="0.13cm" fo:padding-bottom="0.13cm" fo:padding-left="0.25cm" fo:padding-right="0.2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2cm" fo:min-width="1.396cm" fo:padding-top="0.13cm" fo:padding-bottom="0.13cm" fo:padding-left="0.25cm" fo:padding-right="0.25cm"/>
    </style:style>
    <style:style style:name="gr7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069cm" fo:padding-top="0.13cm" fo:padding-bottom="0.13cm" fo:padding-left="0.25cm" fo:padding-right="0.25cm"/>
    </style:style>
    <style:style style:name="gr78" style:family="graphic" style:parent-style-name="standard">
      <style:graphic-properties draw:stroke="solid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/>
    </style:style>
    <style:style style:name="gr7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0.925cm" fo:padding-top="0.13cm" fo:padding-bottom="0.13cm" fo:padding-left="0.25cm" fo:padding-right="0.25cm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5.429cm" fo:min-width="7.455cm" fo:padding-top="0.13cm" fo:padding-bottom="0.13cm" fo:padding-left="0.25cm" fo:padding-right="0.25cm"/>
    </style:style>
    <style:style style:name="gr81" style:family="graphic" style:parent-style-name="standard">
      <style:graphic-properties draw:stroke="solid" svg:stroke-width="0.026cm" svg:stroke-color="#000000" draw:marker-end="Arrowheads_20_1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2" style:family="graphic" style:parent-style-name="standard">
      <style:graphic-properties draw:stroke="solid" svg:stroke-width="0.026cm" svg:stroke-color="#000000" draw:marker-end="Arrowheads_20_2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3" style:family="graphic" style:parent-style-name="standard">
      <style:graphic-properties draw:stroke="solid" svg:stroke-width="0.026cm" svg:stroke-color="#000000" draw:marker-end="Arrowheads_20_3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282cm" fo:padding-top="0.13cm" fo:padding-bottom="0.13cm" fo:padding-left="0.25cm" fo:padding-right="0.25cm"/>
    </style:style>
    <style:style style:name="gr8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0.739cm" fo:padding-top="0.13cm" fo:padding-bottom="0.13cm" fo:padding-left="0.25cm" fo:padding-right="0.25cm"/>
    </style:style>
    <style:style style:name="gr86" style:family="graphic" style:parent-style-name="standard">
      <style:graphic-properties draw:stroke="solid" svg:stroke-width="0.026cm" svg:stroke-color="#000000" draw:marker-end="Arrowheads_20_4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7" style:family="graphic" style:parent-style-name="standard">
      <style:graphic-properties draw:stroke="solid" svg:stroke-width="0.026cm" svg:stroke-color="#000000" draw:marker-end="Arrowheads_20_5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8" style:family="graphic" style:parent-style-name="standard">
      <style:graphic-properties draw:stroke="solid" svg:stroke-width="0.026cm" svg:stroke-color="#000000" draw:marker-end="Arrowheads_20_6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0.949cm" fo:min-width="1.424cm" fo:padding-top="0.13cm" fo:padding-bottom="0.13cm" fo:padding-left="0.25cm" fo:padding-right="0.25cm"/>
    </style:style>
    <style:style style:name="gr9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281cm" fo:padding-top="0.13cm" fo:padding-bottom="0.13cm" fo:padding-left="0.25cm" fo:padding-right="0.25cm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1.373cm" fo:padding-top="0.13cm" fo:padding-bottom="0.13cm" fo:padding-left="0.25cm" fo:padding-right="0.25cm"/>
    </style:style>
    <style:style style:name="gr9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1.208cm" fo:padding-top="0.13cm" fo:padding-bottom="0.13cm" fo:padding-left="0.25cm" fo:padding-right="0.25cm"/>
    </style:style>
    <style:style style:name="gr9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15cm" fo:padding-top="0.13cm" fo:padding-bottom="0.13cm" fo:padding-left="0.25cm" fo:padding-right="0.25cm"/>
    </style:style>
    <style:style style:name="gr9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114cm" fo:padding-top="0.13cm" fo:padding-bottom="0.13cm" fo:padding-left="0.25cm" fo:padding-right="0.25cm"/>
    </style:style>
    <style:style style:name="gr9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291cm" fo:padding-top="0.13cm" fo:padding-bottom="0.13cm" fo:padding-left="0.25cm" fo:padding-right="0.25cm"/>
    </style:style>
    <style:style style:name="gr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true" fo:min-height="0.759cm" fo:min-width="3.256cm" fo:padding-top="0.13cm" fo:padding-bottom="0.13cm" fo:padding-left="0.25cm" fo:padding-right="0.25cm"/>
    </style:style>
    <style:style style:name="gr9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09cm" fo:min-width="2.321cm" fo:padding-top="0.13cm" fo:padding-bottom="0.13cm" fo:padding-left="0.25cm" fo:padding-right="0.25cm"/>
    </style:style>
    <style:style style:name="gr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1cm" fo:min-width="2.462cm" fo:padding-top="0.13cm" fo:padding-bottom="0.13cm" fo:padding-left="0.25cm" fo:padding-right="0.25cm"/>
    </style:style>
    <style:style style:name="gr9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true" fo:min-height="1.01cm" fo:min-width="2.793cm" fo:padding-top="0.13cm" fo:padding-bottom="0.13cm" fo:padding-left="0.25cm" fo:padding-right="0.25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2.763cm" fo:padding-top="0.13cm" fo:padding-bottom="0.13cm" fo:padding-left="0.25cm" fo:padding-right="0.25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1.387cm" fo:padding-top="0.13cm" fo:padding-bottom="0.13cm" fo:padding-left="0.25cm" fo:padding-right="0.25cm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9cm" fo:min-width="3.574cm" fo:padding-top="0.13cm" fo:padding-bottom="0.13cm" fo:padding-left="0.25cm" fo:padding-right="0.25cm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58cm" fo:min-width="1.952cm" fo:padding-top="0.13cm" fo:padding-bottom="0.13cm" fo:padding-left="0.25cm" fo:padding-right="0.25cm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0.906cm" fo:padding-top="0.13cm" fo:padding-bottom="0.13cm" fo:padding-left="0.25cm" fo:padding-right="0.25cm"/>
    </style:style>
    <style:style style:name="gr10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2.794cm" fo:padding-top="0.13cm" fo:padding-bottom="0.13cm" fo:padding-left="0.25cm" fo:padding-right="0.25cm"/>
    </style:style>
    <style:style style:name="gr10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1.01cm" fo:min-width="4.069cm" fo:padding-top="0.13cm" fo:padding-bottom="0.13cm" fo:padding-left="0.25cm" fo:padding-right="0.25cm"/>
    </style:style>
    <style:style style:name="gr10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234cm" fo:padding-top="0.13cm" fo:padding-bottom="0.13cm" fo:padding-left="0.25cm" fo:padding-right="0.25cm"/>
    </style:style>
    <style:style style:name="gr10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087cm" fo:padding-top="0.13cm" fo:padding-bottom="0.13cm" fo:padding-left="0.25cm" fo:padding-right="0.25cm"/>
    </style:style>
    <style:style style:name="gr10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915cm" fo:padding-top="0.13cm" fo:padding-bottom="0.13cm" fo:padding-left="0.25cm" fo:padding-right="0.25cm"/>
    </style:style>
    <style:style style:name="gr1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3.806cm" fo:min-width="8.187cm" fo:padding-top="0.13cm" fo:padding-bottom="0.13cm" fo:padding-left="0.25cm" fo:padding-right="0.25cm"/>
    </style:style>
    <style:style style:name="gr1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4.229cm" fo:min-width="8.086cm" fo:padding-top="0.13cm" fo:padding-bottom="0.13cm" fo:padding-left="0.25cm" fo:padding-right="0.25cm"/>
    </style:style>
    <style:style style:name="gr1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3.382cm" fo:min-width="10.075cm" fo:padding-top="0.13cm" fo:padding-bottom="0.13cm" fo:padding-left="0.25cm" fo:padding-right="0.25cm"/>
    </style:style>
    <style:style style:name="gr1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136cm" fo:padding-top="0.13cm" fo:padding-bottom="0.13cm" fo:padding-left="0.25cm" fo:padding-right="0.25cm"/>
    </style:style>
    <style:style style:name="gr1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2.076cm" fo:padding-top="0.13cm" fo:padding-bottom="0.13cm" fo:padding-left="0.25cm" fo:padding-right="0.25cm"/>
    </style:style>
    <style:style style:name="gr115" style:family="graphic" style:parent-style-name="standard">
      <style:graphic-properties draw:stroke="solid" svg:stroke-width="0.026cm" svg:stroke-color="#000000" draw:marker-end="Arrowheads_20_7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116" style:family="graphic" style:parent-style-name="standard">
      <style:graphic-properties draw:stroke="solid" svg:stroke-width="0.026cm" svg:stroke-color="#000000" draw:marker-end="Arrowheads_20_8" draw:marker-end-width="0.35cm" draw:marker-end-center="false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1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3cm" fo:min-width="0cm" fo:padding-top="0.13cm" fo:padding-bottom="0.13cm" fo:padding-left="0.25cm" fo:padding-right="0.25cm"/>
    </style:style>
    <style:style style:name="gr1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7.718cm" fo:min-width="0cm" fo:padding-top="0.13cm" fo:padding-bottom="0.13cm" fo:padding-left="0.25cm" fo:padding-right="0.25cm" draw:shadow-color="#808080"/>
    </style:style>
    <style:style style:name="gr11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draw:auto-grow-width="false" fo:min-height="5.874cm" fo:min-width="0cm" fo:padding-top="0.13cm" fo:padding-bottom="0.13cm" fo:padding-left="0.25cm" fo:padding-right="0.25cm"/>
    </style:style>
    <style:style style:name="gr1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8.109cm" fo:min-width="10.835cm" fo:padding-top="0.13cm" fo:padding-bottom="0.13cm" fo:padding-left="0.25cm" fo:padding-right="0.25cm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793cm" fo:padding-top="0.13cm" fo:padding-bottom="0.13cm" fo:padding-left="0.25cm" fo:padding-right="0.25cm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207cm" fo:padding-top="0.13cm" fo:padding-bottom="0.13cm" fo:padding-left="0.25cm" fo:padding-right="0.25cm"/>
    </style:style>
    <style:style style:name="gr1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162cm" fo:padding-top="0.13cm" fo:padding-bottom="0.13cm" fo:padding-left="0.25cm" fo:padding-right="0.25cm"/>
    </style:style>
    <style:style style:name="gr12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0.997cm" fo:padding-top="0.13cm" fo:padding-bottom="0.13cm" fo:padding-left="0.25cm" fo:padding-right="0.25cm"/>
    </style:style>
    <style:style style:name="gr12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2.009cm" fo:padding-top="0.13cm" fo:padding-bottom="0.13cm" fo:padding-left="0.25cm" fo:padding-right="0.25cm"/>
    </style:style>
    <style:style style:name="gr1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868cm" fo:padding-top="0.13cm" fo:padding-bottom="0.13cm" fo:padding-left="0.25cm" fo:padding-right="0.25cm"/>
    </style:style>
    <style:style style:name="gr1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3cm" fo:min-width="1.374cm" fo:padding-top="0.13cm" fo:padding-bottom="0.13cm" fo:padding-left="0.25cm" fo:padding-right="0.25cm"/>
    </style:style>
    <style:style style:name="gr1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1.298cm" fo:min-width="0cm" fo:padding-top="0.13cm" fo:padding-bottom="0.13cm" fo:padding-left="0.25cm" fo:padding-right="0.25cm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/>
    </style:style>
    <style:style style:name="gr13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draw:auto-grow-width="false" fo:min-height="11.294cm" fo:min-width="0cm" fo:padding-top="0.13cm" fo:padding-bottom="0.13cm" fo:padding-left="0.25cm" fo:padding-right="0.25cm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8cm" fo:min-width="1.189cm" fo:padding-top="0.13cm" fo:padding-bottom="0.13cm" fo:padding-left="0.25cm" fo:padding-right="0.25cm"/>
    </style:style>
    <style:style style:name="gr13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7cm" fo:min-width="1.585cm" fo:padding-top="0.13cm" fo:padding-bottom="0.13cm" fo:padding-left="0.25cm" fo:padding-right="0.25cm"/>
    </style:style>
    <style:style style:name="gr13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7cm" fo:min-width="1.585cm" fo:padding-top="0.13cm" fo:padding-bottom="0.13cm" fo:padding-left="0.25cm" fo:padding-right="0.25cm"/>
    </style:style>
    <style:style style:name="gr13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7cm" fo:min-width="1.42cm" fo:padding-top="0.13cm" fo:padding-bottom="0.13cm" fo:padding-left="0.25cm" fo:padding-right="0.25cm"/>
    </style:style>
    <style:style style:name="gr13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7cm" fo:min-width="1.42cm" fo:padding-top="0.13cm" fo:padding-bottom="0.13cm" fo:padding-left="0.25cm" fo:padding-right="0.25cm"/>
    </style:style>
    <style:style style:name="gr136" style:family="graphic" style:parent-style-name="standard">
      <style:graphic-properties draw:stroke="solid" svg:stroke-width="0.026cm" svg:stroke-color="#000000" draw:fill="solid" draw:fill-color="#ff99ff" draw:textarea-horizontal-align="center" draw:textarea-vertical-align="middle" fo:padding-top="0.013cm" fo:padding-bottom="0.013cm" fo:padding-left="0.013cm" fo:padding-right="0.013cm" draw:shadow="hidden"/>
    </style:style>
    <style:style style:name="gr13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draw:auto-grow-width="true" fo:min-height="1.008cm" fo:min-width="1.401cm" fo:padding-top="0.13cm" fo:padding-bottom="0.13cm" fo:padding-left="0.25cm" fo:padding-right="0.2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</style:style>
    <style:style style:name="P4" style:family="paragraph">
      <style:paragraph-properties fo:margin-left="0.948cm" fo:margin-right="0cm" fo:margin-top="0.418cm" fo:margin-bottom="0cm" fo:line-height="100%" fo:text-align="center" fo:text-indent="-0.948cm"/>
    </style:style>
    <style:style style:name="P5" style:family="paragraph">
      <style:paragraph-properties fo:margin-left="0.948cm" fo:margin-right="0cm" fo:margin-top="0.418cm" fo:margin-bottom="0cm" fo:line-height="107%" fo:text-align="center" fo:text-indent="-0.948cm"/>
    </style:style>
    <style:style style:name="P6" style:family="paragraph">
      <style:paragraph-properties fo:margin-left="0.948cm" fo:margin-right="0cm" fo:margin-top="0.348cm" fo:margin-bottom="0cm" fo:line-height="107%" fo:text-align="center" fo:text-indent="-0.948cm"/>
    </style:style>
    <style:style style:name="P7" style:family="paragraph">
      <loext:graphic-properties draw:fill="none" draw:fill-color="#ffffff"/>
      <style:paragraph-properties fo:margin-left="0.948cm" fo:margin-right="0cm" fo:margin-top="0.418cm" fo:margin-bottom="0cm" fo:line-height="100%" fo:text-align="center" fo:text-indent="-0.948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.948cm" fo:margin-right="0cm" fo:margin-top="0.313cm" fo:margin-bottom="0cm" fo:line-height="100%" fo:text-align="center" fo:text-indent="-0.948cm"/>
    </style:style>
    <style:style style:name="P11" style:family="paragraph">
      <style:paragraph-properties fo:margin-left="0.948cm" fo:margin-right="0cm" fo:margin-top="0.313cm" fo:margin-bottom="0cm" fo:text-align="center" fo:text-indent="-0.948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948cm" fo:margin-right="0cm" fo:margin-top="0.277cm" fo:margin-bottom="0cm" fo:line-height="100%" fo:text-indent="-0.948cm"/>
    </style:style>
    <style:style style:name="P14" style:family="paragraph">
      <style:paragraph-properties fo:margin-left="2.059cm" fo:margin-right="0cm" fo:margin-top="0.242cm" fo:margin-bottom="0cm" fo:text-indent="-0.789cm"/>
    </style:style>
    <style:style style:name="P15" style:family="paragraph">
      <style:paragraph-properties fo:margin-left="0.948cm" fo:margin-right="0cm" fo:margin-top="0.277cm" fo:margin-bottom="0cm" fo:text-indent="-0.948cm"/>
    </style:style>
    <style:style style:name="P16" style:family="paragraph">
      <style:paragraph-properties fo:margin-left="0.948cm" fo:margin-right="0cm" fo:margin-top="0.277cm" fo:margin-bottom="0cm" fo:line-height="100%" fo:text-align="center" fo:text-indent="-0.948cm"/>
    </style:style>
    <style:style style:name="P17" style:family="paragraph">
      <loext:graphic-properties draw:fill="solid" draw:fill-color="#00cc99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00cc99"/>
      <style:paragraph-properties fo:text-align="center"/>
      <style:text-properties fo:font-size="1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fo:font-size="24pt"/>
    </style:style>
    <style:style style:name="P21" style:family="paragraph">
      <style:paragraph-properties fo:margin-left="0.948cm" fo:margin-right="0cm" fo:margin-top="0.242cm" fo:margin-bottom="0cm" fo:line-height="100%" fo:text-indent="-0.948cm"/>
    </style:style>
    <style:style style:name="P22" style:family="paragraph">
      <style:paragraph-properties fo:margin-left="0.948cm" fo:margin-right="0cm" fo:margin-top="0.242cm" fo:margin-bottom="0cm" fo:text-indent="-0.948cm"/>
    </style:style>
    <style:style style:name="P23" style:family="paragraph">
      <loext:graphic-properties draw:fill="solid" draw:fill-color="#ff9999"/>
      <style:paragraph-properties fo:text-align="center"/>
    </style:style>
    <style:style style:name="P24" style:family="paragraph">
      <loext:graphic-properties draw:fill="solid" draw:fill-color="#ccccff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line-height="100%" fo:text-indent="0cm"/>
    </style:style>
    <style:style style:name="P26" style:family="paragraph">
      <loext:graphic-properties draw:fill="solid" draw:fill-color="#cc3300"/>
      <style:paragraph-properties fo:text-align="center"/>
    </style:style>
    <style:style style:name="P27" style:family="paragraph">
      <style:paragraph-properties fo:margin-left="0cm" fo:margin-right="0cm" fo:line-height="107%" fo:text-indent="0cm"/>
    </style:style>
    <style:style style:name="P28" style:family="paragraph">
      <loext:graphic-properties draw:fill="solid" draw:fill-color="#ffcc00"/>
      <style:paragraph-properties fo:text-align="center"/>
    </style:style>
    <style:style style:name="P29" style:family="paragraph">
      <loext:graphic-properties draw:fill="solid" draw:fill-color="#ccccff"/>
      <style:paragraph-properties fo:text-align="center"/>
      <style:text-properties fo:font-size="12pt" style:font-size-asian="24pt" style:font-size-complex="24pt"/>
    </style:style>
    <style:style style:name="P30" style:family="paragraph">
      <style:paragraph-properties fo:margin-left="0.948cm" fo:margin-right="0cm" fo:margin-top="0.119cm" fo:margin-bottom="0cm" fo:line-height="100%" fo:text-indent="-0.948cm"/>
    </style:style>
    <style:style style:name="P31" style:family="paragraph">
      <style:paragraph-properties fo:margin-left="0.948cm" fo:margin-right="0cm" fo:margin-top="0.119cm" fo:margin-bottom="0cm" fo:text-indent="-0.948cm"/>
    </style:style>
    <style:style style:name="P32" style:family="paragraph">
      <style:paragraph-properties fo:margin-left="0.948cm" fo:margin-right="0cm" fo:margin-top="0.119cm" fo:margin-bottom="0cm" fo:line-height="107%" fo:text-indent="-0.948cm"/>
    </style:style>
    <style:style style:name="P33" style:family="paragraph">
      <loext:graphic-properties draw:fill="none" draw:fill-color="#ffffff"/>
      <style:paragraph-properties fo:margin-left="0.948cm" fo:margin-right="0cm" fo:margin-top="0.119cm" fo:margin-bottom="0cm" fo:line-height="100%" fo:text-indent="-0.948cm"/>
    </style:style>
    <style:style style:name="P34" style:family="paragraph">
      <loext:graphic-properties draw:fill="solid" draw:fill-color="#ff99ff"/>
      <style:paragraph-properties fo:text-align="center"/>
    </style:style>
    <style:style style:name="T1" style:family="text">
      <style:text-properties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style:font-name="Arial" fo:font-size="48pt" fo:language="en" fo:country="US" style:font-size-asian="48pt" style:language-asian="en" style:country-asian="US" style:font-size-complex="48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size="14pt" style:font-size-asian="24pt" style:font-size-complex="24pt"/>
    </style:style>
    <style:style style:name="T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font-size="20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style:font-name="Arial" fo:language="en" fo:country="US" style:language-asian="en" style:country-asian="US" style:language-complex="en" style:country-complex="US"/>
    </style:style>
    <style:style style:name="T10" style:family="text">
      <style:text-properties fo:color="#0080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fo:color="#cc33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4" style:family="tex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15" style:family="text">
      <style:text-properties fo:color="#cc33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16" style:family="text">
      <style:text-properties fo:color="#008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17" style:family="text">
      <style:text-properties fo:font-size="18pt" fo:language="en" fo:country="US" fo:font-style="italic" style:font-size-asian="18pt" style:language-asian="en" style:country-asian="US" style:font-size-complex="18pt" style:language-complex="en" style:country-complex="US"/>
    </style:style>
    <style:style style:name="T18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cc33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style:font-name="Arial" fo:font-size="18pt" fo:language="en" fo:country="US" fo:font-weight="bold" style:font-size-asian="18pt" style:language-asian="en" style:country-asian="US" style:font-size-complex="18pt" style:language-complex="en" style:country-complex="US"/>
    </style:style>
    <style:style style:name="T21" style:family="text">
      <style:text-properties fo:font-size="12pt" style:font-size-asian="24pt" style:font-size-complex="24pt"/>
    </style:style>
    <style:style style:name="T2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83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7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5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66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83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style:font-name="Times New Roman" fo:color="#000000" fo:font-size="2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1.586cm" svg:height="3.171cm" svg:x="1.905cm" svg:y="1.694cm" draw:corner-radius="0.004cm">
            <text:p/>
          </draw:rect>
          <draw:frame draw:style-name="gr2" draw:text-style-name="P3" draw:layer="layout" svg:width="21.586cm" svg:height="3.171cm" svg:x="1.905cm" svg:y="1.694cm">
            <draw:text-box>
              <text:p text:style-name="P2"><text:span text:style-name="T1">Object Oriented Overview</text:span></text:p>
            </draw:text-box>
          </draw:frame>
        </draw:g>
        <draw:g>
          <draw:rect draw:style-name="gr1" draw:text-style-name="P1" draw:layer="layout" svg:width="21.586cm" svg:height="11.425cm" svg:x="1.905cm" svg:y="5.504cm" draw:corner-radius="0.004cm">
            <text:p/>
          </draw:rect>
          <draw:frame draw:style-name="gr3" draw:text-style-name="P7" draw:layer="layout" svg:width="21.586cm" svg:height="11.527cm" svg:x="1.905cm" svg:y="5.504cm">
            <draw:text-box>
              <text:p text:style-name="P4"><text:span text:style-name="T2">Presented by</text:span></text:p>
              <text:p text:style-name="P5"><text:span text:style-name="T2"/></text:p>
              <text:p text:style-name="P6"><text:span text:style-name="T2">Robert Estey</text:span></text:p>
            </draw:text-box>
          </draw:frame>
        </draw:g>
      </draw:page>
      <draw:page draw:name="Object Oriented Programming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Object Oriented Programming</text:span></text:p>
          </draw:text-box>
        </draw:frame>
        <draw:frame draw:style-name="gr5" draw:text-style-name="P9" draw:layer="layout" svg:width="21.59cm" svg:height="11.43cm" svg:x="1.905cm" svg:y="5.503cm">
          <draw:text-box>
            <text:p text:style-name="P10"><text:span text:style-name="T4"/></text:p>
            <text:p text:style-name="P11"><text:span text:style-name="T4">“</text:span><text:span text:style-name="T4">Anyone can program but can they program Object Oriented?”</text:span></text:p>
            <text:p text:style-name="P11"><text:span text:style-name="T4"/></text:p>
            <text:p text:style-name="P11"><text:span text:style-name="T4">Eric Richardson</text:span></text:p>
          </draw:text-box>
        </draw:frame>
      </draw:page>
      <draw:page draw:name="Object Technology David A Taylor, Ph.D." draw:style-name="dp2" draw:master-page-name="Default">
        <draw:frame draw:style-name="gr6" draw:text-style-name="P9" draw:layer="layout" svg:width="21.59cm" svg:height="3.854cm" svg:x="1.905cm" svg:y="1.354cm">
          <draw:text-box>
            <text:p text:style-name="P8"><text:span text:style-name="T3">Object Technology</text:span><text:span text:style-name="T3"><text:line-break/></text:span><text:span text:style-name="T3">David A Taylor, Ph.D.</text:span></text:p>
          </draw:text-box>
        </draw:frame>
        <draw:frame draw:style-name="gr7" draw:text-style-name="P9" draw:layer="layout" svg:width="10.865cm" svg:height="4.313cm" svg:x="12.7cm" svg:y="8.678cm">
          <draw:text-box>
            <text:p text:style-name="P8"><text:span text:style-name="T3">Paperback - 176 pages </text:span></text:p>
            <text:p text:style-name="P12"><text:span text:style-name="T3">2nd edition (September 1997) </text:span></text:p>
            <text:p text:style-name="P12"><text:span text:style-name="T3">Addison-Wesley Pub Co</text:span></text:p>
            <text:p text:style-name="P12"><text:span text:style-name="T3">ISBN: 0201309947</text:span></text:p>
          </draw:text-box>
        </draw:frame>
        <draw:frame draw:style-name="gr8" draw:layer="layout" svg:width="8.85cm" svg:height="11.007cm" svg:x="1.905cm" svg:y="5.71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</draw:page>
      <draw:page draw:name="Background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Background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13"><text:span text:style-name="T3">The Software Crisis</text:span></text:p>
                <text:list>
                  <text:list-item>
                    <text:p text:style-name="P14"><text:span text:style-name="T3">Corporations are drowning in data</text:span></text:p>
                  </text:list-item>
                  <text:list-item>
                    <text:p text:style-name="P14"><text:span text:style-name="T3">Most software is delivered late/over budget</text:span></text:p>
                  </text:list-item>
                </text:list>
                <text:p text:style-name="P15"><text:span text:style-name="T3"/></text:p>
              </text:list-item>
              <text:list-item>
                <text:p text:style-name="P15"><text:span text:style-name="T3">Building Programs</text:span></text:p>
                <text:list>
                  <text:list-item>
                    <text:p text:style-name="P14"><text:span text:style-name="T3">Program</text:span></text:p>
                  </text:list-item>
                  <text:list-item>
                    <text:p text:style-name="P14"><text:span text:style-name="T3">Modular Programming, e.g. subroutines</text:span></text:p>
                  </text:list-item>
                </text:list>
              </text:list-item>
            </text:list>
          </draw:text-box>
        </draw:frame>
      </draw:page>
      <draw:page draw:name="More Background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More Background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13"><text:span text:style-name="T3">Structured Programming</text:span></text:p>
                <text:list>
                  <text:list-item>
                    <text:p text:style-name="P14"><text:span text:style-name="T3">Function decomposition</text:span></text:p>
                  </text:list-item>
                </text:list>
              </text:list-item>
              <text:list-item>
                <text:p text:style-name="P15"><text:span text:style-name="T3">Computer Aided Software Engineering</text:span></text:p>
                <text:list>
                  <text:list-item>
                    <text:p text:style-name="P14"><text:span text:style-name="T3">Manage the process of functional decomposition</text:span></text:p>
                  </text:list-item>
                </text:list>
              </text:list-item>
              <text:list-item>
                <text:p text:style-name="P15"><text:span text:style-name="T3">4th Generation Languages</text:span></text:p>
                <text:list>
                  <text:list-item>
                    <text:p text:style-name="P14"><text:span text:style-name="T3">Simple programs and well understood problems</text:span></text:p>
                  </text:list-item>
                </text:list>
              </text:list-item>
            </text:list>
          </draw:text-box>
        </draw:frame>
      </draw:page>
      <draw:page draw:name="Data Within Program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Data Within Programs</text:span></text:p>
          </draw:text-box>
        </draw:frame>
        <draw:frame draw:style-name="gr5" draw:text-style-name="P9" draw:layer="layout" svg:width="21.59cm" svg:height="11.43cm" svg:x="1.905cm" svg:y="5.503cm">
          <draw:text-box>
            <text:p text:style-name="P16"><text:span text:style-name="T3">Sharing data is a violation of modular programming, which requires that modules be as independent as possible.</text:span></text:p>
          </draw:text-box>
        </draw:frame>
        <draw:g>
          <draw:rect draw:style-name="gr10" draw:text-style-name="P17" draw:layer="layout" svg:width="2.959cm" svg:height="1.901cm" svg:x="6.985cm" svg:y="11.223cm" draw:corner-radius="0.004cm">
            <text:p/>
          </draw:rect>
          <draw:frame draw:style-name="gr11" draw:text-style-name="P3" draw:layer="layout" svg:width="2.959cm" svg:height="1.901cm" svg:x="6.985cm" svg:y="11.223cm">
            <draw:text-box>
              <text:p text:style-name="P2"><text:span text:style-name="T3">Mod 1</text:span></text:p>
            </draw:text-box>
          </draw:frame>
        </draw:g>
        <draw:g>
          <draw:rect draw:style-name="gr10" draw:text-style-name="P17" draw:layer="layout" svg:width="2.959cm" svg:height="1.901cm" svg:x="11.218cm" svg:y="8.895cm" draw:corner-radius="0.004cm">
            <text:p/>
          </draw:rect>
          <draw:frame draw:style-name="gr12" draw:text-style-name="P3" draw:layer="layout" svg:width="2.959cm" svg:height="1.901cm" svg:x="11.218cm" svg:y="8.895cm">
            <draw:text-box>
              <text:p text:style-name="P2"><text:span text:style-name="T3">Main</text:span></text:p>
            </draw:text-box>
          </draw:frame>
        </draw:g>
        <draw:g>
          <draw:rect draw:style-name="gr10" draw:text-style-name="P17" draw:layer="layout" svg:width="2.959cm" svg:height="1.901cm" svg:x="11.218cm" svg:y="11.223cm" draw:corner-radius="0.004cm">
            <text:p/>
          </draw:rect>
          <draw:frame draw:style-name="gr13" draw:text-style-name="P3" draw:layer="layout" svg:width="2.959cm" svg:height="1.901cm" svg:x="11.218cm" svg:y="11.223cm">
            <draw:text-box>
              <text:p text:style-name="P2"><text:span text:style-name="T3">Mod 2</text:span></text:p>
            </draw:text-box>
          </draw:frame>
        </draw:g>
        <draw:g>
          <draw:rect draw:style-name="gr10" draw:text-style-name="P17" draw:layer="layout" svg:width="2.959cm" svg:height="1.901cm" svg:x="15.24cm" svg:y="11.223cm" draw:corner-radius="0.004cm">
            <text:p/>
          </draw:rect>
          <draw:frame draw:style-name="gr14" draw:text-style-name="P3" draw:layer="layout" svg:width="2.959cm" svg:height="1.901cm" svg:x="15.24cm" svg:y="11.223cm">
            <draw:text-box>
              <text:p text:style-name="P2"><text:span text:style-name="T3">Mod 3</text:span></text:p>
            </draw:text-box>
          </draw:frame>
        </draw:g>
        <draw:rect draw:style-name="gr15" draw:text-style-name="P19" draw:layer="layout" svg:width="1.415cm" svg:height="1.146cm" svg:x="6.417cm" svg:y="13.975cm" draw:corner-radius="0.004cm">
          <text:p text:style-name="P18"><text:span text:style-name="T5">data</text:span></text:p>
        </draw:rect>
        <draw:line draw:style-name="gr16" draw:text-style-name="P20" draw:layer="layout" svg:x1="8.47cm" svg:y1="13.128cm" svg:x2="7.403cm" svg:y2="13.975cm">
          <text:p/>
        </draw:line>
        <draw:line draw:style-name="gr16" draw:text-style-name="P20" draw:layer="layout" svg:x1="8.467cm" svg:y1="13.128cm" svg:x2="9.525cm" svg:y2="13.975cm">
          <text:p/>
        </draw:line>
        <draw:line draw:style-name="gr16" draw:text-style-name="P20" draw:layer="layout" svg:x1="12.703cm" svg:y1="13.128cm" svg:x2="11.636cm" svg:y2="13.975cm">
          <text:p/>
        </draw:line>
        <draw:line draw:style-name="gr16" draw:text-style-name="P20" draw:layer="layout" svg:x1="12.7cm" svg:y1="13.128cm" svg:x2="13.758cm" svg:y2="13.975cm">
          <text:p/>
        </draw:line>
        <draw:line draw:style-name="gr16" draw:text-style-name="P20" draw:layer="layout" svg:x1="16.725cm" svg:y1="13.128cm" svg:x2="15.658cm" svg:y2="13.975cm">
          <text:p/>
        </draw:line>
        <draw:line draw:style-name="gr16" draw:text-style-name="P20" draw:layer="layout" svg:x1="16.722cm" svg:y1="13.128cm" svg:x2="17.78cm" svg:y2="13.975cm">
          <text:p/>
        </draw:line>
        <draw:line draw:style-name="gr16" draw:text-style-name="P20" draw:layer="layout" svg:x1="11.222cm" svg:y1="10.8cm" svg:x2="9.943cm" svg:y2="11.223cm">
          <text:p/>
        </draw:line>
        <draw:line draw:style-name="gr16" draw:text-style-name="P20" draw:layer="layout" svg:x1="12.7cm" svg:y1="10.8cm" svg:x2="12.704cm" svg:y2="11.223cm">
          <text:p/>
        </draw:line>
        <draw:line draw:style-name="gr16" draw:text-style-name="P20" draw:layer="layout" svg:x1="14.182cm" svg:y1="10.8cm" svg:x2="15.24cm" svg:y2="11.223cm">
          <text:p/>
        </draw:line>
        <draw:line draw:style-name="gr17" draw:text-style-name="P20" draw:layer="layout" svg:x1="8.467cm" svg:y1="13.128cm" svg:x2="11.642cm" svg:y2="13.975cm">
          <text:p/>
        </draw:line>
        <draw:line draw:style-name="gr17" draw:text-style-name="P20" draw:layer="layout" svg:x1="8.467cm" svg:y1="13.128cm" svg:x2="15.875cm" svg:y2="13.975cm">
          <text:p/>
        </draw:line>
        <draw:line draw:style-name="gr17" draw:text-style-name="P20" draw:layer="layout" svg:x1="16.725cm" svg:y1="13.128cm" svg:x2="11.636cm" svg:y2="13.975cm">
          <text:p/>
        </draw:line>
        <draw:rect draw:style-name="gr15" draw:text-style-name="P19" draw:layer="layout" svg:width="1.415cm" svg:height="1.146cm" svg:x="8.755cm" svg:y="13.933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0.918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3.018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5.118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7.018cm" svg:y="13.975cm" draw:corner-radius="0.004cm">
          <text:p text:style-name="P18"><text:span text:style-name="T5">data</text:span></text:p>
        </draw:rect>
      </draw:page>
      <draw:page draw:name="Information Hiding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Information Hiding</text:span></text:p>
          </draw:text-box>
        </draw:frame>
        <draw:frame draw:style-name="gr5" draw:text-style-name="P9" draw:layer="layout" svg:width="21.59cm" svg:height="11.43cm" svg:x="1.905cm" svg:y="5.503cm">
          <draw:text-box>
            <text:p text:style-name="P16"><text:span text:style-name="T3">Modularize data along with the procedures.</text:span></text:p>
          </draw:text-box>
        </draw:frame>
        <draw:g>
          <draw:rect draw:style-name="gr10" draw:text-style-name="P17" draw:layer="layout" svg:width="2.959cm" svg:height="1.901cm" svg:x="6.985cm" svg:y="11.218cm" draw:corner-radius="0.004cm">
            <text:p/>
          </draw:rect>
          <draw:frame draw:style-name="gr18" draw:text-style-name="P3" draw:layer="layout" svg:width="2.959cm" svg:height="1.901cm" svg:x="6.985cm" svg:y="11.218cm">
            <draw:text-box>
              <text:p text:style-name="P2"><text:span text:style-name="T3">Mod 1</text:span></text:p>
            </draw:text-box>
          </draw:frame>
        </draw:g>
        <draw:g>
          <draw:rect draw:style-name="gr10" draw:text-style-name="P17" draw:layer="layout" svg:width="2.959cm" svg:height="1.901cm" svg:x="11.218cm" svg:y="8.89cm" draw:corner-radius="0.004cm">
            <text:p/>
          </draw:rect>
          <draw:frame draw:style-name="gr19" draw:text-style-name="P3" draw:layer="layout" svg:width="2.959cm" svg:height="1.901cm" svg:x="11.218cm" svg:y="8.89cm">
            <draw:text-box>
              <text:p text:style-name="P2"><text:span text:style-name="T3">Main</text:span></text:p>
            </draw:text-box>
          </draw:frame>
        </draw:g>
        <draw:g>
          <draw:rect draw:style-name="gr10" draw:text-style-name="P17" draw:layer="layout" svg:width="2.959cm" svg:height="1.901cm" svg:x="11.218cm" svg:y="11.218cm" draw:corner-radius="0.004cm">
            <text:p/>
          </draw:rect>
          <draw:frame draw:style-name="gr20" draw:text-style-name="P3" draw:layer="layout" svg:width="2.959cm" svg:height="1.901cm" svg:x="11.218cm" svg:y="11.218cm">
            <draw:text-box>
              <text:p text:style-name="P2"><text:span text:style-name="T3">Mod 2</text:span></text:p>
            </draw:text-box>
          </draw:frame>
        </draw:g>
        <draw:g>
          <draw:rect draw:style-name="gr10" draw:text-style-name="P17" draw:layer="layout" svg:width="2.959cm" svg:height="1.901cm" svg:x="15.24cm" svg:y="11.218cm" draw:corner-radius="0.004cm">
            <text:p/>
          </draw:rect>
          <draw:frame draw:style-name="gr21" draw:text-style-name="P3" draw:layer="layout" svg:width="2.959cm" svg:height="1.901cm" svg:x="15.24cm" svg:y="11.218cm">
            <draw:text-box>
              <text:p text:style-name="P2"><text:span text:style-name="T3">Mod 3</text:span></text:p>
            </draw:text-box>
          </draw:frame>
        </draw:g>
        <draw:line draw:style-name="gr16" draw:text-style-name="P20" draw:layer="layout" svg:x1="8.47cm" svg:y1="13.123cm" svg:x2="7.403cm" svg:y2="13.97cm">
          <text:p/>
        </draw:line>
        <draw:line draw:style-name="gr16" draw:text-style-name="P20" draw:layer="layout" svg:x1="8.467cm" svg:y1="13.123cm" svg:x2="9.525cm" svg:y2="13.97cm">
          <text:p/>
        </draw:line>
        <draw:line draw:style-name="gr16" draw:text-style-name="P20" draw:layer="layout" svg:x1="12.703cm" svg:y1="13.123cm" svg:x2="11.636cm" svg:y2="13.97cm">
          <text:p/>
        </draw:line>
        <draw:line draw:style-name="gr16" draw:text-style-name="P20" draw:layer="layout" svg:x1="12.7cm" svg:y1="13.123cm" svg:x2="13.758cm" svg:y2="13.97cm">
          <text:p/>
        </draw:line>
        <draw:line draw:style-name="gr16" draw:text-style-name="P20" draw:layer="layout" svg:x1="16.725cm" svg:y1="13.123cm" svg:x2="15.658cm" svg:y2="13.97cm">
          <text:p/>
        </draw:line>
        <draw:line draw:style-name="gr16" draw:text-style-name="P20" draw:layer="layout" svg:x1="16.722cm" svg:y1="13.123cm" svg:x2="17.78cm" svg:y2="13.97cm">
          <text:p/>
        </draw:line>
        <draw:line draw:style-name="gr16" draw:text-style-name="P20" draw:layer="layout" svg:x1="11.222cm" svg:y1="10.795cm" svg:x2="9.943cm" svg:y2="11.218cm">
          <text:p/>
        </draw:line>
        <draw:line draw:style-name="gr16" draw:text-style-name="P20" draw:layer="layout" svg:x1="12.7cm" svg:y1="10.795cm" svg:x2="12.704cm" svg:y2="11.218cm">
          <text:p/>
        </draw:line>
        <draw:line draw:style-name="gr16" draw:text-style-name="P20" draw:layer="layout" svg:x1="14.182cm" svg:y1="10.795cm" svg:x2="15.24cm" svg:y2="11.218cm">
          <text:p/>
        </draw:line>
        <draw:rect draw:style-name="gr15" draw:text-style-name="P19" draw:layer="layout" svg:width="1.415cm" svg:height="1.146cm" svg:x="6.718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8.819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0.919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3.019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5.019cm" svg:y="13.975cm" draw:corner-radius="0.004cm">
          <text:p text:style-name="P18"><text:span text:style-name="T5">data</text:span></text:p>
        </draw:rect>
        <draw:rect draw:style-name="gr15" draw:text-style-name="P19" draw:layer="layout" svg:width="1.415cm" svg:height="1.146cm" svg:x="17.119cm" svg:y="13.975cm" draw:corner-radius="0.004cm">
          <text:p text:style-name="P18"><text:span text:style-name="T5">data</text:span></text:p>
        </draw:rect>
      </draw:page>
      <draw:page draw:name="Model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Models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13"><text:span text:style-name="T3">Hierarchical Model</text:span></text:p>
              </text:list-item>
              <text:list-item>
                <text:p text:style-name="P15"><text:span text:style-name="T3">Network Model</text:span></text:p>
              </text:list-item>
              <text:list-item>
                <text:p text:style-name="P15"><text:span text:style-name="T3">Relational Model</text:span></text:p>
              </text:list-item>
              <text:list-item>
                <text:p text:style-name="P15"><text:span text:style-name="T3">Object Model</text:span></text:p>
              </text:list-item>
            </text:list>
          </draw:text-box>
        </draw:frame>
      </draw:page>
      <draw:page draw:name="page9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Object Model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13"><text:span text:style-name="T3">What is the Object Model?</text:span></text:p>
              </text:list-item>
              <text:list-item>
                <text:p text:style-name="P15"><text:span text:style-name="T3">Simula - 1960’s - First Object Oriented Language</text:span></text:p>
              </text:list-item>
              <text:list-item>
                <text:p text:style-name="P15"><text:span text:style-name="T3">Focus on data in applications</text:span></text:p>
              </text:list-item>
            </text:list>
          </draw:text-box>
        </draw:frame>
      </draw:page>
      <draw:page draw:name="Definition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Definitions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21"><text:span text:style-name="T6">Class </text:span></text:p>
                <text:list>
                  <text:list-item>
                    <text:list>
                      <text:list-item>
                        <text:p text:style-name="P21"><text:span text:style-name="T7">collection of attributes and methods</text:span></text:p>
                      </text:list-item>
                      <text:list-item>
                        <text:p text:style-name="P21"><text:span text:style-name="T7">A TYPE, e.g. Lamp, Vehicle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6">Object</text:span></text:p>
                <text:list>
                  <text:list-item>
                    <text:list>
                      <text:list-item>
                        <text:p text:style-name="P22"><text:span text:style-name="T7">an instance of a class, kitchenLamp, bedroomLamp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6">Method (Operation) – functions</text:span></text:p>
                <text:list>
                  <text:list-item>
                    <text:list>
                      <text:list-item>
                        <text:p text:style-name="P22"><text:span text:style-name="T7">control attribute state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6">Attribute</text:span></text:p>
                <text:list>
                  <text:list-item>
                    <text:list>
                      <text:list-item>
                        <text:p text:style-name="P22"><text:span text:style-name="T7">state, variable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1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Coding Conventions</text:span></text:p>
          </draw:text-box>
        </draw:frame>
        <draw:frame draw:style-name="gr9" draw:text-style-name="P9" draw:layer="layout" svg:width="21.59cm" svg:height="11.43cm" svg:x="1.905cm" svg:y="5.503cm">
          <draw:text-box>
            <text:list text:style-name="L2">
              <text:list-item>
                <text:p text:style-name="P21"><text:span text:style-name="T6">Classes, Interfaces, Constructors(), Adapters</text:span></text:p>
                <text:list>
                  <text:list-item>
                    <text:p text:style-name="P21"><text:span text:style-name="T7">Start with uppercase letter</text:span></text:p>
                  </text:list-item>
                  <text:list-item>
                    <text:p text:style-name="P21"><text:span text:style-name="T7">Constructors() match Class name and have ()’s</text:span></text:p>
                  </text:list-item>
                  <text:list-item>
                    <text:p text:style-name="P21"><text:span text:style-name="T7">Constructors() have 0 to many inputs</text:span></text:p>
                    <text:p text:style-name="P21"><text:span text:style-name="T7"/></text:p>
                  </text:list-item>
                </text:list>
              </text:list-item>
              <text:list-item>
                <text:p text:style-name="P22"><text:span text:style-name="T6">objects, methods(), attributes</text:span></text:p>
                <text:list>
                  <text:list-item>
                    <text:p text:style-name="P22"><text:span text:style-name="T7">Start with lowercase letter</text:span></text:p>
                  </text:list-item>
                  <text:list-item>
                    <text:p text:style-name="P22"><text:span text:style-name="T7">methods() do not match Class name and have ()’s</text:span></text:p>
                  </text:list-item>
                  <text:list-item>
                    <text:p text:style-name="P22"><text:span text:style-name="T7">methods() have 0 to many inputs</text:span></text:p>
                  </text:list-item>
                  <text:list-item>
                    <text:p text:style-name="P22"><text:span text:style-name="T7">methods() have 0 to 1 outputs</text:span></text:p>
                  </text:list-item>
                </text:list>
              </text:list-item>
            </text:list>
          </draw:text-box>
        </draw:frame>
      </draw:page>
      <draw:page draw:name="Class Anatomy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Class Anatomy</text:span></text:p>
          </draw:text-box>
        </draw:frame>
        <draw:g>
          <draw:rect draw:style-name="gr22" draw:text-style-name="P23" draw:layer="layout" svg:width="11.426cm" svg:height="10.156cm" svg:x="0.635cm" svg:y="5.715cm" draw:corner-radius="0.004cm">
            <text:p/>
          </draw:rect>
          <draw:ellipse draw:style-name="gr10" draw:text-style-name="P17" draw:layer="layout" svg:width="10.112cm" svg:height="8.754cm" svg:x="1.27cm" svg:y="6.35cm">
            <text:p/>
          </draw:ellipse>
          <draw:ellipse draw:style-name="gr23" draw:text-style-name="P24" draw:layer="layout" svg:width="4.769cm" svg:height="4.482cm" svg:x="4.021cm" svg:y="8.466cm">
            <text:p/>
          </draw:ellipse>
          <draw:line draw:style-name="gr16" draw:text-style-name="P20" draw:layer="layout" svg:x1="1.27cm" svg:y1="10.793cm" svg:x2="3.941cm" svg:y2="10.797cm">
            <text:p/>
          </draw:line>
          <draw:line draw:style-name="gr16" draw:text-style-name="P20" draw:layer="layout" svg:x1="8.675cm" svg:y1="10.789cm" svg:x2="11.347cm" svg:y2="10.793cm">
            <text:p/>
          </draw:line>
          <draw:line draw:style-name="gr16" draw:text-style-name="P20" draw:layer="layout" svg:x1="6.348cm" svg:y1="12.909cm" svg:x2="6.352cm" svg:y2="15.024cm">
            <text:p/>
          </draw:line>
          <draw:line draw:style-name="gr16" draw:text-style-name="P20" draw:layer="layout" svg:x1="6.348cm" svg:y1="8.491cm" svg:x2="6.352cm" svg:y2="6.345cm">
            <text:p/>
          </draw:line>
          <draw:frame draw:style-name="gr24" draw:text-style-name="P25" draw:layer="layout" svg:width="3.65cm" svg:height="1.019cm" svg:x="2.116cm" svg:y="7.866cm">
            <draw:text-box>
              <text:p text:style-name="P8"><text:span text:style-name="T8">getSpeed()</text:span></text:p>
            </draw:text-box>
          </draw:frame>
          <draw:frame draw:style-name="gr25" draw:text-style-name="P25" draw:layer="layout" svg:width="3.614cm" svg:height="1.019cm" svg:x="7.195cm" svg:y="7.826cm">
            <draw:text-box>
              <text:p text:style-name="P8"><text:span text:style-name="T8">setSpeed()</text:span></text:p>
            </draw:text-box>
          </draw:frame>
          <draw:frame draw:style-name="gr26" draw:text-style-name="P25" draw:layer="layout" svg:width="3.791cm" svg:height="1.019cm" svg:x="2.557cm" svg:y="12.904cm">
            <draw:text-box>
              <text:p text:style-name="P8"><text:span text:style-name="T8">getWeight()</text:span></text:p>
            </draw:text-box>
          </draw:frame>
          <draw:frame draw:style-name="gr27" draw:text-style-name="P25" draw:layer="layout" svg:width="3.756cm" svg:height="1.019cm" svg:x="6.348cm" svg:y="12.904cm">
            <draw:text-box>
              <text:p text:style-name="P8"><text:span text:style-name="T8">setWeight()</text:span></text:p>
            </draw:text-box>
          </draw:frame>
          <draw:rect draw:style-name="gr28" draw:text-style-name="P26" draw:layer="layout" svg:width="0.382cm" svg:height="0.392cm" svg:x="4.656cm" svg:y="9.735cm" draw:corner-radius="0.004cm">
            <text:p/>
          </draw:rect>
          <draw:frame draw:style-name="gr29" draw:text-style-name="P25" draw:layer="layout" svg:width="2.821cm" svg:height="1.269cm" svg:x="5.29cm" svg:y="9.308cm">
            <draw:text-box>
              <text:p text:style-name="P8"><text:span text:style-name="T9">speed</text:span></text:p>
            </draw:text-box>
          </draw:frame>
          <draw:frame draw:style-name="gr30" draw:text-style-name="P25" draw:layer="layout" svg:width="2.962cm" svg:height="1.27cm" svg:x="5.29cm" svg:y="10.365cm">
            <draw:text-box>
              <text:p text:style-name="P8"><text:span text:style-name="T9">weight</text:span></text:p>
            </draw:text-box>
          </draw:frame>
          <draw:rect draw:style-name="gr28" draw:text-style-name="P26" draw:layer="layout" svg:width="0.382cm" svg:height="0.392cm" svg:x="4.656cm" svg:y="10.793cm" draw:corner-radius="0.004cm">
            <text:p/>
          </draw:rect>
          <draw:frame draw:style-name="gr31" draw:text-style-name="P25" draw:layer="layout" svg:width="3.293cm" svg:height="1.27cm" svg:x="8.675cm" svg:y="5.715cm">
            <draw:text-box>
              <text:p text:style-name="P8"><text:span text:style-name="T9">Vehicle</text:span></text:p>
            </draw:text-box>
          </draw:frame>
        </draw:g>
        <draw:frame draw:style-name="gr32" draw:text-style-name="P9" draw:layer="layout" svg:width="10.407cm" svg:height="11.121cm" svg:x="13.335cm" svg:y="5.98cm">
          <draw:text-box>
            <text:p text:style-name="P8"><text:span text:style-name="T10">public</text:span><text:span text:style-name="T11"> class Vehicle {</text:span></text:p>
            <text:p text:style-name="P27"><text:span text:style-name="T11"><text:s text:c="2"/></text:span></text:p>
            <text:p text:style-name="P27"><text:span text:style-name="T11"><text:s text:c="2"/></text:span><text:span text:style-name="T12">private</text:span><text:span text:style-name="T11"> int speed;</text:span></text:p>
            <text:p text:style-name="P27"><text:span text:style-name="T11"><text:s text:c="2"/></text:span><text:span text:style-name="T12">private</text:span><text:span text:style-name="T11"> int weight;</text:span></text:p>
            <text:p text:style-name="P27"><text:span text:style-name="T11"/></text:p>
            <text:p text:style-name="P27"><text:span text:style-name="T11"><text:s text:c="2"/></text:span></text:p>
            <text:p text:style-name="P27"><text:span text:style-name="T11"/></text:p>
            <text:p text:style-name="P27"><text:span text:style-name="T11"><text:s text:c="2"/></text:span><text:span text:style-name="T10">public</text:span><text:span text:style-name="T11"> int getSpeed() { return speed; }</text:span></text:p>
            <text:p text:style-name="P27"><text:span text:style-name="T11"><text:s text:c="2"/></text:span><text:span text:style-name="T10">public</text:span><text:span text:style-name="T11"> int getWeight() { return weight; }</text:span></text:p>
            <text:p text:style-name="P27"><text:span text:style-name="T11"><text:s text:c="2"/></text:span><text:span text:style-name="T10">public</text:span><text:span text:style-name="T11"> void setSpeed( int speed ) {</text:span></text:p>
            <text:p text:style-name="P27"><text:span text:style-name="T11"><text:s text:c="4"/></text:span><text:span text:style-name="T11">this.speed = speed;</text:span></text:p>
            <text:p text:style-name="P27"><text:span text:style-name="T11"><text:s text:c="2"/></text:span><text:span text:style-name="T11">}</text:span></text:p>
            <text:p text:style-name="P27"><text:span text:style-name="T11"><text:s text:c="2"/></text:span><text:span text:style-name="T10">public</text:span><text:span text:style-name="T11"> void setWeight( int weight ) {</text:span></text:p>
            <text:p text:style-name="P27"><text:span text:style-name="T11"><text:s text:c="4"/></text:span><text:span text:style-name="T11">this.weight = weight;</text:span></text:p>
            <text:p text:style-name="P27"><text:span text:style-name="T11"><text:s text:c="2"/></text:span><text:span text:style-name="T11">}</text:span></text:p>
            <text:p text:style-name="P27"><text:span text:style-name="T11">}</text:span></text:p>
          </draw:text-box>
        </draw:frame>
        <draw:g>
          <draw:polygon draw:style-name="gr33" draw:text-style-name="P23" draw:layer="layout" svg:width="3.711cm" svg:height="2.266cm" svg:x="18.34cm" svg:y="4.162cm" svg:viewBox="0 0 3712 2267" draw:points="3373,0 715,1058 570,699 0,1834 1200,2267 1055,1906 3712,849">
            <text:p/>
          </draw:polygon>
          <draw:frame draw:style-name="gr34" draw:text-style-name="P3" draw:layer="layout" svg:width="3.295cm" svg:height="1.214cm" draw:transform="rotate (0.382576172037157) translate (18.588cm 5.251cm)">
            <draw:text-box>
              <text:p text:style-name="P2"><text:span text:style-name="T3">Class</text:span></text:p>
            </draw:text-box>
          </draw:frame>
        </draw:g>
        <draw:g>
          <draw:polygon draw:style-name="gr35" draw:text-style-name="P24" draw:layer="layout" svg:width="3.821cm" svg:height="1.879cm" svg:x="19.729cm" svg:y="6.763cm" svg:viewBox="0 0 3822 1880" draw:points="3630,0 834,601 753,220 0,1250 1108,1880 1027,1501 3822,897">
            <text:p/>
          </draw:polygon>
          <draw:frame draw:style-name="gr36" draw:text-style-name="P3" draw:layer="layout" svg:width="3.898cm" svg:height="1.218cm" draw:transform="rotate (0.209614043164519) translate (19.808cm 7.373cm)">
            <draw:text-box>
              <text:p text:style-name="P2"><text:span text:style-name="T3">Attributes</text:span></text:p>
            </draw:text-box>
          </draw:frame>
        </draw:g>
        <draw:g>
          <draw:polygon draw:style-name="gr37" draw:text-style-name="P17" draw:layer="layout" svg:width="3.749cm" svg:height="2.161cm" svg:x="20.003cm" svg:y="8.893cm" svg:viewBox="0 0 3750 2162" draw:points="3452,0 750,927 624,561 0,1671 1174,2162 1047,1794 3750,866">
            <text:p/>
          </draw:polygon>
          <draw:frame draw:style-name="gr38" draw:text-style-name="P3" draw:layer="layout" svg:width="3.47cm" svg:height="1.217cm" draw:transform="rotate (0.331438024953723) translate (20.207cm 9.856cm)">
            <draw:text-box>
              <text:p text:style-name="P2"><text:span text:style-name="T3">Methods</text:span></text:p>
            </draw:text-box>
          </draw:frame>
        </draw:g>
      </draw:page>
      <draw:page draw:name="Encapsulation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Encapsulation</text:span></text:p>
          </draw:text-box>
        </draw:frame>
        <draw:polygon draw:style-name="gr39" draw:text-style-name="P28" draw:layer="layout" svg:width="1.457cm" svg:height="1.418cm" svg:x="1.116cm" svg:y="6.619cm" svg:viewBox="0 0 1458 1419" draw:points="365,0 1276,636 1458,376 1398,1110 728,1419 913,1158 0,521">
          <text:p/>
        </draw:polygon>
        <draw:polygon draw:style-name="gr39" draw:text-style-name="P28" draw:layer="layout" svg:width="1.463cm" svg:height="1.436cm" svg:x="10.006cm" svg:y="6.487cm" svg:viewBox="0 0 1464 1437" draw:points="1464,501 590,1188 787,1437 102,1168 0,438 197,688 1072,0">
          <text:p/>
        </draw:polygon>
        <draw:polygon draw:style-name="gr39" draw:text-style-name="P28" draw:layer="layout" svg:width="1.463cm" svg:height="1.449cm" svg:x="1.032cm" svg:y="13.458cm" svg:viewBox="0 0 1464 1450" draw:points="0,969 841,240 634,0 1330,239 1464,964 1257,722 415,1450">
          <text:p/>
        </draw:polygon>
        <draw:polygon draw:style-name="gr39" draw:text-style-name="P28" draw:layer="layout" svg:width="1.462cm" svg:height="1.454cm" svg:x="9.984cm" svg:y="13.675cm" svg:viewBox="0 0 1463 1455" draw:points="1031,1455 217,698 0,929 162,212 866,0 649,231 1463,989">
          <text:p/>
        </draw:polygon>
        <draw:ellipse draw:style-name="gr10" draw:text-style-name="P17" draw:layer="layout" svg:width="10.116cm" svg:height="8.758cm" svg:x="1.27cm" svg:y="6.35cm">
          <text:p/>
        </draw:ellipse>
        <draw:ellipse draw:style-name="gr23" draw:text-style-name="P24" draw:layer="layout" svg:width="4.771cm" svg:height="4.484cm" svg:x="4.022cm" svg:y="8.467cm">
          <text:p/>
        </draw:ellipse>
        <draw:line draw:style-name="gr16" draw:text-style-name="P20" draw:layer="layout" svg:x1="1.27cm" svg:y1="10.795cm" svg:x2="3.942cm" svg:y2="10.799cm">
          <text:p/>
        </draw:line>
        <draw:line draw:style-name="gr16" draw:text-style-name="P20" draw:layer="layout" svg:x1="8.678cm" svg:y1="10.791cm" svg:x2="11.351cm" svg:y2="10.795cm">
          <text:p/>
        </draw:line>
        <draw:line draw:style-name="gr16" draw:text-style-name="P20" draw:layer="layout" svg:x1="6.35cm" svg:y1="12.912cm" svg:x2="6.354cm" svg:y2="15.028cm">
          <text:p/>
        </draw:line>
        <draw:line draw:style-name="gr16" draw:text-style-name="P20" draw:layer="layout" svg:x1="6.35cm" svg:y1="8.492cm" svg:x2="6.354cm" svg:y2="6.345cm">
          <text:p/>
        </draw:line>
        <draw:frame draw:style-name="gr40" draw:text-style-name="P9" draw:layer="layout" svg:width="3.651cm" svg:height="1.019cm" svg:x="2.117cm" svg:y="7.86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7.197cm" svg:y="7.82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2.558cm" svg:y="12.90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6.35cm" svg:y="12.90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4.657cm" svg:y="9.737cm" draw:corner-radius="0.004cm">
          <text:p/>
        </draw:rect>
        <draw:frame draw:style-name="gr44" draw:text-style-name="P9" draw:layer="layout" svg:width="2.822cm" svg:height="1.27cm" svg:x="5.292cm" svg:y="9.309cm">
          <draw:text-box>
            <text:p text:style-name="P8"><text:span text:style-name="T9">speed</text:span></text:p>
          </draw:text-box>
        </draw:frame>
        <draw:frame draw:style-name="gr45" draw:text-style-name="P9" draw:layer="layout" svg:width="2.963cm" svg:height="1.27cm" svg:x="5.292cm" svg:y="10.367cm">
          <draw:text-box>
            <text:p text:style-name="P8"><text:span text:style-name="T9">weight</text:span></text:p>
          </draw:text-box>
        </draw:frame>
        <draw:rect draw:style-name="gr28" draw:text-style-name="P26" draw:layer="layout" svg:width="0.383cm" svg:height="0.392cm" svg:x="4.657cm" svg:y="10.795cm" draw:corner-radius="0.004cm">
          <text:p/>
        </draw:rect>
        <draw:frame draw:style-name="gr46" draw:text-style-name="P9" draw:layer="layout" svg:width="10.407cm" svg:height="9.763cm" svg:x="13.123cm" svg:y="5.292cm">
          <draw:text-box>
            <text:p text:style-name="P8"><text:span text:style-name="T10">public</text:span><text:span text:style-name="T11"> class Vehicle {</text:span></text:p>
            <text:p text:style-name="P27"><text:span text:style-name="T11"><text:s text:c="2"/></text:span></text:p>
            <text:p text:style-name="P27"><text:span text:style-name="T11"><text:s text:c="2"/></text:span><text:span text:style-name="T12">private</text:span><text:span text:style-name="T11"> int speed;</text:span></text:p>
            <text:p text:style-name="P27"><text:span text:style-name="T11"><text:s text:c="2"/></text:span><text:span text:style-name="T12">private</text:span><text:span text:style-name="T11"> int weight;</text:span></text:p>
            <text:p text:style-name="P27"><text:span text:style-name="T11"/></text:p>
            <text:p text:style-name="P27"><text:span text:style-name="T11"><text:s text:c="2"/></text:span><text:span text:style-name="T10">public</text:span><text:span text:style-name="T11"> int getSpeed() { return speed; }</text:span></text:p>
            <text:p text:style-name="P27"><text:span text:style-name="T11"><text:s text:c="2"/></text:span><text:span text:style-name="T10">public</text:span><text:span text:style-name="T11"> int getWeight() { return weight; }</text:span></text:p>
            <text:p text:style-name="P27"><text:span text:style-name="T11"><text:s text:c="2"/></text:span><text:span text:style-name="T10">public</text:span><text:span text:style-name="T11"> void setSpeed( int speed ) {</text:span></text:p>
            <text:p text:style-name="P27"><text:span text:style-name="T11"><text:s text:c="4"/></text:span><text:span text:style-name="T11">this.speed = speed;</text:span></text:p>
            <text:p text:style-name="P27"><text:span text:style-name="T11"><text:s text:c="2"/></text:span><text:span text:style-name="T11">}</text:span></text:p>
            <text:p text:style-name="P27"><text:span text:style-name="T11"><text:s text:c="2"/></text:span><text:span text:style-name="T10">public</text:span><text:span text:style-name="T11"> void setWeight( int weight ) {</text:span></text:p>
            <text:p text:style-name="P27"><text:span text:style-name="T11"><text:s text:c="4"/></text:span><text:span text:style-name="T11">this.weight = weight;</text:span></text:p>
            <text:p text:style-name="P27"><text:span text:style-name="T11"><text:s text:c="2"/></text:span><text:span text:style-name="T11">}</text:span></text:p>
            <text:p text:style-name="P27"><text:span text:style-name="T11">}</text:span></text:p>
          </draw:text-box>
        </draw:frame>
      </draw:page>
      <draw:page draw:name="page14" draw:style-name="dp1" draw:master-page-name="Default">
        <draw:frame draw:style-name="gr6" draw:text-style-name="P9" draw:layer="layout" svg:width="21.59cm" svg:height="3.854cm" svg:x="1.906cm" svg:y="1.354cm">
          <draw:text-box>
            <text:p text:style-name="P8"><text:span text:style-name="T3">Super and Sub Classes</text:span><text:span text:style-name="T3"><text:line-break/></text:span><text:span text:style-name="T3">(Class Hierarchy)</text:span></text:p>
          </draw:text-box>
        </draw:frame>
        <draw:rect draw:style-name="gr22" draw:text-style-name="P23" draw:layer="layout" svg:width="4.22cm" svg:height="3.175cm" svg:x="8.044cm" svg:y="5.292cm" draw:corner-radius="0.004cm">
          <text:p/>
        </draw:rect>
        <draw:ellipse draw:style-name="gr10" draw:text-style-name="P17" draw:layer="layout" svg:width="3.735cm" svg:height="2.739cm" svg:x="8.278cm" svg:y="5.49cm">
          <text:p/>
        </draw:ellipse>
        <draw:ellipse draw:style-name="gr23" draw:text-style-name="P24" draw:layer="layout" svg:width="1.764cm" svg:height="1.402cm" svg:x="9.292cm" svg:y="6.152cm">
          <text:p/>
        </draw:ellipse>
        <draw:line draw:style-name="gr16" draw:text-style-name="P20" draw:layer="layout" svg:x1="8.278cm" svg:y1="6.879cm" svg:x2="9.266cm" svg:y2="6.884cm">
          <text:p/>
        </draw:line>
        <draw:line draw:style-name="gr16" draw:text-style-name="P20" draw:layer="layout" svg:x1="11.016cm" svg:y1="6.879cm" svg:x2="12cm" svg:y2="6.884cm">
          <text:p/>
        </draw:line>
        <draw:line draw:style-name="gr16" draw:text-style-name="P20" draw:layer="layout" svg:x1="10.152cm" svg:y1="7.541cm" svg:x2="10.157cm" svg:y2="8.202cm">
          <text:p/>
        </draw:line>
        <draw:line draw:style-name="gr16" draw:text-style-name="P20" draw:layer="layout" svg:x1="10.152cm" svg:y1="6.164cm" svg:x2="10.157cm" svg:y2="5.485cm">
          <text:p/>
        </draw:line>
        <draw:rect draw:style-name="gr28" draw:text-style-name="P26" draw:layer="layout" svg:width="0.142cm" svg:height="0.124cm" svg:x="9.53cm" svg:y="6.548cm" draw:corner-radius="0.004cm">
          <text:p/>
        </draw:rect>
        <draw:rect draw:style-name="gr28" draw:text-style-name="P26" draw:layer="layout" svg:width="0.142cm" svg:height="0.124cm" svg:x="9.53cm" svg:y="6.879cm" draw:corner-radius="0.004cm">
          <text:p/>
        </draw:rect>
        <draw:frame draw:style-name="gr47" draw:text-style-name="P9" draw:layer="layout" svg:width="1.896cm" svg:height="0.763cm" svg:x="11.008cm" svg:y="5.292cm">
          <draw:text-box>
            <text:p text:style-name="P8"><text:span text:style-name="T13">Vehicle</text:span></text:p>
          </draw:text-box>
        </draw:frame>
        <draw:g>
          <draw:rect draw:style-name="gr22" draw:text-style-name="P23" draw:layer="layout" svg:width="4.216cm" svg:height="3.171cm" svg:x="2.964cm" svg:y="9.313cm" draw:corner-radius="0.004cm">
            <text:p/>
          </draw:rect>
          <draw:ellipse draw:style-name="gr10" draw:text-style-name="P17" draw:layer="layout" svg:width="3.731cm" svg:height="2.734cm" svg:x="3.198cm" svg:y="9.512cm">
            <text:p/>
          </draw:ellipse>
          <draw:ellipse draw:style-name="gr23" draw:text-style-name="P24" draw:layer="layout" svg:width="1.762cm" svg:height="1.401cm" svg:x="4.211cm" svg:y="10.172cm">
            <text:p/>
          </draw:ellipse>
          <draw:line draw:style-name="gr16" draw:text-style-name="P20" draw:layer="layout" svg:x1="3.198cm" svg:y1="10.899cm" svg:x2="4.185cm" svg:y2="10.903cm">
            <text:p/>
          </draw:line>
          <draw:line draw:style-name="gr16" draw:text-style-name="P20" draw:layer="layout" svg:x1="5.933cm" svg:y1="10.899cm" svg:x2="6.916cm" svg:y2="10.903cm">
            <text:p/>
          </draw:line>
          <draw:line draw:style-name="gr16" draw:text-style-name="P20" draw:layer="layout" svg:x1="5.075cm" svg:y1="11.559cm" svg:x2="5.079cm" svg:y2="12.22cm">
            <text:p/>
          </draw:line>
          <draw:line draw:style-name="gr16" draw:text-style-name="P20" draw:layer="layout" svg:x1="5.075cm" svg:y1="10.184cm" svg:x2="5.079cm" svg:y2="9.506cm">
            <text:p/>
          </draw:line>
          <draw:rect draw:style-name="gr28" draw:text-style-name="P26" draw:layer="layout" svg:width="0.141cm" svg:height="0.124cm" svg:x="4.449cm" svg:y="10.568cm" draw:corner-radius="0.004cm">
            <text:p/>
          </draw:rect>
          <draw:rect draw:style-name="gr28" draw:text-style-name="P26" draw:layer="layout" svg:width="0.141cm" svg:height="0.123cm" svg:x="4.449cm" svg:y="10.899cm" draw:corner-radius="0.004cm">
            <text:p/>
          </draw:rect>
          <draw:frame draw:style-name="gr48" draw:text-style-name="P25" draw:layer="layout" svg:width="1.189cm" svg:height="0.762cm" svg:x="5.925cm" svg:y="9.313cm">
            <draw:text-box>
              <text:p text:style-name="P8"><text:span text:style-name="T13">Car</text:span></text:p>
            </draw:text-box>
          </draw:frame>
          <draw:rect draw:style-name="gr28" draw:text-style-name="P26" draw:layer="layout" svg:width="0.141cm" svg:height="0.124cm" svg:x="5.45cm" svg:y="10.568cm" draw:corner-radius="0.004cm">
            <text:p/>
          </draw:rect>
        </draw:g>
        <draw:rect draw:style-name="gr22" draw:text-style-name="P23" draw:layer="layout" svg:width="4.22cm" svg:height="3.175cm" svg:x="8.044cm" svg:y="9.313cm" draw:corner-radius="0.004cm">
          <text:p/>
        </draw:rect>
        <draw:ellipse draw:style-name="gr10" draw:text-style-name="P17" draw:layer="layout" svg:width="3.735cm" svg:height="2.738cm" svg:x="8.278cm" svg:y="9.512cm">
          <text:p/>
        </draw:ellipse>
        <draw:ellipse draw:style-name="gr23" draw:text-style-name="P24" draw:layer="layout" svg:width="1.764cm" svg:height="1.403cm" svg:x="9.292cm" svg:y="10.173cm">
          <text:p/>
        </draw:ellipse>
        <draw:line draw:style-name="gr16" draw:text-style-name="P20" draw:layer="layout" svg:x1="8.278cm" svg:y1="10.901cm" svg:x2="9.266cm" svg:y2="10.905cm">
          <text:p/>
        </draw:line>
        <draw:line draw:style-name="gr16" draw:text-style-name="P20" draw:layer="layout" svg:x1="11.012cm" svg:y1="10.901cm" svg:x2="12cm" svg:y2="10.905cm">
          <text:p/>
        </draw:line>
        <draw:line draw:style-name="gr16" draw:text-style-name="P20" draw:layer="layout" svg:x1="10.152cm" svg:y1="11.562cm" svg:x2="10.157cm" svg:y2="12.224cm">
          <text:p/>
        </draw:line>
        <draw:line draw:style-name="gr16" draw:text-style-name="P20" draw:layer="layout" svg:x1="10.152cm" svg:y1="10.185cm" svg:x2="10.157cm" svg:y2="9.506cm">
          <text:p/>
        </draw:line>
        <draw:rect draw:style-name="gr28" draw:text-style-name="P26" draw:layer="layout" svg:width="0.142cm" svg:height="0.124cm" svg:x="9.53cm" svg:y="10.57cm" draw:corner-radius="0.004cm">
          <text:p/>
        </draw:rect>
        <draw:rect draw:style-name="gr28" draw:text-style-name="P26" draw:layer="layout" svg:width="0.142cm" svg:height="0.123cm" svg:x="9.53cm" svg:y="10.901cm" draw:corner-radius="0.004cm">
          <text:p/>
        </draw:rect>
        <draw:frame draw:style-name="gr49" draw:text-style-name="P9" draw:layer="layout" svg:width="1.57cm" svg:height="0.763cm" svg:x="11.008cm" svg:y="9.313cm">
          <draw:text-box>
            <text:p text:style-name="P8"><text:span text:style-name="T13">Truck</text:span></text:p>
          </draw:text-box>
        </draw:frame>
        <draw:rect draw:style-name="gr22" draw:text-style-name="P23" draw:layer="layout" svg:width="4.22cm" svg:height="3.175cm" svg:x="13.124cm" svg:y="9.313cm" draw:corner-radius="0.004cm">
          <text:p/>
        </draw:rect>
        <draw:ellipse draw:style-name="gr10" draw:text-style-name="P17" draw:layer="layout" svg:width="3.735cm" svg:height="2.738cm" svg:x="13.358cm" svg:y="9.512cm">
          <text:p/>
        </draw:ellipse>
        <draw:ellipse draw:style-name="gr23" draw:text-style-name="P24" draw:layer="layout" svg:width="1.764cm" svg:height="1.402cm" svg:x="14.394cm" svg:y="10.16cm">
          <text:p/>
        </draw:ellipse>
        <draw:line draw:style-name="gr16" draw:text-style-name="P20" draw:layer="layout" svg:x1="13.358cm" svg:y1="10.901cm" svg:x2="14.346cm" svg:y2="10.905cm">
          <text:p/>
        </draw:line>
        <draw:line draw:style-name="gr16" draw:text-style-name="P20" draw:layer="layout" svg:x1="16.092cm" svg:y1="10.901cm" svg:x2="17.08cm" svg:y2="10.905cm">
          <text:p/>
        </draw:line>
        <draw:line draw:style-name="gr16" draw:text-style-name="P20" draw:layer="layout" svg:x1="15.232cm" svg:y1="11.562cm" svg:x2="15.237cm" svg:y2="12.224cm">
          <text:p/>
        </draw:line>
        <draw:line draw:style-name="gr16" draw:text-style-name="P20" draw:layer="layout" svg:x1="15.232cm" svg:y1="10.185cm" svg:x2="15.237cm" svg:y2="9.506cm">
          <text:p/>
        </draw:line>
        <draw:rect draw:style-name="gr28" draw:text-style-name="P26" draw:layer="layout" svg:width="0.142cm" svg:height="0.124cm" svg:x="14.61cm" svg:y="10.57cm" draw:corner-radius="0.004cm">
          <text:p/>
        </draw:rect>
        <draw:rect draw:style-name="gr28" draw:text-style-name="P26" draw:layer="layout" svg:width="0.142cm" svg:height="0.123cm" svg:x="14.61cm" svg:y="10.901cm" draw:corner-radius="0.004cm">
          <text:p/>
        </draw:rect>
        <draw:frame draw:style-name="gr50" draw:text-style-name="P9" draw:layer="layout" svg:width="1.38cm" svg:height="0.763cm" svg:x="16.088cm" svg:y="9.313cm">
          <draw:text-box>
            <text:p text:style-name="P8"><text:span text:style-name="T13">Boat</text:span></text:p>
          </draw:text-box>
        </draw:frame>
        <draw:rect draw:style-name="gr22" draw:text-style-name="P23" draw:layer="layout" svg:width="4.22cm" svg:height="3.175cm" svg:x="2.964cm" svg:y="13.123cm" draw:corner-radius="0.004cm">
          <text:p/>
        </draw:rect>
        <draw:ellipse draw:style-name="gr10" draw:text-style-name="P17" draw:layer="layout" svg:width="3.739cm" svg:height="2.738cm" svg:x="3.198cm" svg:y="13.322cm">
          <text:p/>
        </draw:ellipse>
        <draw:ellipse draw:style-name="gr23" draw:text-style-name="P24" draw:layer="layout" svg:width="1.759cm" svg:height="1.403cm" svg:x="4.217cm" svg:y="13.983cm">
          <text:p/>
        </draw:ellipse>
        <draw:line draw:style-name="gr16" draw:text-style-name="P20" draw:layer="layout" svg:x1="3.198cm" svg:y1="14.711cm" svg:x2="4.186cm" svg:y2="14.715cm">
          <text:p/>
        </draw:line>
        <draw:line draw:style-name="gr16" draw:text-style-name="P20" draw:layer="layout" svg:x1="5.936cm" svg:y1="14.711cm" svg:x2="6.924cm" svg:y2="14.715cm">
          <text:p/>
        </draw:line>
        <draw:line draw:style-name="gr16" draw:text-style-name="P20" draw:layer="layout" svg:x1="5.077cm" svg:y1="15.372cm" svg:x2="5.081cm" svg:y2="16.034cm">
          <text:p/>
        </draw:line>
        <draw:line draw:style-name="gr16" draw:text-style-name="P20" draw:layer="layout" svg:x1="5.077cm" svg:y1="13.995cm" svg:x2="5.081cm" svg:y2="13.316cm">
          <text:p/>
        </draw:line>
        <draw:rect draw:style-name="gr28" draw:text-style-name="P26" draw:layer="layout" svg:width="0.142cm" svg:height="0.124cm" svg:x="4.45cm" svg:y="14.38cm" draw:corner-radius="0.004cm">
          <text:p/>
        </draw:rect>
        <draw:rect draw:style-name="gr28" draw:text-style-name="P26" draw:layer="layout" svg:width="0.142cm" svg:height="0.123cm" svg:x="4.45cm" svg:y="14.711cm" draw:corner-radius="0.004cm">
          <text:p/>
        </draw:rect>
        <draw:frame draw:style-name="gr51" draw:text-style-name="P9" draw:layer="layout" svg:width="1.751cm" svg:height="0.763cm" svg:x="5.928cm" svg:y="13.123cm">
          <draw:text-box>
            <text:p text:style-name="P8"><text:span text:style-name="T13">Semi</text:span></text:p>
          </draw:text-box>
        </draw:frame>
        <draw:g>
          <draw:rect draw:style-name="gr22" draw:text-style-name="P23" draw:layer="layout" svg:width="4.216cm" svg:height="3.171cm" svg:x="8.044cm" svg:y="13.123cm" draw:corner-radius="0.004cm">
            <text:p/>
          </draw:rect>
          <draw:ellipse draw:style-name="gr10" draw:text-style-name="P17" draw:layer="layout" svg:width="3.731cm" svg:height="2.734cm" svg:x="8.278cm" svg:y="13.322cm">
            <text:p/>
          </draw:ellipse>
          <draw:ellipse draw:style-name="gr23" draw:text-style-name="P24" draw:layer="layout" svg:width="1.762cm" svg:height="1.401cm" svg:x="9.291cm" svg:y="13.982cm">
            <text:p/>
          </draw:ellipse>
          <draw:line draw:style-name="gr16" draw:text-style-name="P20" draw:layer="layout" svg:x1="8.278cm" svg:y1="14.709cm" svg:x2="9.265cm" svg:y2="14.713cm">
            <text:p/>
          </draw:line>
          <draw:line draw:style-name="gr16" draw:text-style-name="P20" draw:layer="layout" svg:x1="11.013cm" svg:y1="14.709cm" svg:x2="11.996cm" svg:y2="14.713cm">
            <text:p/>
          </draw:line>
          <draw:line draw:style-name="gr16" draw:text-style-name="P20" draw:layer="layout" svg:x1="10.155cm" svg:y1="15.369cm" svg:x2="10.159cm" svg:y2="16.03cm">
            <text:p/>
          </draw:line>
          <draw:line draw:style-name="gr16" draw:text-style-name="P20" draw:layer="layout" svg:x1="10.155cm" svg:y1="13.994cm" svg:x2="10.159cm" svg:y2="13.316cm">
            <text:p/>
          </draw:line>
          <draw:rect draw:style-name="gr28" draw:text-style-name="P26" draw:layer="layout" svg:width="0.142cm" svg:height="0.124cm" svg:x="9.529cm" svg:y="14.378cm" draw:corner-radius="0.004cm">
            <text:p/>
          </draw:rect>
          <draw:rect draw:style-name="gr28" draw:text-style-name="P26" draw:layer="layout" svg:width="0.142cm" svg:height="0.123cm" svg:x="9.529cm" svg:y="14.709cm" draw:corner-radius="0.004cm">
            <text:p/>
          </draw:rect>
          <draw:frame draw:style-name="gr52" draw:text-style-name="P25" draw:layer="layout" svg:width="1.776cm" svg:height="0.762cm" svg:x="11.005cm" svg:y="13.123cm">
            <draw:text-box>
              <text:p text:style-name="P8"><text:span text:style-name="T13">Pickup</text:span></text:p>
            </draw:text-box>
          </draw:frame>
        </draw:g>
        <draw:rect draw:style-name="gr22" draw:text-style-name="P23" draw:layer="layout" svg:width="4.22cm" svg:height="3.175cm" svg:x="13.124cm" svg:y="13.123cm" draw:corner-radius="0.004cm">
          <text:p/>
        </draw:rect>
        <draw:ellipse draw:style-name="gr10" draw:text-style-name="P17" draw:layer="layout" svg:width="3.735cm" svg:height="2.738cm" svg:x="13.358cm" svg:y="13.322cm">
          <text:p/>
        </draw:ellipse>
        <draw:ellipse draw:style-name="gr23" draw:text-style-name="P24" draw:layer="layout" svg:width="1.764cm" svg:height="1.403cm" svg:x="14.372cm" svg:y="13.983cm">
          <text:p/>
        </draw:ellipse>
        <draw:line draw:style-name="gr16" draw:text-style-name="P20" draw:layer="layout" svg:x1="13.358cm" svg:y1="14.711cm" svg:x2="14.346cm" svg:y2="14.715cm">
          <text:p/>
        </draw:line>
        <draw:line draw:style-name="gr16" draw:text-style-name="P20" draw:layer="layout" svg:x1="16.096cm" svg:y1="14.711cm" svg:x2="17.08cm" svg:y2="14.715cm">
          <text:p/>
        </draw:line>
        <draw:line draw:style-name="gr16" draw:text-style-name="P20" draw:layer="layout" svg:x1="15.237cm" svg:y1="15.372cm" svg:x2="15.241cm" svg:y2="16.034cm">
          <text:p/>
        </draw:line>
        <draw:line draw:style-name="gr16" draw:text-style-name="P20" draw:layer="layout" svg:x1="15.237cm" svg:y1="13.995cm" svg:x2="15.241cm" svg:y2="13.316cm">
          <text:p/>
        </draw:line>
        <draw:rect draw:style-name="gr28" draw:text-style-name="P26" draw:layer="layout" svg:width="0.142cm" svg:height="0.124cm" svg:x="14.61cm" svg:y="14.38cm" draw:corner-radius="0.004cm">
          <text:p/>
        </draw:rect>
        <draw:rect draw:style-name="gr28" draw:text-style-name="P26" draw:layer="layout" svg:width="0.142cm" svg:height="0.123cm" svg:x="14.61cm" svg:y="14.711cm" draw:corner-radius="0.004cm">
          <text:p/>
        </draw:rect>
        <draw:frame draw:style-name="gr53" draw:text-style-name="P9" draw:layer="layout" svg:width="1.518cm" svg:height="0.763cm" svg:x="16.088cm" svg:y="13.123cm">
          <draw:text-box>
            <text:p text:style-name="P8"><text:span text:style-name="T13">Hand</text:span></text:p>
          </draw:text-box>
        </draw:frame>
        <draw:line draw:style-name="gr54" draw:text-style-name="P20" draw:layer="layout" svg:x1="8.049cm" svg:y1="8.467cm" svg:x2="5.077cm" svg:y2="9.313cm">
          <text:p/>
        </draw:line>
        <draw:line draw:style-name="gr54" draw:text-style-name="P20" draw:layer="layout" svg:x1="10.161cm" svg:y1="8.467cm" svg:x2="10.165cm" svg:y2="9.313cm">
          <text:p/>
        </draw:line>
        <draw:line draw:style-name="gr54" draw:text-style-name="P20" draw:layer="layout" svg:x1="12.278cm" svg:y1="8.467cm" svg:x2="15.241cm" svg:y2="9.313cm">
          <text:p/>
        </draw:line>
        <draw:line draw:style-name="gr55" draw:text-style-name="P20" draw:layer="layout" svg:x1="8.049cm" svg:y1="12.488cm" svg:x2="5.077cm" svg:y2="13.123cm">
          <text:p/>
        </draw:line>
        <draw:line draw:style-name="gr54" draw:text-style-name="P20" draw:layer="layout" svg:x1="10.161cm" svg:y1="12.488cm" svg:x2="10.165cm" svg:y2="13.123cm">
          <text:p/>
        </draw:line>
        <draw:line draw:style-name="gr54" draw:text-style-name="P20" draw:layer="layout" svg:x1="12.278cm" svg:y1="12.488cm" svg:x2="15.453cm" svg:y2="13.123cm">
          <text:p/>
        </draw:line>
        <draw:frame draw:style-name="gr56" draw:text-style-name="P9" draw:layer="layout" svg:width="5.82cm" svg:height="9.384cm" svg:x="17.949cm" svg:y="7.1cm">
          <draw:text-box>
            <text:p text:style-name="P8"><text:span text:style-name="T3">Vehicle is a </text:span></text:p>
            <text:p text:style-name="P12"><text:span text:style-name="T3">superclass of</text:span></text:p>
            <text:p text:style-name="P12"><text:span text:style-name="T3">Car, Truck and </text:span></text:p>
            <text:p text:style-name="P12"><text:span text:style-name="T3">Boat.</text:span></text:p>
            <text:p text:style-name="P12"><text:span text:style-name="T3"/></text:p>
            <text:p text:style-name="P12"><text:span text:style-name="T3">Car, Truck and </text:span></text:p>
            <text:p text:style-name="P12"><text:span text:style-name="T3">Boat are </text:span></text:p>
            <text:p text:style-name="P12"><text:span text:style-name="T3">subclasses of </text:span></text:p>
            <text:p text:style-name="P12"><text:span text:style-name="T3">Vehicle.</text:span></text:p>
          </draw:text-box>
        </draw:frame>
        <draw:rect draw:style-name="gr28" draw:text-style-name="P26" draw:layer="layout" svg:width="0.141cm" svg:height="0.124cm" svg:x="15.453cm" svg:y="10.583cm" draw:corner-radius="0.004cm">
          <text:p/>
        </draw:rect>
        <draw:rect draw:style-name="gr28" draw:text-style-name="P26" draw:layer="layout" svg:width="0.141cm" svg:height="0.124cm" svg:x="15.034cm" svg:y="10.993cm" draw:corner-radius="0.004cm">
          <text:p/>
        </draw:rect>
        <draw:line draw:style-name="gr16" draw:text-style-name="P20" draw:layer="layout" svg:x1="13.971cm" svg:y1="9.948cm" svg:x2="14.606cm" svg:y2="10.372cm">
          <text:p/>
        </draw:line>
        <draw:line draw:style-name="gr16" draw:text-style-name="P20" draw:layer="layout" svg:x1="16.088cm" svg:y1="11.218cm" svg:x2="16.723cm" svg:y2="11.642cm">
          <text:p/>
        </draw:line>
        <draw:rect draw:style-name="gr28" draw:text-style-name="P26" draw:layer="layout" svg:width="0.141cm" svg:height="0.123cm" svg:x="10.02cm" svg:y="10.795cm" draw:corner-radius="0.004cm">
          <text:p/>
        </draw:rect>
        <draw:rect draw:style-name="gr28" draw:text-style-name="P26" draw:layer="layout" svg:width="0.141cm" svg:height="0.123cm" svg:x="15.029cm" svg:y="14.605cm" draw:corner-radius="0.004cm">
          <text:p/>
        </draw:rect>
        <draw:rect draw:style-name="gr28" draw:text-style-name="P26" draw:layer="layout" svg:width="0.141cm" svg:height="0.123cm" svg:x="10.02cm" svg:y="14.605cm" draw:corner-radius="0.004cm">
          <text:p/>
        </draw:rect>
        <draw:rect draw:style-name="gr28" draw:text-style-name="P26" draw:layer="layout" svg:width="0.141cm" svg:height="0.123cm" svg:x="4.869cm" svg:y="14.605cm" draw:corner-radius="0.004cm">
          <text:p/>
        </draw:rect>
        <draw:line draw:style-name="gr16" draw:text-style-name="P20" draw:layer="layout" svg:x1="5.716cm" svg:y1="15.24cm" svg:x2="6.351cm" svg:y2="15.663cm">
          <text:p/>
        </draw:line>
        <draw:line draw:style-name="gr16" draw:text-style-name="P20" draw:layer="layout" svg:x1="10.796cm" svg:y1="15.24cm" svg:x2="11.431cm" svg:y2="15.663cm">
          <text:p/>
        </draw:line>
        <draw:line draw:style-name="gr16" draw:text-style-name="P20" draw:layer="layout" svg:x1="15.876cm" svg:y1="15.24cm" svg:x2="16.511cm" svg:y2="15.663cm">
          <text:p/>
        </draw:line>
        <draw:line draw:style-name="gr16" draw:text-style-name="P20" draw:layer="layout" svg:x1="10.796cm" svg:y1="11.43cm" svg:x2="11.431cm" svg:y2="11.853cm">
          <text:p/>
        </draw:line>
        <draw:line draw:style-name="gr16" draw:text-style-name="P20" draw:layer="layout" svg:x1="14.609cm" svg:y1="11.43cm" svg:x2="13.966cm" svg:y2="11.853cm">
          <text:p/>
        </draw:line>
        <draw:line draw:style-name="gr16" draw:text-style-name="P20" draw:layer="layout" svg:x1="15.876cm" svg:y1="10.376cm" svg:x2="16.299cm" svg:y2="9.732cm">
          <text:p/>
        </draw:line>
        <draw:line draw:style-name="gr16" draw:text-style-name="P20" draw:layer="layout" svg:x1="8.822cm" svg:y1="9.973cm" svg:x2="9.457cm" svg:y2="10.396cm">
          <text:p/>
        </draw:line>
        <draw:rect draw:style-name="gr28" draw:text-style-name="P26" draw:layer="layout" svg:width="0.141cm" svg:height="0.124cm" svg:x="4.95cm" svg:y="10.568cm" draw:corner-radius="0.004cm">
          <text:p/>
        </draw:rect>
      </draw:page>
      <draw:page draw:name="Object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Objects</text:span></text:p>
          </draw:text-box>
        </draw:frame>
        <draw:frame draw:style-name="gr57" draw:text-style-name="P9" draw:layer="layout" svg:width="7.944cm" svg:height="1.27cm" svg:x="6.688cm" svg:y="14.73cm">
          <draw:text-box>
            <text:p text:style-name="P8"><text:span text:style-name="T3">Vehicle ester, bobby; </text:span></text:p>
          </draw:text-box>
        </draw:frame>
        <draw:frame draw:style-name="gr58" draw:text-style-name="P9" draw:layer="layout" svg:width="2.106cm" svg:height="1.27cm" svg:x="5.303cm" svg:y="3.822cm">
          <draw:text-box>
            <text:p text:style-name="P8"><text:span text:style-name="T3">ester</text:span></text:p>
          </draw:text-box>
        </draw:frame>
        <draw:frame draw:style-name="gr59" draw:text-style-name="P9" draw:layer="layout" svg:width="2.619cm" svg:height="1.27cm" svg:x="17.703cm" svg:y="3.822cm">
          <draw:text-box>
            <text:p text:style-name="P8"><text:span text:style-name="T3">bobby</text:span></text:p>
          </draw:text-box>
        </draw:frame>
        <draw:g>
          <draw:polygon draw:style-name="gr37" draw:text-style-name="P17" draw:layer="layout" svg:width="8.245cm" svg:height="1.693cm" svg:x="14.587cm" svg:y="14.393cm" svg:viewBox="0 0 8246 1694" draw:points="8246,422 2061,422 2061,0 0,847 2061,1694 2061,1271 8246,1271">
            <text:p/>
          </draw:polygon>
          <draw:frame draw:style-name="gr60" draw:text-style-name="P3" draw:layer="layout" svg:width="7.521cm" svg:height="1.215cm" svg:x="15.469cm" svg:y="14.631cm">
            <draw:text-box>
              <text:p text:style-name="P2"><text:span text:style-name="T3">Creating two objects</text:span></text:p>
            </draw:text-box>
          </draw:frame>
        </draw:g>
        <draw:ellipse draw:style-name="gr10" draw:text-style-name="P17" draw:layer="layout" svg:width="10.116cm" svg:height="8.758cm" svg:x="1.27cm" svg:y="5.08cm">
          <text:p/>
        </draw:ellipse>
        <draw:ellipse draw:style-name="gr23" draw:text-style-name="P24" draw:layer="layout" svg:width="4.771cm" svg:height="4.484cm" svg:x="4.022cm" svg:y="7.197cm">
          <text:p/>
        </draw:ellipse>
        <draw:line draw:style-name="gr16" draw:text-style-name="P20" draw:layer="layout" svg:x1="1.27cm" svg:y1="9.525cm" svg:x2="3.942cm" svg:y2="9.529cm">
          <text:p/>
        </draw:line>
        <draw:line draw:style-name="gr16" draw:text-style-name="P20" draw:layer="layout" svg:x1="8.678cm" svg:y1="9.521cm" svg:x2="11.351cm" svg:y2="9.525cm">
          <text:p/>
        </draw:line>
        <draw:line draw:style-name="gr16" draw:text-style-name="P20" draw:layer="layout" svg:x1="6.35cm" svg:y1="11.642cm" svg:x2="6.354cm" svg:y2="13.758cm">
          <text:p/>
        </draw:line>
        <draw:line draw:style-name="gr16" draw:text-style-name="P20" draw:layer="layout" svg:x1="6.35cm" svg:y1="7.222cm" svg:x2="6.354cm" svg:y2="5.075cm">
          <text:p/>
        </draw:line>
        <draw:frame draw:style-name="gr40" draw:text-style-name="P9" draw:layer="layout" svg:width="3.651cm" svg:height="1.019cm" svg:x="2.117cm" svg:y="6.59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7.197cm" svg:y="6.55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2.558cm" svg:y="11.63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6.35cm" svg:y="11.63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4.657cm" svg:y="8.467cm" draw:corner-radius="0.004cm">
          <text:p/>
        </draw:rect>
        <draw:frame draw:style-name="gr44" draw:text-style-name="P9" draw:layer="layout" svg:width="2.822cm" svg:height="1.27cm" svg:x="5.292cm" svg:y="8.039cm">
          <draw:text-box>
            <text:p text:style-name="P8"><text:span text:style-name="T9">speed</text:span></text:p>
          </draw:text-box>
        </draw:frame>
        <draw:frame draw:style-name="gr45" draw:text-style-name="P9" draw:layer="layout" svg:width="2.963cm" svg:height="1.27cm" svg:x="5.292cm" svg:y="9.097cm">
          <draw:text-box>
            <text:p text:style-name="P8"><text:span text:style-name="T9">weight</text:span></text:p>
          </draw:text-box>
        </draw:frame>
        <draw:rect draw:style-name="gr28" draw:text-style-name="P26" draw:layer="layout" svg:width="0.383cm" svg:height="0.392cm" svg:x="4.657cm" svg:y="9.525cm" draw:corner-radius="0.004cm">
          <text:p/>
        </draw:rect>
        <draw:ellipse draw:style-name="gr10" draw:text-style-name="P17" draw:layer="layout" svg:width="10.116cm" svg:height="8.758cm" svg:x="13.949cm" svg:y="5.059cm">
          <text:p/>
        </draw:ellipse>
        <draw:ellipse draw:style-name="gr23" draw:text-style-name="P24" draw:layer="layout" svg:width="4.771cm" svg:height="4.484cm" svg:x="16.722cm" svg:y="7.197cm">
          <text:p/>
        </draw:ellipse>
        <draw:line draw:style-name="gr16" draw:text-style-name="P20" draw:layer="layout" svg:x1="13.97cm" svg:y1="9.525cm" svg:x2="16.642cm" svg:y2="9.529cm">
          <text:p/>
        </draw:line>
        <draw:line draw:style-name="gr16" draw:text-style-name="P20" draw:layer="layout" svg:x1="21.378cm" svg:y1="9.521cm" svg:x2="24.051cm" svg:y2="9.525cm">
          <text:p/>
        </draw:line>
        <draw:line draw:style-name="gr16" draw:text-style-name="P20" draw:layer="layout" svg:x1="19.05cm" svg:y1="11.642cm" svg:x2="19.054cm" svg:y2="13.758cm">
          <text:p/>
        </draw:line>
        <draw:line draw:style-name="gr16" draw:text-style-name="P20" draw:layer="layout" svg:x1="19.05cm" svg:y1="7.222cm" svg:x2="19.054cm" svg:y2="5.075cm">
          <text:p/>
        </draw:line>
        <draw:frame draw:style-name="gr40" draw:text-style-name="P9" draw:layer="layout" svg:width="3.651cm" svg:height="1.019cm" svg:x="14.817cm" svg:y="6.59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19.897cm" svg:y="6.55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15.258cm" svg:y="11.63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19.05cm" svg:y="11.63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17.357cm" svg:y="8.467cm" draw:corner-radius="0.004cm">
          <text:p/>
        </draw:rect>
        <draw:frame draw:style-name="gr44" draw:text-style-name="P9" draw:layer="layout" svg:width="2.822cm" svg:height="1.27cm" svg:x="17.992cm" svg:y="8.039cm">
          <draw:text-box>
            <text:p text:style-name="P8"><text:span text:style-name="T9">speed</text:span></text:p>
          </draw:text-box>
        </draw:frame>
        <draw:frame draw:style-name="gr45" draw:text-style-name="P9" draw:layer="layout" svg:width="2.963cm" svg:height="1.27cm" svg:x="17.992cm" svg:y="9.097cm">
          <draw:text-box>
            <text:p text:style-name="P8"><text:span text:style-name="T9">weight</text:span></text:p>
          </draw:text-box>
        </draw:frame>
        <draw:rect draw:style-name="gr28" draw:text-style-name="P26" draw:layer="layout" svg:width="0.383cm" svg:height="0.392cm" svg:x="17.357cm" svg:y="9.525cm" draw:corner-radius="0.004cm">
          <text:p/>
        </draw:rect>
      </draw:page>
      <draw:page draw:name="Constructor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Constructors</text:span></text:p>
          </draw:text-box>
        </draw:frame>
        <draw:frame draw:style-name="gr61" draw:text-style-name="P9" draw:layer="layout" svg:width="7.633cm" svg:height="11.871cm" svg:x="12.7cm" svg:y="4.868cm">
          <draw:text-box>
            <text:p text:style-name="P8"><text:span text:style-name="T10">public</text:span><text:span text:style-name="T11"> class Vehicle {</text:span></text:p>
            <text:p text:style-name="P27"><text:span text:style-name="T11"><text:s text:c="2"/></text:span><text:span text:style-name="T10">public</text:span><text:span text:style-name="T11"> Vehicle() {</text:span></text:p>
            <text:p text:style-name="P27"><text:span text:style-name="T11"><text:s text:c="4"/></text:span><text:span text:style-name="T11">this.weight = 2000;</text:span></text:p>
            <text:p text:style-name="P27"><text:span text:style-name="T11"><text:s text:c="2"/></text:span><text:span text:style-name="T11">}</text:span></text:p>
            <text:p text:style-name="P27"><text:span text:style-name="T11"/></text:p>
            <text:p text:style-name="P27"><text:span text:style-name="T11"><text:s text:c="2"/></text:span><text:span text:style-name="T10">public</text:span><text:span text:style-name="T11"> Vehicle( int speed ) {</text:span></text:p>
            <text:p text:style-name="P27"><text:span text:style-name="T11"><text:s text:c="4"/></text:span><text:span text:style-name="T11">this();</text:span></text:p>
            <text:p text:style-name="P27"><text:span text:style-name="T11"><text:s text:c="4"/></text:span><text:span text:style-name="T11">this.speed = speed;</text:span></text:p>
            <text:p text:style-name="P27"><text:span text:style-name="T11"><text:s text:c="2"/></text:span><text:span text:style-name="T11">}</text:span></text:p>
            <text:p text:style-name="P27"><text:span text:style-name="T14"/></text:p>
            <text:p text:style-name="P27"><text:span text:style-name="T14"><text:s text:c="2"/></text:span><text:span text:style-name="T15">private</text:span><text:span text:style-name="T14"> int speed;</text:span></text:p>
            <text:p text:style-name="P27"><text:span text:style-name="T14"><text:s text:c="2"/></text:span><text:span text:style-name="T15">private</text:span><text:span text:style-name="T14"> int weight;</text:span></text:p>
            <text:p text:style-name="P27"><text:span text:style-name="T14"/></text:p>
            <text:p text:style-name="P27"><text:span text:style-name="T14"><text:s text:c="2"/></text:span><text:span text:style-name="T16">public</text:span><text:span text:style-name="T14"> int getSpeed() { return speed; }</text:span></text:p>
            <text:p text:style-name="P27"><text:span text:style-name="T14"><text:s text:c="2"/></text:span><text:span text:style-name="T16">public</text:span><text:span text:style-name="T14"> int getWeight() { return weight; }</text:span></text:p>
            <text:p text:style-name="P27"><text:span text:style-name="T14"><text:s text:c="2"/></text:span><text:span text:style-name="T16">public</text:span><text:span text:style-name="T14"> void setSpeed( int speed ) {</text:span></text:p>
            <text:p text:style-name="P27"><text:span text:style-name="T14"><text:s text:c="4"/></text:span><text:span text:style-name="T14">this.speed = speed;</text:span></text:p>
            <text:p text:style-name="P27"><text:span text:style-name="T14"><text:s text:c="2"/></text:span><text:span text:style-name="T14">}</text:span></text:p>
            <text:p text:style-name="P27"><text:span text:style-name="T14"><text:s text:c="2"/></text:span><text:span text:style-name="T16">public</text:span><text:span text:style-name="T14"> void setWeight( int weight ) {</text:span></text:p>
            <text:p text:style-name="P27"><text:span text:style-name="T14"><text:s text:c="4"/></text:span><text:span text:style-name="T14">this.weight = weight;</text:span></text:p>
            <text:p text:style-name="P27"><text:span text:style-name="T14"><text:s text:c="2"/></text:span><text:span text:style-name="T14">}</text:span></text:p>
            <text:p text:style-name="P27"><text:span text:style-name="T14">}</text:span></text:p>
          </draw:text-box>
        </draw:frame>
        <draw:g>
          <draw:polygon draw:style-name="gr37" draw:text-style-name="P17" draw:layer="layout" svg:width="11.092cm" svg:height="2.328cm" svg:x="1.819cm" svg:y="4.868cm" svg:viewBox="0 0 11093 2329" draw:points="0,581 8321,581 8321,0 11093,1165 8321,2329 8321,1747 0,1747">
            <text:p/>
          </draw:polygon>
          <draw:frame draw:style-name="gr62" draw:text-style-name="P3" draw:layer="layout" svg:width="12.015cm" svg:height="1.216cm" svg:x="0.667cm" svg:y="5.423cm">
            <draw:text-box>
              <text:p text:style-name="P2"><text:span text:style-name="T3">No Argument Constructor</text:span></text:p>
            </draw:text-box>
          </draw:frame>
        </draw:g>
        <draw:g>
          <draw:polygon draw:style-name="gr37" draw:text-style-name="P17" draw:layer="layout" svg:width="11.09cm" svg:height="2.323cm" svg:x="1.813cm" svg:y="7.62cm" svg:viewBox="0 0 11091 2324" draw:points="0,580 8319,580 8319,0 11091,1161 8319,2324 8319,1742 0,1742">
            <text:p/>
          </draw:polygon>
          <draw:frame draw:style-name="gr63" draw:text-style-name="P3" draw:layer="layout" svg:width="12.501cm" svg:height="1.215cm" svg:x="0.417cm" svg:y="8.175cm">
            <draw:text-box>
              <text:p text:style-name="P2"><text:span text:style-name="T3">One Argument Constructor</text:span></text:p>
            </draw:text-box>
          </draw:frame>
        </draw:g>
        <draw:polygon draw:style-name="gr37" draw:text-style-name="P17" draw:layer="layout" svg:width="2.539cm" svg:height="5.29cm" svg:x="8.678cm" svg:y="11.007cm" svg:viewBox="0 0 2540 5291" draw:points="634,5291 634,1322 0,1322 1269,0 2540,1322 1904,1322 1904,5291">
          <text:p/>
        </draw:polygon>
        <draw:frame draw:style-name="gr64" draw:text-style-name="P9" draw:layer="layout" svg:width="5.314cm" svg:height="2.284cm" svg:x="3.81cm" svg:y="13.335cm">
          <draw:text-box>
            <text:p text:style-name="P8"><text:span text:style-name="T9">Multiple</text:span></text:p>
            <text:p text:style-name="P27"><text:span text:style-name="T9">Constructors</text:span></text:p>
          </draw:text-box>
        </draw:frame>
      </draw:page>
      <draw:page draw:name="Initializing Objects (Constructors)" draw:style-name="dp2" draw:master-page-name="Default">
        <draw:frame draw:style-name="gr6" draw:text-style-name="P9" draw:layer="layout" svg:width="21.59cm" svg:height="3.854cm" svg:x="1.905cm" svg:y="1.354cm">
          <draw:text-box>
            <text:p text:style-name="P8"><text:span text:style-name="T3">Initializing Objects</text:span><text:span text:style-name="T3"><text:line-break/></text:span><text:span text:style-name="T3">(Constructors)</text:span></text:p>
          </draw:text-box>
        </draw:frame>
        <draw:frame draw:style-name="gr58" draw:text-style-name="P9" draw:layer="layout" svg:width="2.106cm" svg:height="1.27cm" svg:x="5.503cm" svg:y="5.08cm">
          <draw:text-box>
            <text:p text:style-name="P8"><text:span text:style-name="T3">ester</text:span></text:p>
          </draw:text-box>
        </draw:frame>
        <draw:frame draw:style-name="gr65" draw:text-style-name="P9" draw:layer="layout" svg:width="13.371cm" svg:height="7.616cm" svg:x="12.065cm" svg:y="6.985cm">
          <draw:text-box>
            <text:p text:style-name="P8"><text:span text:style-name="T17">// Builds symbol table no memory allocated</text:span></text:p>
            <text:p text:style-name="P12"><text:span text:style-name="T3">Vehicle ester;</text:span></text:p>
            <text:p text:style-name="P12"><text:span text:style-name="T17">//Creates an object with no argument constructor</text:span></text:p>
            <text:p text:style-name="P12"><text:span text:style-name="T3">ester = new Vehicle();</text:span></text:p>
            <text:p text:style-name="P12"><text:span text:style-name="T17">//Creates an object with one argument constructor</text:span></text:p>
            <text:p text:style-name="P12"><text:span text:style-name="T3">ester.setSpeed( 50 );</text:span></text:p>
            <text:p text:style-name="P12"><text:span text:style-name="T17">//Three steps in one</text:span><text:span text:style-name="T3"> </text:span></text:p>
            <text:p text:style-name="P12"><text:span text:style-name="T3">Vehicle ester = new Vehicle( 50 );</text:span></text:p>
          </draw:text-box>
        </draw:frame>
        <draw:ellipse draw:style-name="gr10" draw:text-style-name="P17" draw:layer="layout" svg:width="10.116cm" svg:height="8.758cm" svg:x="1.27cm" svg:y="6.35cm">
          <text:p/>
        </draw:ellipse>
        <draw:ellipse draw:style-name="gr23" draw:text-style-name="P24" draw:layer="layout" svg:width="4.771cm" svg:height="4.484cm" svg:x="4.022cm" svg:y="8.467cm">
          <text:p/>
        </draw:ellipse>
        <draw:line draw:style-name="gr16" draw:text-style-name="P20" draw:layer="layout" svg:x1="1.27cm" svg:y1="10.795cm" svg:x2="3.942cm" svg:y2="10.799cm">
          <text:p/>
        </draw:line>
        <draw:line draw:style-name="gr16" draw:text-style-name="P20" draw:layer="layout" svg:x1="8.678cm" svg:y1="10.791cm" svg:x2="11.351cm" svg:y2="10.795cm">
          <text:p/>
        </draw:line>
        <draw:line draw:style-name="gr16" draw:text-style-name="P20" draw:layer="layout" svg:x1="6.35cm" svg:y1="12.912cm" svg:x2="6.354cm" svg:y2="15.028cm">
          <text:p/>
        </draw:line>
        <draw:line draw:style-name="gr16" draw:text-style-name="P20" draw:layer="layout" svg:x1="6.35cm" svg:y1="8.492cm" svg:x2="6.354cm" svg:y2="6.345cm">
          <text:p/>
        </draw:line>
        <draw:frame draw:style-name="gr40" draw:text-style-name="P9" draw:layer="layout" svg:width="3.651cm" svg:height="1.019cm" svg:x="2.117cm" svg:y="7.86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7.197cm" svg:y="7.82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2.558cm" svg:y="12.90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6.35cm" svg:y="12.90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4.657cm" svg:y="9.737cm" draw:corner-radius="0.004cm">
          <text:p/>
        </draw:rect>
        <draw:frame draw:style-name="gr44" draw:text-style-name="P9" draw:layer="layout" svg:width="2.822cm" svg:height="1.27cm" svg:x="5.292cm" svg:y="9.309cm">
          <draw:text-box>
            <text:p text:style-name="P8"><text:span text:style-name="T9">speed</text:span></text:p>
          </draw:text-box>
        </draw:frame>
        <draw:frame draw:style-name="gr45" draw:text-style-name="P9" draw:layer="layout" svg:width="2.963cm" svg:height="1.27cm" svg:x="5.292cm" svg:y="10.367cm">
          <draw:text-box>
            <text:p text:style-name="P8"><text:span text:style-name="T9">weight</text:span></text:p>
          </draw:text-box>
        </draw:frame>
        <draw:rect draw:style-name="gr28" draw:text-style-name="P26" draw:layer="layout" svg:width="0.383cm" svg:height="0.392cm" svg:x="4.657cm" svg:y="10.795cm" draw:corner-radius="0.004cm">
          <text:p/>
        </draw:rect>
      </draw:page>
      <draw:page draw:name="page18" draw:style-name="dp2" draw:master-page-name="Default">
        <draw:g>
          <draw:rect draw:style-name="gr1" draw:text-style-name="P1" draw:layer="layout" svg:width="21.586cm" svg:height="3.17cm" svg:x="1.905cm" svg:y="1.693cm" draw:corner-radius="0.004cm">
            <text:p/>
          </draw:rect>
          <draw:frame draw:style-name="gr66" draw:text-style-name="P3" draw:layer="layout" svg:width="21.586cm" svg:height="3.849cm" svg:x="1.905cm" svg:y="1.354cm">
            <draw:text-box>
              <text:p text:style-name="P2"><text:span text:style-name="T1">Initializing Objects</text:span><text:span text:style-name="T1"><text:line-break/></text:span><text:span text:style-name="T1">(Constructors)</text:span></text:p>
            </draw:text-box>
          </draw:frame>
        </draw:g>
        <draw:frame draw:style-name="gr58" draw:text-style-name="P9" draw:layer="layout" svg:width="2.106cm" svg:height="1.27cm" svg:x="5.503cm" svg:y="5.08cm">
          <draw:text-box>
            <text:p text:style-name="P8"><text:span text:style-name="T3">ester</text:span></text:p>
          </draw:text-box>
        </draw:frame>
        <draw:ellipse draw:style-name="gr10" draw:text-style-name="P17" draw:layer="layout" svg:width="10.116cm" svg:height="8.758cm" svg:x="1.27cm" svg:y="6.35cm">
          <text:p/>
        </draw:ellipse>
        <draw:ellipse draw:style-name="gr23" draw:text-style-name="P24" draw:layer="layout" svg:width="4.771cm" svg:height="4.484cm" svg:x="4.022cm" svg:y="8.467cm">
          <text:p/>
        </draw:ellipse>
        <draw:line draw:style-name="gr16" draw:text-style-name="P20" draw:layer="layout" svg:x1="1.27cm" svg:y1="10.795cm" svg:x2="3.942cm" svg:y2="10.799cm">
          <text:p/>
        </draw:line>
        <draw:line draw:style-name="gr16" draw:text-style-name="P20" draw:layer="layout" svg:x1="8.678cm" svg:y1="10.791cm" svg:x2="11.351cm" svg:y2="10.795cm">
          <text:p/>
        </draw:line>
        <draw:line draw:style-name="gr16" draw:text-style-name="P20" draw:layer="layout" svg:x1="6.35cm" svg:y1="12.912cm" svg:x2="6.354cm" svg:y2="15.028cm">
          <text:p/>
        </draw:line>
        <draw:line draw:style-name="gr16" draw:text-style-name="P20" draw:layer="layout" svg:x1="6.35cm" svg:y1="8.492cm" svg:x2="6.354cm" svg:y2="6.345cm">
          <text:p/>
        </draw:line>
        <draw:frame draw:style-name="gr40" draw:text-style-name="P9" draw:layer="layout" svg:width="3.651cm" svg:height="1.019cm" svg:x="2.117cm" svg:y="7.86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7.197cm" svg:y="7.82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2.558cm" svg:y="12.90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6.35cm" svg:y="12.90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4.657cm" svg:y="9.737cm" draw:corner-radius="0.004cm">
          <text:p/>
        </draw:rect>
        <draw:frame draw:style-name="gr44" draw:text-style-name="P9" draw:layer="layout" svg:width="2.822cm" svg:height="1.27cm" svg:x="5.292cm" svg:y="9.309cm">
          <draw:text-box>
            <text:p text:style-name="P8"><text:span text:style-name="T9">speed</text:span></text:p>
          </draw:text-box>
        </draw:frame>
        <draw:frame draw:style-name="gr45" draw:text-style-name="P9" draw:layer="layout" svg:width="2.963cm" svg:height="1.27cm" svg:x="5.292cm" svg:y="10.367cm">
          <draw:text-box>
            <text:p text:style-name="P8"><text:span text:style-name="T9">weight</text:span></text:p>
          </draw:text-box>
        </draw:frame>
        <draw:rect draw:style-name="gr28" draw:text-style-name="P26" draw:layer="layout" svg:width="0.383cm" svg:height="0.392cm" svg:x="4.657cm" svg:y="10.795cm" draw:corner-radius="0.004cm">
          <text:p/>
        </draw:rect>
        <draw:frame draw:style-name="gr58" draw:text-style-name="P9" draw:layer="layout" svg:width="2.106cm" svg:height="1.27cm" svg:x="18.203cm" svg:y="5.08cm">
          <draw:text-box>
            <text:p text:style-name="P8"><text:span text:style-name="T3">ester</text:span></text:p>
          </draw:text-box>
        </draw:frame>
        <draw:ellipse draw:style-name="gr10" draw:text-style-name="P17" draw:layer="layout" svg:width="10.116cm" svg:height="8.758cm" svg:x="13.97cm" svg:y="6.35cm">
          <text:p/>
        </draw:ellipse>
        <draw:ellipse draw:style-name="gr23" draw:text-style-name="P24" draw:layer="layout" svg:width="4.771cm" svg:height="4.484cm" svg:x="16.722cm" svg:y="8.467cm">
          <text:p/>
        </draw:ellipse>
        <draw:line draw:style-name="gr16" draw:text-style-name="P20" draw:layer="layout" svg:x1="13.97cm" svg:y1="10.795cm" svg:x2="16.642cm" svg:y2="10.799cm">
          <text:p/>
        </draw:line>
        <draw:line draw:style-name="gr16" draw:text-style-name="P20" draw:layer="layout" svg:x1="21.378cm" svg:y1="10.791cm" svg:x2="24.051cm" svg:y2="10.795cm">
          <text:p/>
        </draw:line>
        <draw:line draw:style-name="gr16" draw:text-style-name="P20" draw:layer="layout" svg:x1="19.05cm" svg:y1="12.912cm" svg:x2="19.054cm" svg:y2="15.028cm">
          <text:p/>
        </draw:line>
        <draw:line draw:style-name="gr16" draw:text-style-name="P20" draw:layer="layout" svg:x1="19.05cm" svg:y1="8.492cm" svg:x2="19.054cm" svg:y2="6.345cm">
          <text:p/>
        </draw:line>
        <draw:frame draw:style-name="gr40" draw:text-style-name="P9" draw:layer="layout" svg:width="3.651cm" svg:height="1.019cm" svg:x="14.817cm" svg:y="7.867cm">
          <draw:text-box>
            <text:p text:style-name="P8"><text:span text:style-name="T8">getSpeed()</text:span></text:p>
          </draw:text-box>
        </draw:frame>
        <draw:frame draw:style-name="gr41" draw:text-style-name="P9" draw:layer="layout" svg:width="3.616cm" svg:height="1.019cm" svg:x="19.897cm" svg:y="7.827cm">
          <draw:text-box>
            <text:p text:style-name="P8"><text:span text:style-name="T8">setSpeed()</text:span></text:p>
          </draw:text-box>
        </draw:frame>
        <draw:frame draw:style-name="gr42" draw:text-style-name="P9" draw:layer="layout" svg:width="3.792cm" svg:height="1.019cm" svg:x="15.258cm" svg:y="12.907cm">
          <draw:text-box>
            <text:p text:style-name="P8"><text:span text:style-name="T8">getWeight()</text:span></text:p>
          </draw:text-box>
        </draw:frame>
        <draw:frame draw:style-name="gr43" draw:text-style-name="P9" draw:layer="layout" svg:width="3.757cm" svg:height="1.019cm" svg:x="19.05cm" svg:y="12.907cm">
          <draw:text-box>
            <text:p text:style-name="P8"><text:span text:style-name="T8">setWeight()</text:span></text:p>
          </draw:text-box>
        </draw:frame>
        <draw:rect draw:style-name="gr28" draw:text-style-name="P26" draw:layer="layout" svg:width="0.383cm" svg:height="0.392cm" svg:x="17.357cm" svg:y="9.737cm" draw:corner-radius="0.004cm">
          <text:p/>
        </draw:rect>
        <draw:frame draw:style-name="gr67" draw:text-style-name="P9" draw:layer="layout" svg:width="1.455cm" svg:height="1.27cm" svg:x="17.992cm" svg:y="9.309cm">
          <draw:text-box>
            <text:p text:style-name="P8"><text:span text:style-name="T9">50</text:span></text:p>
          </draw:text-box>
        </draw:frame>
        <draw:frame draw:style-name="gr68" draw:text-style-name="P9" draw:layer="layout" svg:width="2.399cm" svg:height="1.27cm" svg:x="17.992cm" svg:y="10.367cm">
          <draw:text-box>
            <text:p text:style-name="P8"><text:span text:style-name="T9">2000</text:span></text:p>
          </draw:text-box>
        </draw:frame>
        <draw:rect draw:style-name="gr28" draw:text-style-name="P26" draw:layer="layout" svg:width="0.383cm" svg:height="0.392cm" svg:x="17.357cm" svg:y="10.795cm" draw:corner-radius="0.004cm">
          <text:p/>
        </draw:rect>
        <draw:polygon draw:style-name="gr33" draw:text-style-name="P23" draw:layer="layout" svg:width="1.696cm" svg:height="1.904cm" svg:x="11.853cm" svg:y="9.948cm" svg:viewBox="0 0 1697 1905" draw:points="0,475 1273,475 1273,0 1697,952 1273,1905 1273,1428 0,1428">
          <text:p/>
        </draw:polygon>
      </draw:page>
      <draw:page draw:name="Truck Class (Subclass Vehicle)" draw:style-name="dp2" draw:master-page-name="Default">
        <draw:frame draw:style-name="gr6" draw:text-style-name="P9" draw:layer="layout" svg:width="21.59cm" svg:height="3.854cm" svg:x="1.905cm" svg:y="1.354cm">
          <draw:text-box>
            <text:p text:style-name="P8"><text:span text:style-name="T3">Truck Class</text:span><text:span text:style-name="T3"><text:line-break/></text:span><text:span text:style-name="T3">(Subclass Vehicle)</text:span></text:p>
          </draw:text-box>
        </draw:frame>
        <draw:g>
          <draw:rect draw:style-name="gr69" draw:text-style-name="P24" draw:layer="layout" svg:width="7.629cm" svg:height="11.866cm" svg:x="2.54cm" svg:y="5.292cm" draw:corner-radius="0.004cm">
            <text:p/>
          </draw:rect>
          <draw:frame draw:style-name="gr70" draw:text-style-name="P25" draw:layer="layout" svg:width="7.629cm" svg:height="11.866cm" svg:x="2.54cm" svg:y="5.292cm">
            <draw:text-box>
              <text:p text:style-name="P8"><text:span text:style-name="T10">public</text:span><text:span text:style-name="T11"> class Vehicle {</text:span></text:p>
              <text:p text:style-name="P27"><text:span text:style-name="T11"><text:s text:c="2"/></text:span><text:span text:style-name="T10">public</text:span><text:span text:style-name="T11"> Vehicle() {</text:span></text:p>
              <text:p text:style-name="P27"><text:span text:style-name="T11"><text:s text:c="4"/></text:span><text:span text:style-name="T11">this.weight = 2000;</text:span></text:p>
              <text:p text:style-name="P27"><text:span text:style-name="T11"><text:s text:c="2"/></text:span><text:span text:style-name="T11">}</text:span></text:p>
              <text:p text:style-name="P27"><text:span text:style-name="T11"/></text:p>
              <text:p text:style-name="P27"><text:span text:style-name="T11"><text:s text:c="2"/></text:span><text:span text:style-name="T10">public</text:span><text:span text:style-name="T11"> Vehicle( int speed ) {</text:span></text:p>
              <text:p text:style-name="P27"><text:span text:style-name="T11"><text:s text:c="4"/></text:span><text:span text:style-name="T11">this();</text:span></text:p>
              <text:p text:style-name="P27"><text:span text:style-name="T11"><text:s text:c="4"/></text:span><text:span text:style-name="T11">this.speed = speed;</text:span></text:p>
              <text:p text:style-name="P27"><text:span text:style-name="T11"><text:s text:c="2"/></text:span><text:span text:style-name="T11">}</text:span></text:p>
              <text:p text:style-name="P27"><text:span text:style-name="T14"/></text:p>
              <text:p text:style-name="P27"><text:span text:style-name="T14"><text:s text:c="2"/></text:span><text:span text:style-name="T15">private</text:span><text:span text:style-name="T14"> int speed;</text:span></text:p>
              <text:p text:style-name="P27"><text:span text:style-name="T14"><text:s text:c="2"/></text:span><text:span text:style-name="T15">private</text:span><text:span text:style-name="T14"> int weight;</text:span></text:p>
              <text:p text:style-name="P27"><text:span text:style-name="T14"/></text:p>
              <text:p text:style-name="P27"><text:span text:style-name="T14"><text:s text:c="2"/></text:span><text:span text:style-name="T16">public</text:span><text:span text:style-name="T14"> int getSpeed() { return speed; }</text:span></text:p>
              <text:p text:style-name="P27"><text:span text:style-name="T14"><text:s text:c="2"/></text:span><text:span text:style-name="T16">public</text:span><text:span text:style-name="T14"> int getWeight() { return weight; }</text:span></text:p>
              <text:p text:style-name="P27"><text:span text:style-name="T14"><text:s text:c="2"/></text:span><text:span text:style-name="T16">public</text:span><text:span text:style-name="T14"> void setSpeed( int speed ) {</text:span></text:p>
              <text:p text:style-name="P27"><text:span text:style-name="T14"><text:s text:c="4"/></text:span><text:span text:style-name="T14">this.speed = speed;</text:span></text:p>
              <text:p text:style-name="P27"><text:span text:style-name="T14"><text:s text:c="2"/></text:span><text:span text:style-name="T14">}</text:span></text:p>
              <text:p text:style-name="P27"><text:span text:style-name="T14"><text:s text:c="2"/></text:span><text:span text:style-name="T16">public</text:span><text:span text:style-name="T14"> void setWeight( int weight ) {</text:span></text:p>
              <text:p text:style-name="P27"><text:span text:style-name="T14"><text:s text:c="4"/></text:span><text:span text:style-name="T14">this.weight = weight;</text:span></text:p>
              <text:p text:style-name="P27"><text:span text:style-name="T14"><text:s text:c="2"/></text:span><text:span text:style-name="T14">}</text:span></text:p>
              <text:p text:style-name="P27"><text:span text:style-name="T14">}</text:span></text:p>
            </draw:text-box>
          </draw:frame>
        </draw:g>
        <draw:g>
          <draw:rect draw:style-name="gr69" draw:text-style-name="P24" draw:layer="layout" svg:width="11.681cm" svg:height="7.722cm" svg:x="11.007cm" svg:y="6.773cm" draw:corner-radius="0.004cm">
            <text:p/>
          </draw:rect>
          <draw:frame draw:style-name="gr71" draw:text-style-name="P25" draw:layer="layout" svg:width="11.681cm" svg:height="7.722cm" svg:x="11.007cm" svg:y="6.773cm">
            <draw:text-box>
              <text:p text:style-name="P8"><text:span text:style-name="T10">public</text:span><text:span text:style-name="T11"> class Truck extends Vehicle {</text:span></text:p>
              <text:p text:style-name="P27"><text:span text:style-name="T11"><text:s text:c="2"/></text:span><text:span text:style-name="T10">public</text:span><text:span text:style-name="T11"> Truck() {}</text:span></text:p>
              <text:p text:style-name="P27"><text:span text:style-name="T11"/></text:p>
              <text:p text:style-name="P27"><text:span text:style-name="T11"><text:s text:c="2"/></text:span><text:span text:style-name="T12">private</text:span><text:span text:style-name="T11"> boolean fwd = false;</text:span></text:p>
              <text:p text:style-name="P27"><text:span text:style-name="T11"/></text:p>
              <text:p text:style-name="P27"><text:span text:style-name="T11"><text:s text:c="2"/></text:span><text:span text:style-name="T10">public</text:span><text:span text:style-name="T11"> boolean isFourWheel() { return fwd; }</text:span></text:p>
              <text:p text:style-name="P27"><text:span text:style-name="T11"><text:s text:c="2"/></text:span></text:p>
              <text:p text:style-name="P27"><text:span text:style-name="T11"><text:s text:c="2"/></text:span><text:span text:style-name="T10">public</text:span><text:span text:style-name="T11"> void setFourWheel( boolean <text:s/>fwd ) {</text:span></text:p>
              <text:p text:style-name="P27"><text:span text:style-name="T11"><text:s text:c="4"/></text:span><text:span text:style-name="T11">this.fwd = fwd;</text:span></text:p>
              <text:p text:style-name="P27"><text:span text:style-name="T11"><text:s text:c="2"/></text:span><text:span text:style-name="T11">}</text:span></text:p>
              <text:p text:style-name="P27"><text:span text:style-name="T11">}</text:span></text:p>
            </draw:text-box>
          </draw:frame>
        </draw:g>
        <draw:polygon draw:style-name="gr37" draw:text-style-name="P17" draw:layer="layout" svg:width="2.666cm" svg:height="2.534cm" svg:x="17.529cm" svg:y="7.743cm" svg:viewBox="0 0 2667 2535" draw:points="2303,2535 438,778 257,971 0,0 985,200 802,392 2667,2151">
          <text:p/>
        </draw:polygon>
      </draw:page>
      <draw:page draw:name="Example Clas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Example Class</text:span></text:p>
          </draw:text-box>
        </draw:frame>
        <draw:g>
          <draw:rect draw:style-name="gr69" draw:text-style-name="P24" draw:layer="layout" svg:width="12.877cm" svg:height="12.104cm" svg:x="6.138cm" svg:y="5.292cm" draw:corner-radius="0.003cm">
            <text:p/>
          </draw:rect>
          <draw:frame draw:style-name="gr72" draw:text-style-name="P25" draw:layer="layout" svg:width="12.914cm" svg:height="12.104cm" svg:x="6.138cm" svg:y="5.292cm">
            <draw:text-box>
              <text:p text:style-name="P8"><text:span text:style-name="T18">public class Example {</text:span></text:p>
              <text:p text:style-name="P27"><text:span text:style-name="T18"><text:s text:c="2"/></text:span><text:span text:style-name="T18">public static void main( String[] args ) {</text:span></text:p>
              <text:p text:style-name="P27"><text:span text:style-name="T18"/></text:p>
              <text:p text:style-name="P27"><text:span text:style-name="T18"><text:s text:c="2"/></text:span><text:span text:style-name="T19"><text:s text:c="2"/></text:span><text:span text:style-name="T18">Vehicle geo = new Vehicle();</text:span></text:p>
              <text:p text:style-name="P27"><text:span text:style-name="T18"><text:s text:c="4"/></text:span><text:span text:style-name="T18">Truck ram = new Truck();</text:span></text:p>
              <text:p text:style-name="P27"><text:span text:style-name="T18"><text:s text:c="4"/></text:span><text:span text:style-name="T18">Truck dakota = new Truck();</text:span></text:p>
              <text:p text:style-name="P27"><text:span text:style-name="T18"/></text:p>
              <text:p text:style-name="P27"><text:span text:style-name="T18"><text:s text:c="4"/></text:span><text:span text:style-name="T18">geo.setSpeed( 50 );</text:span></text:p>
              <text:p text:style-name="P27"><text:span text:style-name="T18"><text:s text:c="4"/></text:span><text:span text:style-name="T18">ram.setSpeed( 100 );</text:span></text:p>
              <text:p text:style-name="P27"><text:span text:style-name="T18"><text:s text:c="4"/></text:span><text:span text:style-name="T18">ram.setFourWheel( true );</text:span></text:p>
              <text:p text:style-name="P27"><text:span text:style-name="T18"><text:s text:c="4"/></text:span><text:span text:style-name="T18">dakota.setSpeed( 70 );</text:span></text:p>
              <text:p text:style-name="P27"><text:span text:style-name="T18"/></text:p>
              <text:p text:style-name="P27"><text:span text:style-name="T18"><text:s text:c="4"/></text:span><text:span text:style-name="T18">...</text:span></text:p>
              <text:p text:style-name="P27"><text:span text:style-name="T18">}</text:span></text:p>
            </draw:text-box>
          </draw:frame>
        </draw:g>
        <draw:g>
          <draw:rect draw:style-name="gr73" draw:text-style-name="P17" draw:layer="layout" svg:width="6.116cm" svg:height="4.829cm" svg:x="16.51cm" svg:y="11.218cm" draw:corner-radius="0.004cm">
            <text:p/>
          </draw:rect>
          <draw:frame draw:style-name="gr74" draw:text-style-name="P25" draw:layer="layout" svg:width="6.12cm" svg:height="4.829cm" svg:x="16.51cm" svg:y="11.218cm">
            <draw:text-box>
              <text:p text:style-name="P8"><text:span text:style-name="T20">Output</text:span></text:p>
              <text:p text:style-name="P27"><text:span text:style-name="T8"/></text:p>
              <text:p text:style-name="P27"><text:span text:style-name="T8">geo Speed: 50</text:span></text:p>
              <text:p text:style-name="P27"><text:span text:style-name="T8">ram Speed: <text:s text:c="4"/>100</text:span></text:p>
              <text:p text:style-name="P27"><text:span text:style-name="T8">ram 4WD: <text:s text:c="7"/>true</text:span></text:p>
              <text:p text:style-name="P27"><text:span text:style-name="T8">dakota Speed: 70</text:span></text:p>
            </draw:text-box>
          </draw:frame>
        </draw:g>
      </draw:page>
      <draw:page draw:name="page21" draw:style-name="dp2" draw:master-page-name="Default">
        <draw:g>
          <draw:rect draw:style-name="gr1" draw:text-style-name="P1" draw:layer="layout" svg:width="21.586cm" svg:height="3.171cm" svg:x="1.905cm" svg:y="1.693cm" draw:corner-radius="0.004cm">
            <text:p/>
          </draw:rect>
          <draw:frame draw:style-name="gr75" draw:text-style-name="P3" draw:layer="layout" svg:width="21.586cm" svg:height="3.171cm" svg:x="1.905cm" svg:y="1.693cm">
            <draw:text-box>
              <text:p text:style-name="P2"><text:span text:style-name="T1">Example Class</text:span></text:p>
            </draw:text-box>
          </draw:frame>
        </draw:g>
        <draw:rect draw:style-name="gr22" draw:text-style-name="P23" draw:layer="layout" svg:width="4.22cm" svg:height="3.175cm" svg:x="1.036cm" svg:y="5.517cm" draw:corner-radius="0.004cm">
          <text:p/>
        </draw:rect>
        <draw:ellipse draw:style-name="gr10" draw:text-style-name="P17" draw:layer="layout" svg:width="3.735cm" svg:height="2.738cm" svg:x="1.27cm" svg:y="5.715cm">
          <text:p/>
        </draw:ellipse>
        <draw:ellipse draw:style-name="gr23" draw:text-style-name="P24" draw:layer="layout" svg:width="1.764cm" svg:height="1.403cm" svg:x="2.284cm" svg:y="6.376cm">
          <text:p/>
        </draw:ellipse>
        <draw:line draw:style-name="gr16" draw:text-style-name="P20" draw:layer="layout" svg:x1="1.27cm" svg:y1="7.104cm" svg:x2="2.258cm" svg:y2="7.108cm">
          <text:p/>
        </draw:line>
        <draw:line draw:style-name="gr16" draw:text-style-name="P20" draw:layer="layout" svg:x1="4.008cm" svg:y1="7.104cm" svg:x2="4.992cm" svg:y2="7.108cm">
          <text:p/>
        </draw:line>
        <draw:line draw:style-name="gr16" draw:text-style-name="P20" draw:layer="layout" svg:x1="3.144cm" svg:y1="7.766cm" svg:x2="3.149cm" svg:y2="8.427cm">
          <text:p/>
        </draw:line>
        <draw:line draw:style-name="gr16" draw:text-style-name="P20" draw:layer="layout" svg:x1="3.144cm" svg:y1="6.389cm" svg:x2="3.149cm" svg:y2="5.71cm">
          <text:p/>
        </draw:line>
        <draw:rect draw:style-name="gr28" draw:text-style-name="P26" draw:layer="layout" svg:width="0.141cm" svg:height="0.124cm" svg:x="2.522cm" svg:y="6.773cm" draw:corner-radius="0.004cm">
          <text:p/>
        </draw:rect>
        <draw:rect draw:style-name="gr28" draw:text-style-name="P26" draw:layer="layout" svg:width="0.141cm" svg:height="0.124cm" svg:x="2.522cm" svg:y="7.104cm" draw:corner-radius="0.004cm">
          <text:p/>
        </draw:rect>
        <draw:frame draw:style-name="gr76" draw:text-style-name="P9" draw:layer="layout" svg:width="1.896cm" svg:height="0.762cm" svg:x="4cm" svg:y="5.517cm">
          <draw:text-box>
            <text:p text:style-name="P8"><text:span text:style-name="T13">Vehicle</text:span></text:p>
          </draw:text-box>
        </draw:frame>
        <draw:rect draw:style-name="gr22" draw:text-style-name="P23" draw:layer="layout" svg:width="4.22cm" svg:height="3.175cm" svg:x="1.036cm" svg:y="9.538cm" draw:corner-radius="0.004cm">
          <text:p/>
        </draw:rect>
        <draw:ellipse draw:style-name="gr10" draw:text-style-name="P17" draw:layer="layout" svg:width="3.735cm" svg:height="2.738cm" svg:x="1.27cm" svg:y="9.737cm">
          <text:p/>
        </draw:ellipse>
        <draw:ellipse draw:style-name="gr23" draw:text-style-name="P24" draw:layer="layout" svg:width="1.764cm" svg:height="1.402cm" svg:x="2.284cm" svg:y="10.398cm">
          <text:p/>
        </draw:ellipse>
        <draw:line draw:style-name="gr16" draw:text-style-name="P20" draw:layer="layout" svg:x1="1.27cm" svg:y1="11.126cm" svg:x2="2.258cm" svg:y2="11.13cm">
          <text:p/>
        </draw:line>
        <draw:line draw:style-name="gr16" draw:text-style-name="P20" draw:layer="layout" svg:x1="4.004cm" svg:y1="11.126cm" svg:x2="4.992cm" svg:y2="11.13cm">
          <text:p/>
        </draw:line>
        <draw:line draw:style-name="gr16" draw:text-style-name="P20" draw:layer="layout" svg:x1="3.144cm" svg:y1="11.787cm" svg:x2="3.149cm" svg:y2="12.449cm">
          <text:p/>
        </draw:line>
        <draw:line draw:style-name="gr16" draw:text-style-name="P20" draw:layer="layout" svg:x1="3.144cm" svg:y1="10.41cm" svg:x2="3.149cm" svg:y2="9.731cm">
          <text:p/>
        </draw:line>
        <draw:rect draw:style-name="gr28" draw:text-style-name="P26" draw:layer="layout" svg:width="0.141cm" svg:height="0.123cm" svg:x="2.522cm" svg:y="10.795cm" draw:corner-radius="0.004cm">
          <text:p/>
        </draw:rect>
        <draw:rect draw:style-name="gr28" draw:text-style-name="P26" draw:layer="layout" svg:width="0.141cm" svg:height="0.123cm" svg:x="2.522cm" svg:y="11.126cm" draw:corner-radius="0.004cm">
          <text:p/>
        </draw:rect>
        <draw:frame draw:style-name="gr77" draw:text-style-name="P9" draw:layer="layout" svg:width="1.569cm" svg:height="0.763cm" svg:x="4cm" svg:y="9.538cm">
          <draw:text-box>
            <text:p text:style-name="P8"><text:span text:style-name="T13">Truck</text:span></text:p>
          </draw:text-box>
        </draw:frame>
        <draw:line draw:style-name="gr16" draw:text-style-name="P20" draw:layer="layout" svg:x1="3.153cm" svg:y1="8.692cm" svg:x2="3.157cm" svg:y2="9.538cm">
          <text:p/>
        </draw:line>
        <draw:rect draw:style-name="gr28" draw:text-style-name="P26" draw:layer="layout" svg:width="0.141cm" svg:height="0.123cm" svg:x="3.012cm" svg:y="11.02cm" draw:corner-radius="0.004cm">
          <text:p/>
        </draw:rect>
        <draw:line draw:style-name="gr16" draw:text-style-name="P20" draw:layer="layout" svg:x1="3.788cm" svg:y1="11.655cm" svg:x2="4.423cm" svg:y2="12.078cm">
          <text:p/>
        </draw:line>
        <draw:ellipse draw:style-name="gr10" draw:text-style-name="P17" draw:layer="layout" svg:width="3.735cm" svg:height="2.738cm" svg:x="17.189cm" svg:y="4.776cm">
          <text:p/>
        </draw:ellipse>
        <draw:ellipse draw:style-name="gr78" draw:text-style-name="P29" draw:layer="layout" svg:width="1.764cm" svg:height="1.402cm" svg:x="18.303cm" svg:y="5.537cm">
          <text:p text:style-name="P18"><text:span text:style-name="T21">2000</text:span></text:p>
        </draw:ellipse>
        <draw:line draw:style-name="gr16" draw:text-style-name="P20" draw:layer="layout" svg:x1="17.189cm" svg:y1="6.165cm" svg:x2="18.177cm" svg:y2="6.169cm">
          <text:p/>
        </draw:line>
        <draw:line draw:style-name="gr16" draw:text-style-name="P20" draw:layer="layout" svg:x1="19.928cm" svg:y1="6.165cm" svg:x2="20.911cm" svg:y2="6.169cm">
          <text:p/>
        </draw:line>
        <draw:line draw:style-name="gr16" draw:text-style-name="P20" draw:layer="layout" svg:x1="19.063cm" svg:y1="6.826cm" svg:x2="19.068cm" svg:y2="7.488cm">
          <text:p/>
        </draw:line>
        <draw:line draw:style-name="gr16" draw:text-style-name="P20" draw:layer="layout" svg:x1="19.063cm" svg:y1="5.449cm" svg:x2="19.068cm" svg:y2="4.77cm">
          <text:p/>
        </draw:line>
        <draw:rect draw:style-name="gr28" draw:text-style-name="P26" draw:layer="layout" svg:width="0.142cm" svg:height="0.124cm" svg:x="18.441cm" svg:y="5.834cm" draw:corner-radius="0.004cm">
          <text:p/>
        </draw:rect>
        <draw:rect draw:style-name="gr28" draw:text-style-name="P26" draw:layer="layout" svg:width="0.142cm" svg:height="0.123cm" svg:x="18.441cm" svg:y="6.165cm" draw:corner-radius="0.004cm">
          <text:p/>
        </draw:rect>
        <draw:ellipse draw:style-name="gr10" draw:text-style-name="P17" draw:layer="layout" svg:width="3.735cm" svg:height="2.738cm" svg:x="14.817cm" svg:y="8.89cm">
          <text:p/>
        </draw:ellipse>
        <draw:ellipse draw:style-name="gr23" draw:text-style-name="P24" draw:layer="layout" svg:width="1.764cm" svg:height="1.403cm" svg:x="15.831cm" svg:y="9.551cm">
          <text:p/>
        </draw:ellipse>
        <draw:line draw:style-name="gr16" draw:text-style-name="P20" draw:layer="layout" svg:x1="14.817cm" svg:y1="10.279cm" svg:x2="15.804cm" svg:y2="10.283cm">
          <text:p/>
        </draw:line>
        <draw:line draw:style-name="gr16" draw:text-style-name="P20" draw:layer="layout" svg:x1="17.551cm" svg:y1="10.279cm" svg:x2="18.538cm" svg:y2="10.283cm">
          <text:p/>
        </draw:line>
        <draw:line draw:style-name="gr16" draw:text-style-name="P20" draw:layer="layout" svg:x1="16.691cm" svg:y1="10.941cm" svg:x2="16.695cm" svg:y2="11.602cm">
          <text:p/>
        </draw:line>
        <draw:line draw:style-name="gr16" draw:text-style-name="P20" draw:layer="layout" svg:x1="16.691cm" svg:y1="9.564cm" svg:x2="16.695cm" svg:y2="8.885cm">
          <text:p/>
        </draw:line>
        <draw:rect draw:style-name="gr28" draw:text-style-name="P26" draw:layer="layout" svg:width="0.141cm" svg:height="0.124cm" svg:x="16.069cm" svg:y="9.948cm" draw:corner-radius="0.004cm">
          <text:p/>
        </draw:rect>
        <draw:rect draw:style-name="gr28" draw:text-style-name="P26" draw:layer="layout" svg:width="0.141cm" svg:height="0.124cm" svg:x="16.069cm" svg:y="10.279cm" draw:corner-radius="0.004cm">
          <text:p/>
        </draw:rect>
        <draw:rect draw:style-name="gr28" draw:text-style-name="P26" draw:layer="layout" svg:width="0.141cm" svg:height="0.124cm" svg:x="16.559cm" svg:y="10.173cm" draw:corner-radius="0.004cm">
          <text:p/>
        </draw:rect>
        <draw:line draw:style-name="gr16" draw:text-style-name="P20" draw:layer="layout" svg:x1="17.335cm" svg:y1="10.808cm" svg:x2="17.97cm" svg:y2="11.232cm">
          <text:p/>
        </draw:line>
        <draw:frame draw:style-name="gr79" draw:text-style-name="P9" draw:layer="layout" svg:width="1.425cm" svg:height="0.763cm" svg:x="18.415cm" svg:y="4.022cm">
          <draw:text-box>
            <text:p text:style-name="P8"><text:span text:style-name="T13">geo</text:span></text:p>
          </draw:text-box>
        </draw:frame>
        <draw:frame draw:style-name="gr80" draw:text-style-name="P9" draw:layer="layout" svg:width="7.955cm" svg:height="5.689cm" svg:x="6.989cm" svg:y="5.503cm">
          <draw:text-box>
            <text:p text:style-name="P8"><text:span text:style-name="T11">Vehicle geo = new Vehicle();</text:span></text:p>
            <text:p text:style-name="P27"><text:span text:style-name="T11">Truck ram = new Truck();</text:span></text:p>
            <text:p text:style-name="P27"><text:span text:style-name="T11">Truck dakota = new Truck();</text:span></text:p>
            <text:p text:style-name="P27"><text:span text:style-name="T11"/></text:p>
            <text:p text:style-name="P27"><text:span text:style-name="T11">geo.setSpeed( 50 );</text:span></text:p>
            <text:p text:style-name="P27"><text:span text:style-name="T11">ram.setSpeed( 100 );</text:span></text:p>
            <text:p text:style-name="P27"><text:span text:style-name="T11">ram.setFourWheel( true );</text:span></text:p>
            <text:p text:style-name="P27"><text:span text:style-name="T11">dakota.setSpeed( 70 );</text:span></text:p>
          </draw:text-box>
        </draw:frame>
        <draw:line draw:style-name="gr81" draw:text-style-name="P20" draw:layer="layout" svg:x1="7.2cm" svg:y1="5.927cm" svg:x2="6.133cm" svg:y2="5.931cm">
          <text:p/>
        </draw:line>
        <draw:line draw:style-name="gr82" draw:text-style-name="P20" draw:layer="layout" svg:x1="7.413cm" svg:y1="6.562cm" svg:x2="5.499cm" svg:y2="9.313cm">
          <text:p/>
        </draw:line>
        <draw:line draw:style-name="gr83" draw:text-style-name="P20" draw:layer="layout" svg:x1="7.413cm" svg:y1="7.408cm" svg:x2="5.499cm" svg:y2="9.737cm">
          <text:p/>
        </draw:line>
        <draw:frame draw:style-name="gr84" draw:text-style-name="P9" draw:layer="layout" svg:width="1.782cm" svg:height="0.763cm" svg:x="15.663cm" svg:y="8.255cm">
          <draw:text-box>
            <text:p text:style-name="P8"><text:span text:style-name="T13">dakota</text:span></text:p>
          </draw:text-box>
        </draw:frame>
        <draw:ellipse draw:style-name="gr10" draw:text-style-name="P17" draw:layer="layout" svg:width="3.735cm" svg:height="2.738cm" svg:x="19.05cm" svg:y="8.89cm">
          <text:p/>
        </draw:ellipse>
        <draw:ellipse draw:style-name="gr23" draw:text-style-name="P24" draw:layer="layout" svg:width="1.764cm" svg:height="1.403cm" svg:x="20.064cm" svg:y="9.551cm">
          <text:p/>
        </draw:ellipse>
        <draw:line draw:style-name="gr16" draw:text-style-name="P20" draw:layer="layout" svg:x1="19.05cm" svg:y1="10.279cm" svg:x2="20.038cm" svg:y2="10.283cm">
          <text:p/>
        </draw:line>
        <draw:line draw:style-name="gr16" draw:text-style-name="P20" draw:layer="layout" svg:x1="21.784cm" svg:y1="10.279cm" svg:x2="22.772cm" svg:y2="10.283cm">
          <text:p/>
        </draw:line>
        <draw:line draw:style-name="gr16" draw:text-style-name="P20" draw:layer="layout" svg:x1="20.924cm" svg:y1="10.941cm" svg:x2="20.929cm" svg:y2="11.602cm">
          <text:p/>
        </draw:line>
        <draw:line draw:style-name="gr16" draw:text-style-name="P20" draw:layer="layout" svg:x1="20.924cm" svg:y1="9.564cm" svg:x2="20.929cm" svg:y2="8.885cm">
          <text:p/>
        </draw:line>
        <draw:rect draw:style-name="gr28" draw:text-style-name="P26" draw:layer="layout" svg:width="0.141cm" svg:height="0.124cm" svg:x="20.302cm" svg:y="9.948cm" draw:corner-radius="0.004cm">
          <text:p/>
        </draw:rect>
        <draw:rect draw:style-name="gr28" draw:text-style-name="P26" draw:layer="layout" svg:width="0.141cm" svg:height="0.124cm" svg:x="20.302cm" svg:y="10.279cm" draw:corner-radius="0.004cm">
          <text:p/>
        </draw:rect>
        <draw:rect draw:style-name="gr28" draw:text-style-name="P26" draw:layer="layout" svg:width="0.141cm" svg:height="0.124cm" svg:x="20.792cm" svg:y="10.173cm" draw:corner-radius="0.004cm">
          <text:p/>
        </draw:rect>
        <draw:line draw:style-name="gr16" draw:text-style-name="P20" draw:layer="layout" svg:x1="21.568cm" svg:y1="10.808cm" svg:x2="22.203cm" svg:y2="11.232cm">
          <text:p/>
        </draw:line>
        <draw:frame draw:style-name="gr85" draw:text-style-name="P9" draw:layer="layout" svg:width="1.239cm" svg:height="0.763cm" svg:x="20.32cm" svg:y="8.255cm">
          <draw:text-box>
            <text:p text:style-name="P8"><text:span text:style-name="T13">ram</text:span></text:p>
          </draw:text-box>
        </draw:frame>
        <draw:line draw:style-name="gr86" draw:text-style-name="P20" draw:layer="layout" svg:x1="15.24cm" svg:y1="5.927cm" svg:x2="16.722cm" svg:y2="5.931cm">
          <text:p/>
        </draw:line>
        <draw:line draw:style-name="gr87" draw:text-style-name="P20" draw:layer="layout" svg:x1="13.97cm" svg:y1="6.773cm" svg:x2="20.32cm" svg:y2="8.467cm">
          <text:p/>
        </draw:line>
        <draw:line draw:style-name="gr88" draw:text-style-name="P20" draw:layer="layout" svg:x1="14.605cm" svg:y1="7.408cm" svg:x2="15.875cm" svg:y2="8.043cm">
          <text:p/>
        </draw:line>
        <draw:ellipse draw:style-name="gr10" draw:text-style-name="P17" draw:layer="layout" svg:width="3.735cm" svg:height="2.739cm" svg:x="5.971cm" svg:y="13.242cm">
          <text:p/>
        </draw:ellipse>
        <draw:g>
          <draw:ellipse draw:style-name="gr23" draw:text-style-name="P24" draw:layer="layout" svg:width="1.759cm" svg:height="1.398cm" svg:x="6.985cm" svg:y="13.904cm">
            <text:p/>
          </draw:ellipse>
          <draw:frame draw:style-name="gr89" draw:text-style-name="P3" draw:layer="layout" svg:width="1.924cm" svg:height="1.209cm" svg:x="6.904cm" svg:y="13.999cm">
            <draw:text-box>
              <text:p text:style-name="P2"><text:span text:style-name="T13">50</text:span></text:p>
              <text:p text:style-name="P2"><text:span text:style-name="T13"><text:s text:c="4"/></text:span><text:span text:style-name="T13">2000</text:span></text:p>
            </draw:text-box>
          </draw:frame>
        </draw:g>
        <draw:line draw:style-name="gr16" draw:text-style-name="P20" draw:layer="layout" svg:x1="5.971cm" svg:y1="14.631cm" svg:x2="6.959cm" svg:y2="14.636cm">
          <text:p/>
        </draw:line>
        <draw:line draw:style-name="gr16" draw:text-style-name="P20" draw:layer="layout" svg:x1="8.709cm" svg:y1="14.631cm" svg:x2="9.693cm" svg:y2="14.636cm">
          <text:p/>
        </draw:line>
        <draw:line draw:style-name="gr16" draw:text-style-name="P20" draw:layer="layout" svg:x1="7.845cm" svg:y1="15.293cm" svg:x2="7.849cm" svg:y2="15.954cm">
          <text:p/>
        </draw:line>
        <draw:line draw:style-name="gr16" draw:text-style-name="P20" draw:layer="layout" svg:x1="7.845cm" svg:y1="13.916cm" svg:x2="7.849cm" svg:y2="13.237cm">
          <text:p/>
        </draw:line>
        <draw:rect draw:style-name="gr28" draw:text-style-name="P26" draw:layer="layout" svg:width="0.141cm" svg:height="0.123cm" svg:x="7.223cm" svg:y="14.301cm" draw:corner-radius="0.004cm">
          <text:p/>
        </draw:rect>
        <draw:rect draw:style-name="gr28" draw:text-style-name="P26" draw:layer="layout" svg:width="0.141cm" svg:height="0.124cm" svg:x="7.223cm" svg:y="14.631cm" draw:corner-radius="0.004cm">
          <text:p/>
        </draw:rect>
        <draw:frame draw:style-name="gr79" draw:text-style-name="P9" draw:layer="layout" svg:width="1.425cm" svg:height="0.763cm" svg:x="7.197cm" svg:y="12.488cm">
          <draw:text-box>
            <text:p text:style-name="P8"><text:span text:style-name="T13">geo</text:span></text:p>
          </draw:text-box>
        </draw:frame>
        <draw:ellipse draw:style-name="gr10" draw:text-style-name="P17" draw:layer="layout" svg:width="3.735cm" svg:height="2.738cm" svg:x="10.16cm" svg:y="13.335cm">
          <text:p/>
        </draw:ellipse>
        <draw:ellipse draw:style-name="gr23" draw:text-style-name="P24" draw:layer="layout" svg:width="1.764cm" svg:height="1.403cm" svg:x="11.174cm" svg:y="13.996cm">
          <text:p/>
        </draw:ellipse>
        <draw:line draw:style-name="gr16" draw:text-style-name="P20" draw:layer="layout" svg:x1="10.16cm" svg:y1="14.724cm" svg:x2="11.148cm" svg:y2="14.728cm">
          <text:p/>
        </draw:line>
        <draw:line draw:style-name="gr16" draw:text-style-name="P20" draw:layer="layout" svg:x1="12.894cm" svg:y1="14.724cm" svg:x2="13.882cm" svg:y2="14.728cm">
          <text:p/>
        </draw:line>
        <draw:line draw:style-name="gr16" draw:text-style-name="P20" draw:layer="layout" svg:x1="12.034cm" svg:y1="15.386cm" svg:x2="12.039cm" svg:y2="16.047cm">
          <text:p/>
        </draw:line>
        <draw:line draw:style-name="gr16" draw:text-style-name="P20" draw:layer="layout" svg:x1="12.034cm" svg:y1="14.009cm" svg:x2="12.039cm" svg:y2="13.33cm">
          <text:p/>
        </draw:line>
        <draw:rect draw:style-name="gr28" draw:text-style-name="P26" draw:layer="layout" svg:width="0.141cm" svg:height="0.124cm" svg:x="11.412cm" svg:y="14.393cm" draw:corner-radius="0.004cm">
          <text:p/>
        </draw:rect>
        <draw:rect draw:style-name="gr28" draw:text-style-name="P26" draw:layer="layout" svg:width="0.141cm" svg:height="0.124cm" svg:x="11.412cm" svg:y="14.724cm" draw:corner-radius="0.004cm">
          <text:p/>
        </draw:rect>
        <draw:rect draw:style-name="gr28" draw:text-style-name="P26" draw:layer="layout" svg:width="0.141cm" svg:height="0.124cm" svg:x="11.902cm" svg:y="14.618cm" draw:corner-radius="0.004cm">
          <text:p/>
        </draw:rect>
        <draw:line draw:style-name="gr16" draw:text-style-name="P20" draw:layer="layout" svg:x1="12.678cm" svg:y1="15.253cm" svg:x2="13.313cm" svg:y2="15.677cm">
          <text:p/>
        </draw:line>
        <draw:frame draw:style-name="gr90" draw:text-style-name="P9" draw:layer="layout" svg:width="1.781cm" svg:height="0.763cm" svg:x="11.007cm" svg:y="12.7cm">
          <draw:text-box>
            <text:p text:style-name="P8"><text:span text:style-name="T13">dakota</text:span></text:p>
          </draw:text-box>
        </draw:frame>
        <draw:ellipse draw:style-name="gr10" draw:text-style-name="P17" draw:layer="layout" svg:width="3.735cm" svg:height="2.738cm" svg:x="14.393cm" svg:y="13.335cm">
          <text:p/>
        </draw:ellipse>
        <draw:ellipse draw:style-name="gr23" draw:text-style-name="P24" draw:layer="layout" svg:width="1.763cm" svg:height="1.403cm" svg:x="15.408cm" svg:y="13.996cm">
          <text:p/>
        </draw:ellipse>
        <draw:line draw:style-name="gr16" draw:text-style-name="P20" draw:layer="layout" svg:x1="14.393cm" svg:y1="14.724cm" svg:x2="15.381cm" svg:y2="14.728cm">
          <text:p/>
        </draw:line>
        <draw:line draw:style-name="gr16" draw:text-style-name="P20" draw:layer="layout" svg:x1="17.127cm" svg:y1="14.724cm" svg:x2="18.115cm" svg:y2="14.728cm">
          <text:p/>
        </draw:line>
        <draw:line draw:style-name="gr16" draw:text-style-name="P20" draw:layer="layout" svg:x1="16.267cm" svg:y1="15.386cm" svg:x2="16.272cm" svg:y2="16.047cm">
          <text:p/>
        </draw:line>
        <draw:line draw:style-name="gr16" draw:text-style-name="P20" draw:layer="layout" svg:x1="16.267cm" svg:y1="14.009cm" svg:x2="16.272cm" svg:y2="13.33cm">
          <text:p/>
        </draw:line>
        <draw:rect draw:style-name="gr28" draw:text-style-name="P26" draw:layer="layout" svg:width="0.141cm" svg:height="0.124cm" svg:x="15.646cm" svg:y="14.393cm" draw:corner-radius="0.004cm">
          <text:p/>
        </draw:rect>
        <draw:rect draw:style-name="gr28" draw:text-style-name="P26" draw:layer="layout" svg:width="0.141cm" svg:height="0.124cm" svg:x="15.646cm" svg:y="14.724cm" draw:corner-radius="0.004cm">
          <text:p/>
        </draw:rect>
        <draw:rect draw:style-name="gr28" draw:text-style-name="P26" draw:layer="layout" svg:width="0.141cm" svg:height="0.124cm" svg:x="16.135cm" svg:y="14.618cm" draw:corner-radius="0.004cm">
          <text:p/>
        </draw:rect>
        <draw:line draw:style-name="gr16" draw:text-style-name="P20" draw:layer="layout" svg:x1="16.911cm" svg:y1="15.253cm" svg:x2="17.546cm" svg:y2="15.677cm">
          <text:p/>
        </draw:line>
        <draw:frame draw:style-name="gr85" draw:text-style-name="P9" draw:layer="layout" svg:width="1.239cm" svg:height="0.763cm" svg:x="15.663cm" svg:y="12.7cm">
          <draw:text-box>
            <text:p text:style-name="P8"><text:span text:style-name="T13">ram</text:span></text:p>
          </draw:text-box>
        </draw:frame>
        <draw:frame draw:style-name="gr91" draw:text-style-name="P9" draw:layer="layout" svg:width="1.873cm" svg:height="1.27cm" svg:x="11.43cm" svg:y="13.97cm">
          <draw:text-box>
            <text:p text:style-name="P8"><text:span text:style-name="T13">70</text:span></text:p>
            <text:p text:style-name="P27"><text:span text:style-name="T13"><text:s text:c="4"/></text:span><text:span text:style-name="T13">false</text:span></text:p>
          </draw:text-box>
        </draw:frame>
        <draw:frame draw:style-name="gr92" draw:text-style-name="P9" draw:layer="layout" svg:width="1.708cm" svg:height="1.27cm" svg:x="15.663cm" svg:y="13.97cm">
          <draw:text-box>
            <text:p text:style-name="P8"><text:span text:style-name="T13">100</text:span></text:p>
            <text:p text:style-name="P27"><text:span text:style-name="T13"><text:s text:c="4"/></text:span><text:span text:style-name="T13">true</text:span></text:p>
          </draw:text-box>
        </draw:frame>
        <draw:line draw:style-name="gr16" draw:text-style-name="P20" draw:layer="layout" svg:x1="15.323cm" svg:y1="9.349cm" svg:x2="15.958cm" svg:y2="9.772cm">
          <text:p/>
        </draw:line>
        <draw:line draw:style-name="gr16" draw:text-style-name="P20" draw:layer="layout" svg:x1="19.656cm" svg:y1="9.287cm" svg:x2="20.291cm" svg:y2="9.71cm">
          <text:p/>
        </draw:line>
        <draw:line draw:style-name="gr16" draw:text-style-name="P20" draw:layer="layout" svg:x1="10.74cm" svg:y1="13.762cm" svg:x2="11.375cm" svg:y2="14.185cm">
          <text:p/>
        </draw:line>
        <draw:line draw:style-name="gr16" draw:text-style-name="P20" draw:layer="layout" svg:x1="15.01cm" svg:y1="13.745cm" svg:x2="15.645cm" svg:y2="14.168cm">
          <text:p/>
        </draw:line>
        <draw:line draw:style-name="gr16" draw:text-style-name="P20" draw:layer="layout" svg:x1="1.765cm" svg:y1="10.183cm" svg:x2="2.4cm" svg:y2="10.606cm">
          <text:p/>
        </draw:line>
      </draw:page>
      <draw:page draw:name="Abstract Type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Abstract Types</text:span></text:p>
          </draw:text-box>
        </draw:frame>
        <draw:g>
          <draw:rect draw:style-name="gr22" draw:text-style-name="P23" draw:layer="layout" svg:width="11.426cm" svg:height="10.156cm" svg:x="0.635cm" svg:y="5.715cm" draw:corner-radius="0.004cm">
            <text:p/>
          </draw:rect>
          <draw:ellipse draw:style-name="gr10" draw:text-style-name="P17" draw:layer="layout" svg:width="10.112cm" svg:height="8.754cm" svg:x="1.27cm" svg:y="6.35cm">
            <text:p/>
          </draw:ellipse>
          <draw:ellipse draw:style-name="gr23" draw:text-style-name="P24" draw:layer="layout" svg:width="4.769cm" svg:height="4.482cm" svg:x="4.021cm" svg:y="8.466cm">
            <text:p/>
          </draw:ellipse>
          <draw:line draw:style-name="gr16" draw:text-style-name="P20" draw:layer="layout" svg:x1="1.27cm" svg:y1="10.793cm" svg:x2="3.941cm" svg:y2="10.797cm">
            <text:p/>
          </draw:line>
          <draw:line draw:style-name="gr16" draw:text-style-name="P20" draw:layer="layout" svg:x1="8.675cm" svg:y1="10.789cm" svg:x2="11.347cm" svg:y2="10.793cm">
            <text:p/>
          </draw:line>
          <draw:line draw:style-name="gr16" draw:text-style-name="P20" draw:layer="layout" svg:x1="6.348cm" svg:y1="12.909cm" svg:x2="6.352cm" svg:y2="15.024cm">
            <text:p/>
          </draw:line>
          <draw:line draw:style-name="gr16" draw:text-style-name="P20" draw:layer="layout" svg:x1="6.348cm" svg:y1="8.491cm" svg:x2="6.352cm" svg:y2="6.345cm">
            <text:p/>
          </draw:line>
          <draw:frame draw:style-name="gr93" draw:text-style-name="P25" draw:layer="layout" svg:width="3.65cm" svg:height="1.019cm" svg:x="2.116cm" svg:y="7.866cm">
            <draw:text-box>
              <text:p text:style-name="P8"><text:span text:style-name="T8">getSpeed()</text:span></text:p>
            </draw:text-box>
          </draw:frame>
          <draw:frame draw:style-name="gr94" draw:text-style-name="P25" draw:layer="layout" svg:width="3.614cm" svg:height="1.019cm" svg:x="7.195cm" svg:y="7.826cm">
            <draw:text-box>
              <text:p text:style-name="P8"><text:span text:style-name="T8">setSpeed()</text:span></text:p>
            </draw:text-box>
          </draw:frame>
          <draw:frame draw:style-name="gr95" draw:text-style-name="P25" draw:layer="layout" svg:width="3.791cm" svg:height="1.019cm" svg:x="2.557cm" svg:y="12.904cm">
            <draw:text-box>
              <text:p text:style-name="P8"><text:span text:style-name="T8">getWeight()</text:span></text:p>
            </draw:text-box>
          </draw:frame>
          <draw:frame draw:style-name="gr96" draw:text-style-name="P25" draw:layer="layout" svg:width="3.756cm" svg:height="1.019cm" svg:x="6.348cm" svg:y="12.904cm">
            <draw:text-box>
              <text:p text:style-name="P8"><text:span text:style-name="T8">setWeight()</text:span></text:p>
            </draw:text-box>
          </draw:frame>
          <draw:rect draw:style-name="gr28" draw:text-style-name="P26" draw:layer="layout" svg:width="0.382cm" svg:height="0.392cm" svg:x="4.656cm" svg:y="9.735cm" draw:corner-radius="0.004cm">
            <text:p/>
          </draw:rect>
          <draw:frame draw:style-name="gr97" draw:text-style-name="P25" draw:layer="layout" svg:width="2.821cm" svg:height="1.269cm" svg:x="5.29cm" svg:y="9.308cm">
            <draw:text-box>
              <text:p text:style-name="P8"><text:span text:style-name="T9">speed</text:span></text:p>
            </draw:text-box>
          </draw:frame>
          <draw:frame draw:style-name="gr98" draw:text-style-name="P25" draw:layer="layout" svg:width="2.962cm" svg:height="1.27cm" svg:x="5.29cm" svg:y="10.365cm">
            <draw:text-box>
              <text:p text:style-name="P8"><text:span text:style-name="T9">weight</text:span></text:p>
            </draw:text-box>
          </draw:frame>
          <draw:rect draw:style-name="gr28" draw:text-style-name="P26" draw:layer="layout" svg:width="0.382cm" svg:height="0.392cm" svg:x="4.656cm" svg:y="10.793cm" draw:corner-radius="0.004cm">
            <text:p/>
          </draw:rect>
          <draw:frame draw:style-name="gr99" draw:text-style-name="P25" draw:layer="layout" svg:width="3.293cm" svg:height="1.27cm" svg:x="8.675cm" svg:y="5.715cm">
            <draw:text-box>
              <text:p text:style-name="P8"><text:span text:style-name="T9">Vehicle</text:span></text:p>
            </draw:text-box>
          </draw:frame>
        </draw:g>
        <draw:rect draw:style-name="gr22" draw:text-style-name="P23" draw:layer="layout" svg:width="11.43cm" svg:height="10.16cm" svg:x="13.335cm" svg:y="5.715cm" draw:corner-radius="0.004cm">
          <text:p/>
        </draw:rect>
        <draw:ellipse draw:style-name="gr10" draw:text-style-name="P17" draw:layer="layout" svg:width="10.116cm" svg:height="8.758cm" svg:x="13.97cm" svg:y="6.35cm">
          <text:p/>
        </draw:ellipse>
        <draw:ellipse draw:style-name="gr23" draw:text-style-name="P24" draw:layer="layout" svg:width="4.771cm" svg:height="4.484cm" svg:x="16.722cm" svg:y="8.467cm">
          <text:p/>
        </draw:ellipse>
        <draw:line draw:style-name="gr16" draw:text-style-name="P20" draw:layer="layout" svg:x1="13.97cm" svg:y1="10.795cm" svg:x2="16.642cm" svg:y2="10.799cm">
          <text:p/>
        </draw:line>
        <draw:line draw:style-name="gr16" draw:text-style-name="P20" draw:layer="layout" svg:x1="21.378cm" svg:y1="10.791cm" svg:x2="24.051cm" svg:y2="10.795cm">
          <text:p/>
        </draw:line>
        <draw:line draw:style-name="gr16" draw:text-style-name="P20" draw:layer="layout" svg:x1="19.05cm" svg:y1="12.912cm" svg:x2="19.054cm" svg:y2="15.028cm">
          <text:p/>
        </draw:line>
        <draw:line draw:style-name="gr16" draw:text-style-name="P20" draw:layer="layout" svg:x1="19.05cm" svg:y1="8.492cm" svg:x2="19.054cm" svg:y2="6.345cm">
          <text:p/>
        </draw:line>
        <draw:frame draw:style-name="gr100" draw:text-style-name="P9" draw:layer="layout" svg:width="3.263cm" svg:height="1.019cm" svg:x="14.817cm" svg:y="7.867cm">
          <draw:text-box>
            <text:p text:style-name="P8"><text:span text:style-name="T8">getPrice()</text:span></text:p>
          </draw:text-box>
        </draw:frame>
        <draw:frame draw:style-name="gr101" draw:text-style-name="P9" draw:layer="layout" svg:width="1.887cm" svg:height="1.019cm" svg:x="19.897cm" svg:y="7.827cm">
          <draw:text-box>
            <text:p text:style-name="P8"><text:span text:style-name="T8">sell()</text:span></text:p>
          </draw:text-box>
        </draw:frame>
        <draw:frame draw:style-name="gr102" draw:text-style-name="P9" draw:layer="layout" svg:width="4.074cm" svg:height="1.019cm" svg:x="15.258cm" svg:y="12.907cm">
          <draw:text-box>
            <text:p text:style-name="P8"><text:span text:style-name="T8">addVehicle()</text:span></text:p>
          </draw:text-box>
        </draw:frame>
        <draw:frame draw:style-name="gr103" draw:text-style-name="P9" draw:layer="layout" svg:width="2.452cm" svg:height="1.018cm" svg:x="19.685cm" svg:y="12.912cm">
          <draw:text-box>
            <text:p text:style-name="P8"><text:span text:style-name="T8">clean()</text:span></text:p>
          </draw:text-box>
        </draw:frame>
        <draw:rect draw:style-name="gr28" draw:text-style-name="P26" draw:layer="layout" svg:width="0.383cm" svg:height="0.392cm" svg:x="17.357cm" svg:y="9.737cm" draw:corner-radius="0.004cm">
          <text:p/>
        </draw:rect>
        <draw:frame draw:style-name="gr104" draw:text-style-name="P9" draw:layer="layout" svg:width="1.406cm" svg:height="1.27cm" svg:x="17.992cm" svg:y="9.309cm">
          <draw:text-box>
            <text:p text:style-name="P8"><text:span text:style-name="T9">int</text:span></text:p>
          </draw:text-box>
        </draw:frame>
        <draw:frame draw:style-name="gr105" draw:text-style-name="P9" draw:layer="layout" svg:width="3.294cm" svg:height="1.27cm" svg:x="17.992cm" svg:y="10.367cm">
          <draw:text-box>
            <text:p text:style-name="P8"><text:span text:style-name="T9">Vehicle</text:span></text:p>
          </draw:text-box>
        </draw:frame>
        <draw:rect draw:style-name="gr28" draw:text-style-name="P26" draw:layer="layout" svg:width="0.383cm" svg:height="0.392cm" svg:x="17.357cm" svg:y="10.795cm" draw:corner-radius="0.004cm">
          <text:p/>
        </draw:rect>
        <draw:frame draw:style-name="gr106" draw:text-style-name="P9" draw:layer="layout" svg:width="4.569cm" svg:height="1.27cm" svg:x="20.108cm" svg:y="5.715cm">
          <draw:text-box>
            <text:p text:style-name="P8"><text:span text:style-name="T9">Dealership</text:span></text:p>
          </draw:text-box>
        </draw:frame>
      </draw:page>
      <draw:page draw:name="Abstract Classes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Abstract Classes</text:span></text:p>
          </draw:text-box>
        </draw:frame>
        <draw:rect draw:style-name="gr22" draw:text-style-name="P23" draw:layer="layout" svg:width="4.22cm" svg:height="3.175cm" svg:x="3.81cm" svg:y="5.517cm" draw:corner-radius="0.004cm">
          <text:p/>
        </draw:rect>
        <draw:ellipse draw:style-name="gr10" draw:text-style-name="P17" draw:layer="layout" svg:width="3.735cm" svg:height="2.738cm" svg:x="4.044cm" svg:y="5.715cm">
          <text:p/>
        </draw:ellipse>
        <draw:ellipse draw:style-name="gr23" draw:text-style-name="P24" draw:layer="layout" svg:width="1.764cm" svg:height="1.403cm" svg:x="5.058cm" svg:y="6.376cm">
          <text:p/>
        </draw:ellipse>
        <draw:line draw:style-name="gr16" draw:text-style-name="P20" draw:layer="layout" svg:x1="4.044cm" svg:y1="7.104cm" svg:x2="5.031cm" svg:y2="7.108cm">
          <text:p/>
        </draw:line>
        <draw:line draw:style-name="gr16" draw:text-style-name="P20" draw:layer="layout" svg:x1="6.782cm" svg:y1="7.104cm" svg:x2="7.766cm" svg:y2="7.108cm">
          <text:p/>
        </draw:line>
        <draw:line draw:style-name="gr16" draw:text-style-name="P20" draw:layer="layout" svg:x1="5.918cm" svg:y1="7.766cm" svg:x2="5.922cm" svg:y2="8.427cm">
          <text:p/>
        </draw:line>
        <draw:line draw:style-name="gr16" draw:text-style-name="P20" draw:layer="layout" svg:x1="5.918cm" svg:y1="6.389cm" svg:x2="5.922cm" svg:y2="5.71cm">
          <text:p/>
        </draw:line>
        <draw:rect draw:style-name="gr28" draw:text-style-name="P26" draw:layer="layout" svg:width="0.141cm" svg:height="0.124cm" svg:x="5.296cm" svg:y="6.773cm" draw:corner-radius="0.004cm">
          <text:p/>
        </draw:rect>
        <draw:rect draw:style-name="gr28" draw:text-style-name="P26" draw:layer="layout" svg:width="0.141cm" svg:height="0.124cm" svg:x="5.296cm" svg:y="7.104cm" draw:corner-radius="0.004cm">
          <text:p/>
        </draw:rect>
        <draw:frame draw:style-name="gr107" draw:text-style-name="P9" draw:layer="layout" svg:width="1.734cm" svg:height="0.763cm" svg:x="5.102cm" svg:y="4.868cm">
          <draw:text-box>
            <text:p text:style-name="P8"><text:span text:style-name="T13">Shape</text:span></text:p>
          </draw:text-box>
        </draw:frame>
        <draw:rect draw:style-name="gr22" draw:text-style-name="P23" draw:layer="layout" svg:width="4.221cm" svg:height="3.175cm" svg:x="0.93cm" svg:y="10.795cm" draw:corner-radius="0.004cm">
          <text:p/>
        </draw:rect>
        <draw:ellipse draw:style-name="gr10" draw:text-style-name="P17" draw:layer="layout" svg:width="3.735cm" svg:height="2.739cm" svg:x="1.164cm" svg:y="10.993cm">
          <text:p/>
        </draw:ellipse>
        <draw:ellipse draw:style-name="gr23" draw:text-style-name="P24" draw:layer="layout" svg:width="1.764cm" svg:height="1.402cm" svg:x="2.178cm" svg:y="11.655cm">
          <text:p/>
        </draw:ellipse>
        <draw:line draw:style-name="gr16" draw:text-style-name="P20" draw:layer="layout" svg:x1="1.164cm" svg:y1="12.383cm" svg:x2="2.152cm" svg:y2="12.387cm">
          <text:p/>
        </draw:line>
        <draw:line draw:style-name="gr16" draw:text-style-name="P20" draw:layer="layout" svg:x1="3.903cm" svg:y1="12.383cm" svg:x2="4.886cm" svg:y2="12.387cm">
          <text:p/>
        </draw:line>
        <draw:line draw:style-name="gr16" draw:text-style-name="P20" draw:layer="layout" svg:x1="3.038cm" svg:y1="13.044cm" svg:x2="3.043cm" svg:y2="13.705cm">
          <text:p/>
        </draw:line>
        <draw:line draw:style-name="gr16" draw:text-style-name="P20" draw:layer="layout" svg:x1="3.038cm" svg:y1="11.667cm" svg:x2="3.043cm" svg:y2="10.988cm">
          <text:p/>
        </draw:line>
        <draw:rect draw:style-name="gr28" draw:text-style-name="P26" draw:layer="layout" svg:width="0.141cm" svg:height="0.123cm" svg:x="2.417cm" svg:y="12.052cm" draw:corner-radius="0.004cm">
          <text:p/>
        </draw:rect>
        <draw:rect draw:style-name="gr28" draw:text-style-name="P26" draw:layer="layout" svg:width="0.141cm" svg:height="0.123cm" svg:x="2.417cm" svg:y="12.383cm" draw:corner-radius="0.004cm">
          <text:p/>
        </draw:rect>
        <draw:frame draw:style-name="gr108" draw:text-style-name="P9" draw:layer="layout" svg:width="1.587cm" svg:height="0.763cm" svg:x="2.223cm" svg:y="10.16cm">
          <draw:text-box>
            <text:p text:style-name="P8"><text:span text:style-name="T13">Circle</text:span></text:p>
          </draw:text-box>
        </draw:frame>
        <draw:rect draw:style-name="gr22" draw:text-style-name="P23" draw:layer="layout" svg:width="4.22cm" svg:height="3.175cm" svg:x="6.116cm" svg:y="13.56cm" draw:corner-radius="0.004cm">
          <text:p/>
        </draw:rect>
        <draw:ellipse draw:style-name="gr10" draw:text-style-name="P17" draw:layer="layout" svg:width="3.735cm" svg:height="2.739cm" svg:x="6.35cm" svg:y="13.758cm">
          <text:p/>
        </draw:ellipse>
        <draw:ellipse draw:style-name="gr23" draw:text-style-name="P24" draw:layer="layout" svg:width="1.764cm" svg:height="1.402cm" svg:x="7.364cm" svg:y="14.42cm">
          <text:p/>
        </draw:ellipse>
        <draw:line draw:style-name="gr16" draw:text-style-name="P20" draw:layer="layout" svg:x1="6.35cm" svg:y1="15.147cm" svg:x2="7.338cm" svg:y2="15.152cm">
          <text:p/>
        </draw:line>
        <draw:line draw:style-name="gr16" draw:text-style-name="P20" draw:layer="layout" svg:x1="9.088cm" svg:y1="15.147cm" svg:x2="10.072cm" svg:y2="15.152cm">
          <text:p/>
        </draw:line>
        <draw:line draw:style-name="gr16" draw:text-style-name="P20" draw:layer="layout" svg:x1="8.224cm" svg:y1="15.809cm" svg:x2="8.229cm" svg:y2="16.47cm">
          <text:p/>
        </draw:line>
        <draw:line draw:style-name="gr16" draw:text-style-name="P20" draw:layer="layout" svg:x1="8.224cm" svg:y1="14.432cm" svg:x2="8.229cm" svg:y2="13.753cm">
          <text:p/>
        </draw:line>
        <draw:rect draw:style-name="gr28" draw:text-style-name="P26" draw:layer="layout" svg:width="0.141cm" svg:height="0.123cm" svg:x="7.602cm" svg:y="14.817cm" draw:corner-radius="0.004cm">
          <text:p/>
        </draw:rect>
        <draw:rect draw:style-name="gr28" draw:text-style-name="P26" draw:layer="layout" svg:width="0.141cm" svg:height="0.124cm" svg:x="7.602cm" svg:y="15.147cm" draw:corner-radius="0.004cm">
          <text:p/>
        </draw:rect>
        <draw:frame draw:style-name="gr109" draw:text-style-name="P9" draw:layer="layout" svg:width="2.415cm" svg:height="0.763cm" svg:x="6.985cm" svg:y="12.912cm">
          <draw:text-box>
            <text:p text:style-name="P8"><text:span text:style-name="T13">Rectangle</text:span></text:p>
          </draw:text-box>
        </draw:frame>
        <draw:frame draw:style-name="gr110" draw:text-style-name="P9" draw:layer="layout" svg:width="8.687cm" svg:height="4.066cm" svg:x="11.853cm" svg:y="8.89cm">
          <draw:text-box>
            <text:p text:style-name="P8"><text:span text:style-name="T14">class Circle extends Shape {</text:span></text:p>
            <text:p text:style-name="P27"><text:span text:style-name="T14"><text:s text:c="2"/></text:span><text:span text:style-name="T14">protected double r;</text:span></text:p>
            <text:p text:style-name="P27"><text:span text:style-name="T14"><text:s text:c="2"/></text:span><text:span text:style-name="T14">protected static final double PI = 3.14</text:span></text:p>
            <text:p text:style-name="P27"><text:span text:style-name="T14"><text:s text:c="2"/></text:span><text:span text:style-name="T14">public Circle( double r ) { this.r = r; }</text:span></text:p>
            <text:p text:style-name="P27"><text:span text:style-name="T14"><text:s text:c="2"/></text:span><text:span text:style-name="T14">public double area() { return PI * r * r; }</text:span></text:p>
            <text:p text:style-name="P27"><text:span text:style-name="T14"><text:s text:c="2"/></text:span><text:span text:style-name="T14">public double perimeter() { return 2 * PI * r; }</text:span></text:p>
            <text:p text:style-name="P27"><text:span text:style-name="T14"><text:s text:c="2"/></text:span><text:span text:style-name="T14">public double circumference() { return perimeter(); }</text:span></text:p>
            <text:p text:style-name="P27"><text:span text:style-name="T14"><text:s text:c="2"/></text:span><text:span text:style-name="T14">public double getRadius() { return r; }</text:span></text:p>
            <text:p text:style-name="P27"><text:span text:style-name="T14">}</text:span></text:p>
          </draw:text-box>
        </draw:frame>
        <draw:frame draw:style-name="gr111" draw:text-style-name="P9" draw:layer="layout" svg:width="8.586cm" svg:height="4.489cm" svg:x="11.853cm" svg:y="4.092cm">
          <draw:text-box>
            <text:p text:style-name="P8"><text:span text:style-name="T14">public abstract class Shape {</text:span></text:p>
            <text:p text:style-name="P27"><text:span text:style-name="T14"><text:s text:c="2"/></text:span><text:span text:style-name="T14">public double area() { return 0.0; }</text:span></text:p>
            <text:p text:style-name="P27"><text:span text:style-name="T14"><text:s text:c="2"/></text:span><text:span text:style-name="T14">public abstract double perimeter();</text:span></text:p>
            <text:p text:style-name="P27"><text:span text:style-name="T14">}</text:span></text:p>
            <text:p text:style-name="P27"><text:span text:style-name="T14"/></text:p>
            <text:p text:style-name="P27"><text:span text:style-name="T14">public class Line extends Shape {</text:span></text:p>
            <text:p text:style-name="P27"><text:span text:style-name="T14"><text:s text:c="2"/></text:span><text:span text:style-name="T14">private double length;</text:span></text:p>
            <text:p text:style-name="P27"><text:span text:style-name="T14"><text:s text:c="2"/></text:span><text:span text:style-name="T14">public Line( double length ); { this.length = length; }</text:span></text:p>
            <text:p text:style-name="P27"><text:span text:style-name="T14"><text:s text:c="2"/></text:span><text:span text:style-name="T14">public double perimeter() { return length; }</text:span></text:p>
            <text:p text:style-name="P27"><text:span text:style-name="T14">}</text:span></text:p>
          </draw:text-box>
        </draw:frame>
        <draw:frame draw:style-name="gr112" draw:text-style-name="P9" draw:layer="layout" svg:width="10.575cm" svg:height="3.642cm" svg:x="11.853cm" svg:y="13.335cm">
          <draw:text-box>
            <text:p text:style-name="P8"><text:span text:style-name="T14">class Rectangle extends Shape {</text:span></text:p>
            <text:p text:style-name="P27"><text:span text:style-name="T14"><text:s text:c="2"/></text:span><text:span text:style-name="T14">protected double w, h;</text:span></text:p>
            <text:p text:style-name="P27"><text:span text:style-name="T14"><text:s text:c="2"/></text:span><text:span text:style-name="T14">public Rectangle( double w, double h <text:s/>) { this.w = w; this.h = h; }</text:span></text:p>
            <text:p text:style-name="P27"><text:span text:style-name="T14"><text:s text:c="2"/></text:span><text:span text:style-name="T14">public double area() { return w * h; }</text:span></text:p>
            <text:p text:style-name="P27"><text:span text:style-name="T14"><text:s text:c="2"/></text:span><text:span text:style-name="T14">public double perimeter() { return 2 * ( w + h ); }</text:span></text:p>
            <text:p text:style-name="P27"><text:span text:style-name="T14"><text:s text:c="2"/></text:span><text:span text:style-name="T14">public double getWidth() { return w; }</text:span></text:p>
            <text:p text:style-name="P27"><text:span text:style-name="T14"><text:s text:c="2"/></text:span><text:span text:style-name="T14">public double getHeight(0 { return h; }</text:span></text:p>
            <text:p text:style-name="P27"><text:span text:style-name="T14">}</text:span></text:p>
          </draw:text-box>
        </draw:frame>
        <draw:frame draw:style-name="gr113" draw:text-style-name="P9" draw:layer="layout" svg:width="1.636cm" svg:height="0.763cm" svg:x="5.715cm" svg:y="7.62cm">
          <draw:text-box>
            <text:p text:style-name="P8"><text:span text:style-name="T13">area()</text:span></text:p>
          </draw:text-box>
        </draw:frame>
        <draw:frame draw:style-name="gr113" draw:text-style-name="P9" draw:layer="layout" svg:width="1.636cm" svg:height="0.763cm" svg:x="8.043cm" svg:y="15.663cm">
          <draw:text-box>
            <text:p text:style-name="P8"><text:span text:style-name="T13">area()</text:span></text:p>
          </draw:text-box>
        </draw:frame>
        <draw:frame draw:style-name="gr113" draw:text-style-name="P9" draw:layer="layout" svg:width="1.636cm" svg:height="0.763cm" svg:x="2.963cm" svg:y="12.912cm">
          <draw:text-box>
            <text:p text:style-name="P8"><text:span text:style-name="T13">area()</text:span></text:p>
          </draw:text-box>
        </draw:frame>
        <draw:frame draw:style-name="gr114" draw:text-style-name="P9" draw:layer="layout" svg:width="2.576cm" svg:height="0.763cm" svg:x="6.372cm" svg:y="6.138cm">
          <draw:text-box>
            <text:p text:style-name="P8"><text:span text:style-name="T13">perimeter()</text:span></text:p>
          </draw:text-box>
        </draw:frame>
        <draw:frame draw:style-name="gr114" draw:text-style-name="P9" draw:layer="layout" svg:width="2.576cm" svg:height="0.763cm" svg:x="8.678cm" svg:y="14.182cm">
          <draw:text-box>
            <text:p text:style-name="P8"><text:span text:style-name="T13">perimeter()</text:span></text:p>
          </draw:text-box>
        </draw:frame>
        <draw:frame draw:style-name="gr114" draw:text-style-name="P9" draw:layer="layout" svg:width="2.576cm" svg:height="0.763cm" svg:x="3.493cm" svg:y="11.417cm">
          <draw:text-box>
            <text:p text:style-name="P8"><text:span text:style-name="T13">perimeter()</text:span></text:p>
          </draw:text-box>
        </draw:frame>
        <draw:line draw:style-name="gr115" draw:text-style-name="P20" draw:layer="layout" svg:x1="3.81cm" svg:y1="10.798cm" svg:x2="5.292cm" svg:y2="8.673cm">
          <text:p/>
        </draw:line>
        <draw:line draw:style-name="gr116" draw:text-style-name="P20" draw:layer="layout" svg:x1="9.74cm" svg:y1="13.55cm" svg:x2="7.403cm" svg:y2="8.673cm">
          <text:p/>
        </draw:line>
        <draw:polygon draw:style-name="gr37" draw:text-style-name="P17" draw:layer="layout" svg:width="5.506cm" svg:height="1.269cm" svg:x="18.203cm" svg:y="5.927cm" svg:viewBox="0 0 5507 1270" draw:points="5507,316 1376,316 1376,0 0,634 1376,1270 1376,952 5507,952">
          <text:p/>
        </draw:polygon>
        <draw:frame draw:style-name="gr117" draw:text-style-name="P9" draw:layer="layout" svg:width="3.43cm" svg:height="0.763cm" svg:x="20.532cm" svg:y="6.773cm">
          <draw:text-box>
            <text:p text:style-name="P8"><text:span text:style-name="T13">Polymorphism</text:span></text:p>
          </draw:text-box>
        </draw:frame>
      </draw:page>
      <draw:page draw:name="Overriding / Overloading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Overriding / Overloading</text:span></text:p>
          </draw:text-box>
        </draw:frame>
        <draw:frame draw:style-name="gr118" draw:text-style-name="P9" draw:layer="layout" svg:width="10.795cm" svg:height="7.978cm" svg:x="1.905cm" svg:y="5.503cm">
          <draw:text-box>
            <text:p text:style-name="P30"><text:span text:style-name="T22">Overriding</text:span></text:p>
            <text:p text:style-name="P31"><text:span text:style-name="T22"/></text:p>
            <text:p text:style-name="P31"><text:span text:style-name="T22">pubic class SuperClass {</text:span></text:p>
            <text:p text:style-name="P31"><text:span text:style-name="T22"><text:s text:c="2"/></text:span><text:span text:style-name="T22">public method1();</text:span></text:p>
            <text:p text:style-name="P31"><text:span text:style-name="T22">}</text:span></text:p>
            <text:p text:style-name="P31"><text:span text:style-name="T22"/></text:p>
            <text:p text:style-name="P31"><text:span text:style-name="T22">public class SubClass extends SuperClass {</text:span></text:p>
            <text:p text:style-name="P31"><text:span text:style-name="T22"><text:s text:c="2"/></text:span><text:span text:style-name="T22">public method1() { </text:span></text:p>
            <text:p text:style-name="P31"><text:span text:style-name="T22"><text:s text:c="4"/></text:span><text:span text:style-name="T22">do something else </text:span></text:p>
            <text:p text:style-name="P31"><text:span text:style-name="T22"><text:s text:c="2"/></text:span><text:span text:style-name="T22">}</text:span></text:p>
            <text:p text:style-name="P31"><text:span text:style-name="T22">}</text:span></text:p>
          </draw:text-box>
        </draw:frame>
        <draw:g>
          <draw:rect draw:style-name="gr1" draw:text-style-name="P1" draw:layer="layout" svg:width="11.002cm" svg:height="6.134cm" svg:x="12.7cm" svg:y="5.715cm" draw:corner-radius="0.004cm">
            <text:p/>
          </draw:rect>
          <draw:frame draw:style-name="gr119" draw:text-style-name="P33" draw:layer="layout" svg:width="11.002cm" svg:height="6.134cm" svg:x="12.7cm" svg:y="5.715cm">
            <draw:text-box>
              <text:p text:style-name="P30"><text:span text:style-name="T23">Overloading</text:span></text:p>
              <text:p text:style-name="P32"><text:span text:style-name="T23"/></text:p>
              <text:p text:style-name="P32"><text:span text:style-name="T23">pubic class SuperClass {</text:span></text:p>
              <text:p text:style-name="P32"><text:span text:style-name="T23"><text:s text:c="2"/></text:span><text:span text:style-name="T23">public method1();</text:span></text:p>
              <text:p text:style-name="P32"><text:span text:style-name="T23"><text:s text:c="2"/></text:span><text:span text:style-name="T23">public method1( int number );</text:span></text:p>
              <text:p text:style-name="P32"><text:span text:style-name="T23"><text:s text:c="2"/></text:span><text:span text:style-name="T23">public method1( int number, float number );</text:span></text:p>
              <text:p text:style-name="P32"><text:span text:style-name="T23">}</text:span></text:p>
            </draw:text-box>
          </draw:frame>
        </draw:g>
      </draw:page>
      <draw:page draw:name="Interface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Interface</text:span></text:p>
          </draw:text-box>
        </draw:frame>
        <draw:frame draw:style-name="gr120" draw:text-style-name="P9" draw:layer="layout" svg:width="11.335cm" svg:height="8.369cm" svg:x="13.123cm" svg:y="4.657cm">
          <draw:text-box>
            <text:p text:style-name="P8"><text:span text:style-name="T13">public interface Drawable {</text:span></text:p>
            <text:p text:style-name="P27"><text:span text:style-name="T13"><text:s text:c="2"/></text:span><text:span text:style-name="T13">void draw( Graphics g );</text:span></text:p>
            <text:p text:style-name="P27"><text:span text:style-name="T13">}</text:span></text:p>
            <text:p text:style-name="P27"><text:span text:style-name="T13"/></text:p>
            <text:p text:style-name="P27"><text:span text:style-name="T13">public class Node implements Drawable {</text:span></text:p>
            <text:p text:style-name="P27"><text:span text:style-name="T13"><text:s text:c="2"/></text:span><text:span text:style-name="T13">public void draw( Graphics g ) {</text:span></text:p>
            <text:p text:style-name="P27"><text:span text:style-name="T13"><text:s text:c="4"/></text:span><text:span text:style-name="T13">drawArc( g );</text:span></text:p>
            <text:p text:style-name="P27"><text:span text:style-name="T13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  <text:p text:style-name="P27"><text:span text:style-name="T13">public class Edge implements Drawable {</text:span></text:p>
            <text:p text:style-name="P27"><text:span text:style-name="T13"><text:s text:c="2"/></text:span><text:span text:style-name="T13">public void draw( Graphics g ) {</text:span></text:p>
            <text:p text:style-name="P27"><text:span text:style-name="T13"><text:s text:c="4"/></text:span><text:span text:style-name="T13">g.setColor( getColor() );</text:span></text:p>
            <text:p text:style-name="P27"><text:span text:style-name="T13"><text:s text:c="4"/></text:span><text:span text:style-name="T13">g.drawString( Integer.toString( route.getPriority(), x, y );</text:span></text:p>
            <text:p text:style-name="P27"><text:span text:style-name="T13"><text:s text:c="2"/></text:span><text:span text:style-name="T13">}</text:span></text:p>
            <text:p text:style-name="P27"><text:span text:style-name="T13">}</text:span></text:p>
          </draw:text-box>
        </draw:frame>
        <draw:rect draw:style-name="gr22" draw:text-style-name="P23" draw:layer="layout" svg:width="4.22cm" svg:height="3.175cm" svg:x="3.81cm" svg:y="6.787cm" draw:corner-radius="0.004cm">
          <text:p/>
        </draw:rect>
        <draw:ellipse draw:style-name="gr10" draw:text-style-name="P17" draw:layer="layout" svg:width="3.735cm" svg:height="2.738cm" svg:x="4.044cm" svg:y="6.985cm">
          <text:p/>
        </draw:ellipse>
        <draw:ellipse draw:style-name="gr23" draw:text-style-name="P24" draw:layer="layout" svg:width="1.764cm" svg:height="1.403cm" svg:x="5.058cm" svg:y="7.646cm">
          <text:p/>
        </draw:ellipse>
        <draw:frame draw:style-name="gr121" draw:text-style-name="P9" draw:layer="layout" svg:width="2.293cm" svg:height="0.763cm" svg:x="4.868cm" svg:y="6.138cm">
          <draw:text-box>
            <text:p text:style-name="P8"><text:span text:style-name="T13">Drawable</text:span></text:p>
          </draw:text-box>
        </draw:frame>
        <draw:frame draw:style-name="gr122" draw:text-style-name="P9" draw:layer="layout" svg:width="1.707cm" svg:height="0.763cm" svg:x="5.08cm" svg:y="8.89cm">
          <draw:text-box>
            <text:p text:style-name="P8"><text:span text:style-name="T13">draw()</text:span></text:p>
          </draw:text-box>
        </draw:frame>
        <draw:rect draw:style-name="gr22" draw:text-style-name="P23" draw:layer="layout" svg:width="4.22cm" svg:height="3.175cm" svg:x="3.81cm" svg:y="12.713cm" draw:corner-radius="0.004cm">
          <text:p/>
        </draw:rect>
        <draw:ellipse draw:style-name="gr10" draw:text-style-name="P17" draw:layer="layout" svg:width="3.735cm" svg:height="2.738cm" svg:x="4.044cm" svg:y="12.912cm">
          <text:p/>
        </draw:ellipse>
        <draw:ellipse draw:style-name="gr23" draw:text-style-name="P24" draw:layer="layout" svg:width="1.764cm" svg:height="1.402cm" svg:x="5.058cm" svg:y="13.573cm">
          <text:p/>
        </draw:ellipse>
        <draw:line draw:style-name="gr16" draw:text-style-name="P20" draw:layer="layout" svg:x1="4.044cm" svg:y1="14.301cm" svg:x2="5.031cm" svg:y2="14.305cm">
          <text:p/>
        </draw:line>
        <draw:line draw:style-name="gr16" draw:text-style-name="P20" draw:layer="layout" svg:x1="6.782cm" svg:y1="14.301cm" svg:x2="7.766cm" svg:y2="14.305cm">
          <text:p/>
        </draw:line>
        <draw:line draw:style-name="gr16" draw:text-style-name="P20" draw:layer="layout" svg:x1="5.918cm" svg:y1="14.962cm" svg:x2="5.922cm" svg:y2="15.624cm">
          <text:p/>
        </draw:line>
        <draw:line draw:style-name="gr16" draw:text-style-name="P20" draw:layer="layout" svg:x1="5.918cm" svg:y1="13.585cm" svg:x2="5.922cm" svg:y2="12.906cm">
          <text:p/>
        </draw:line>
        <draw:rect draw:style-name="gr28" draw:text-style-name="P26" draw:layer="layout" svg:width="0.141cm" svg:height="0.123cm" svg:x="5.296cm" svg:y="13.97cm" draw:corner-radius="0.004cm">
          <text:p/>
        </draw:rect>
        <draw:rect draw:style-name="gr28" draw:text-style-name="P26" draw:layer="layout" svg:width="0.141cm" svg:height="0.123cm" svg:x="5.296cm" svg:y="14.301cm" draw:corner-radius="0.004cm">
          <text:p/>
        </draw:rect>
        <draw:frame draw:style-name="gr53" draw:text-style-name="P9" draw:layer="layout" svg:width="1.518cm" svg:height="0.763cm" svg:x="5.102cm" svg:y="12.065cm">
          <draw:text-box>
            <text:p text:style-name="P8"><text:span text:style-name="T13">Node</text:span></text:p>
          </draw:text-box>
        </draw:frame>
        <draw:frame draw:style-name="gr113" draw:text-style-name="P9" draw:layer="layout" svg:width="1.636cm" svg:height="0.763cm" svg:x="5.75cm" svg:y="14.821cm">
          <draw:text-box>
            <text:p text:style-name="P8"><text:span text:style-name="T13">area()</text:span></text:p>
          </draw:text-box>
        </draw:frame>
        <draw:frame draw:style-name="gr122" draw:text-style-name="P9" draw:layer="layout" svg:width="1.707cm" svg:height="0.763cm" svg:x="5.772cm" svg:y="13.035cm">
          <draw:text-box>
            <text:p text:style-name="P8"><text:span text:style-name="T13">draw()</text:span></text:p>
          </draw:text-box>
        </draw:frame>
        <draw:frame draw:style-name="gr123" draw:text-style-name="P9" draw:layer="layout" svg:width="1.662cm" svg:height="0.763cm" svg:x="4.431cm" svg:y="12.959cm">
          <draw:text-box>
            <text:p text:style-name="P8"><text:span text:style-name="T13">getX()</text:span></text:p>
          </draw:text-box>
        </draw:frame>
        <draw:frame draw:style-name="gr123" draw:text-style-name="P9" draw:layer="layout" svg:width="1.662cm" svg:height="0.763cm" svg:x="4.41cm" svg:y="14.821cm">
          <draw:text-box>
            <text:p text:style-name="P8"><text:span text:style-name="T13">getY()</text:span></text:p>
          </draw:text-box>
        </draw:frame>
        <draw:rect draw:style-name="gr22" draw:text-style-name="P23" draw:layer="layout" svg:width="4.22cm" svg:height="3.175cm" svg:x="8.868cm" svg:y="12.713cm" draw:corner-radius="0.004cm">
          <text:p/>
        </draw:rect>
        <draw:ellipse draw:style-name="gr10" draw:text-style-name="P17" draw:layer="layout" svg:width="3.735cm" svg:height="2.738cm" svg:x="9.102cm" svg:y="12.912cm">
          <text:p/>
        </draw:ellipse>
        <draw:ellipse draw:style-name="gr23" draw:text-style-name="P24" draw:layer="layout" svg:width="1.764cm" svg:height="1.402cm" svg:x="10.116cm" svg:y="13.573cm">
          <text:p/>
        </draw:ellipse>
        <draw:line draw:style-name="gr16" draw:text-style-name="P20" draw:layer="layout" svg:x1="9.102cm" svg:y1="14.301cm" svg:x2="10.089cm" svg:y2="14.305cm">
          <text:p/>
        </draw:line>
        <draw:line draw:style-name="gr16" draw:text-style-name="P20" draw:layer="layout" svg:x1="11.84cm" svg:y1="14.301cm" svg:x2="12.823cm" svg:y2="14.305cm">
          <text:p/>
        </draw:line>
        <draw:line draw:style-name="gr16" draw:text-style-name="P20" draw:layer="layout" svg:x1="10.976cm" svg:y1="14.962cm" svg:x2="10.98cm" svg:y2="15.624cm">
          <text:p/>
        </draw:line>
        <draw:line draw:style-name="gr16" draw:text-style-name="P20" draw:layer="layout" svg:x1="10.976cm" svg:y1="13.585cm" svg:x2="10.98cm" svg:y2="12.906cm">
          <text:p/>
        </draw:line>
        <draw:rect draw:style-name="gr28" draw:text-style-name="P26" draw:layer="layout" svg:width="0.141cm" svg:height="0.123cm" svg:x="10.354cm" svg:y="13.97cm" draw:corner-radius="0.004cm">
          <text:p/>
        </draw:rect>
        <draw:rect draw:style-name="gr28" draw:text-style-name="P26" draw:layer="layout" svg:width="0.141cm" svg:height="0.123cm" svg:x="10.354cm" svg:y="14.301cm" draw:corner-radius="0.004cm">
          <text:p/>
        </draw:rect>
        <draw:frame draw:style-name="gr124" draw:text-style-name="P9" draw:layer="layout" svg:width="1.497cm" svg:height="0.763cm" svg:x="10.16cm" svg:y="12.065cm">
          <draw:text-box>
            <text:p text:style-name="P8"><text:span text:style-name="T13">Edge</text:span></text:p>
          </draw:text-box>
        </draw:frame>
        <draw:frame draw:style-name="gr125" draw:text-style-name="P9" draw:layer="layout" svg:width="2.509cm" svg:height="0.763cm" svg:x="10.795cm" svg:y="14.717cm">
          <draw:text-box>
            <text:p text:style-name="P8"><text:span text:style-name="T13">getRoute()</text:span></text:p>
          </draw:text-box>
        </draw:frame>
        <draw:frame draw:style-name="gr122" draw:text-style-name="P9" draw:layer="layout" svg:width="1.707cm" svg:height="0.763cm" svg:x="10.83cm" svg:y="12.935cm">
          <draw:text-box>
            <text:p text:style-name="P8"><text:span text:style-name="T13">draw()</text:span></text:p>
          </draw:text-box>
        </draw:frame>
        <draw:frame draw:style-name="gr126" draw:text-style-name="P9" draw:layer="layout" svg:width="2.368cm" svg:height="0.763cm" svg:x="8.868cm" svg:y="12.951cm">
          <draw:text-box>
            <text:p text:style-name="P8"><text:span text:style-name="T13">getFrom()</text:span></text:p>
          </draw:text-box>
        </draw:frame>
        <draw:frame draw:style-name="gr127" draw:text-style-name="P9" draw:layer="layout" svg:width="1.874cm" svg:height="0.763cm" svg:x="9.113cm" svg:y="14.717cm">
          <draw:text-box>
            <text:p text:style-name="P8"><text:span text:style-name="T13">getTo()</text:span></text:p>
          </draw:text-box>
        </draw:frame>
        <draw:rect draw:style-name="gr28" draw:text-style-name="P26" draw:layer="layout" svg:width="0.141cm" svg:height="0.123cm" svg:x="5.503cm" svg:y="8.255cm" draw:corner-radius="0.004cm">
          <text:p/>
        </draw:rect>
      </draw:page>
      <draw:page draw:name="OO Overview Exam" draw:style-name="dp2" draw:master-page-name="Default">
        <draw:frame draw:style-name="gr4" draw:text-style-name="P9" draw:layer="layout" svg:width="21.59cm" svg:height="3.175cm" svg:x="1.905cm" svg:y="1.693cm">
          <draw:text-box>
            <text:p text:style-name="P8"><text:span text:style-name="T3">OO Overview Exam</text:span></text:p>
          </draw:text-box>
        </draw:frame>
        <draw:frame draw:style-name="gr128" draw:text-style-name="P9" draw:layer="layout" svg:width="21.59cm" svg:height="11.558cm" svg:x="1.905cm" svg:y="5.503cm">
          <draw:text-box>
            <text:p text:style-name="P30"><text:span text:style-name="T22">1 public class Company {</text:span></text:p>
            <text:p text:style-name="P31"><text:span text:style-name="T22"/></text:p>
            <text:p text:style-name="P31"><text:span text:style-name="T22">2 <text:s text:c="2"/>private int numberOfEmployees;</text:span></text:p>
            <text:p text:style-name="P31"><text:span text:style-name="T22">3 <text:s text:c="2"/>private int stockPrice;</text:span></text:p>
            <text:p text:style-name="P31"><text:span text:style-name="T22"><text:s text:c="2"/></text:span></text:p>
            <text:p text:style-name="P31"><text:span text:style-name="T22">4 <text:s/>public setStockPrice( int price );</text:span></text:p>
            <text:p text:style-name="P31"><text:span text:style-name="T22">5 <text:s text:c="3"/>this.stockPrice = price; <text:s/></text:span></text:p>
            <text:p text:style-name="P31"><text:span text:style-name="T22"><text:s text:c="2"/></text:span></text:p>
            <text:p text:style-name="P31"><text:span text:style-name="T22">6 <text:s/>public setNumberOfEmployees( int numberOfEmployees ) {</text:span></text:p>
            <text:p text:style-name="P31"><text:span text:style-name="T22">7 <text:s text:c="3"/>this.numberOfEmployees = numberOfEmployees;</text:span></text:p>
            <text:p text:style-name="P31"><text:span text:style-name="T22">8 <text:s/>}</text:span></text:p>
            <text:p text:style-name="P31"><text:span text:style-name="T22">9 }</text:span></text:p>
            <text:p text:style-name="P31"><text:span text:style-name="T22"/></text:p>
            <text:p text:style-name="P31"><text:span text:style-name="T22">*1 Company company = new Company();</text:span></text:p>
            <text:p text:style-name="P31"><text:span text:style-name="T22">*2 company.setStockPrice( 78 );</text:span></text:p>
            <text:p text:style-name="P31"><text:span text:style-name="T22">*3 company.setNumberOfEmployees( 140000 );</text:span></text:p>
          </draw:text-box>
        </draw:frame>
      </draw:page>
      <draw:page draw:name="page27" draw:style-name="dp2" draw:master-page-name="Default">
        <draw:g>
          <draw:rect draw:style-name="gr1" draw:text-style-name="P1" draw:layer="layout" svg:width="21.586cm" svg:height="3.171cm" svg:x="1.905cm" svg:y="1.693cm" draw:corner-radius="0.004cm">
            <text:p/>
          </draw:rect>
          <draw:frame draw:style-name="gr129" draw:text-style-name="P3" draw:layer="layout" svg:width="21.586cm" svg:height="3.171cm" svg:x="1.905cm" svg:y="1.693cm">
            <draw:text-box>
              <text:p text:style-name="P2"><text:span text:style-name="T1">OO Overview Exam</text:span></text:p>
            </draw:text-box>
          </draw:frame>
        </draw:g>
        <draw:g>
          <draw:rect draw:style-name="gr1" draw:text-style-name="P1" draw:layer="layout" svg:width="21.586cm" svg:height="11.426cm" svg:x="1.905cm" svg:y="5.503cm" draw:corner-radius="0.004cm">
            <text:p/>
          </draw:rect>
          <draw:frame draw:style-name="gr130" draw:text-style-name="P33" draw:layer="layout" svg:width="21.586cm" svg:height="11.554cm" svg:x="1.905cm" svg:y="5.503cm">
            <draw:text-box>
              <text:p text:style-name="P30"><text:span text:style-name="T23">1 public class Company {</text:span></text:p>
              <text:p text:style-name="P32"><text:span text:style-name="T23"/></text:p>
              <text:p text:style-name="P32"><text:span text:style-name="T23">2 <text:s text:c="2"/>private numberOfEmployees;</text:span></text:p>
              <text:p text:style-name="P32"><text:span text:style-name="T23">3 <text:s text:c="2"/>private stockPrice;</text:span></text:p>
              <text:p text:style-name="P32"><text:span text:style-name="T23"><text:s text:c="2"/></text:span></text:p>
              <text:p text:style-name="P32"><text:span text:style-name="T23">4 <text:s/>public setStockPrice( int price );</text:span></text:p>
              <text:p text:style-name="P32"><text:span text:style-name="T23">5 <text:s text:c="3"/>this.stockPrice = price; <text:s/></text:span></text:p>
              <text:p text:style-name="P32"><text:span text:style-name="T23"><text:s text:c="2"/></text:span></text:p>
              <text:p text:style-name="P32"><text:span text:style-name="T23">6 <text:s/>public setNumberOfEmployees( int numberOfEmployees ) {</text:span></text:p>
              <text:p text:style-name="P32"><text:span text:style-name="T23">7 <text:s text:c="3"/>this.numberOfEmployees = numberOfEmployees;</text:span></text:p>
              <text:p text:style-name="P32"><text:span text:style-name="T23">8 <text:s/>}</text:span></text:p>
              <text:p text:style-name="P32"><text:span text:style-name="T23">9 }</text:span></text:p>
              <text:p text:style-name="P32"><text:span text:style-name="T23"/></text:p>
              <text:p text:style-name="P32"><text:span text:style-name="T23">*1 Company company = new Company();</text:span></text:p>
              <text:p text:style-name="P32"><text:span text:style-name="T23">*2 company.setStockPrice( 78 );</text:span></text:p>
              <text:p text:style-name="P32"><text:span text:style-name="T23">*3 company.setNumberOfEmployees( 140000 );</text:span></text:p>
            </draw:text-box>
          </draw:frame>
        </draw:g>
        <draw:g>
          <draw:polygon draw:style-name="gr35" draw:text-style-name="P24" draw:layer="layout" svg:width="1.688cm" svg:height="1.521cm" svg:x="6.453cm" svg:y="4.242cm" svg:viewBox="0 0 1689 1522" draw:points="0,0 1689,0 1689,1268 694,1268 100,1522 272,1268 0,1268">
            <text:p/>
          </draw:polygon>
          <draw:frame draw:style-name="gr131" draw:text-style-name="P3" draw:layer="layout" svg:width="1.689cm" svg:height="1.268cm" svg:x="6.453cm" svg:y="4.242cm">
            <draw:text-box>
              <text:p text:style-name="P2"><text:span text:style-name="T13">Class</text:span></text:p>
            </draw:text-box>
          </draw:frame>
        </draw:g>
        <draw:g>
          <draw:polygon draw:style-name="gr33" draw:text-style-name="P23" draw:layer="layout" svg:width="1.899cm" svg:height="1.52cm" svg:x="8.262cm" svg:y="5.506cm" svg:viewBox="0 0 1900 1521" draw:points="0,0 1900,0 1900,1268 782,1268 113,1521 306,1268 0,1268">
            <text:p/>
          </draw:polygon>
          <draw:frame draw:style-name="gr132" draw:text-style-name="P3" draw:layer="layout" svg:width="2.085cm" svg:height="1.267cm" svg:x="8.172cm" svg:y="5.506cm">
            <draw:text-box>
              <text:p text:style-name="P2"><text:span text:style-name="T13">Attribute</text:span></text:p>
            </draw:text-box>
          </draw:frame>
        </draw:g>
        <draw:g>
          <draw:polygon draw:style-name="gr33" draw:text-style-name="P23" draw:layer="layout" svg:width="1.9cm" svg:height="1.52cm" svg:x="4.849cm" svg:y="6.263cm" svg:viewBox="0 0 1901 1521" draw:points="0,0 1901,0 1901,1268 782,1268 113,1521 306,1268 0,1268">
            <text:p/>
          </draw:polygon>
          <draw:frame draw:style-name="gr133" draw:text-style-name="P3" draw:layer="layout" svg:width="2.085cm" svg:height="1.267cm" svg:x="4.76cm" svg:y="6.263cm">
            <draw:text-box>
              <text:p text:style-name="P2"><text:span text:style-name="T13">Attribute</text:span></text:p>
            </draw:text-box>
          </draw:frame>
        </draw:g>
        <draw:g>
          <draw:polygon draw:style-name="gr37" draw:text-style-name="P17" draw:layer="layout" svg:width="1.9cm" svg:height="1.52cm" svg:x="8.381cm" svg:y="7.709cm" svg:viewBox="0 0 1901 1521" draw:points="0,0 1901,0 1901,1268 782,1268 113,1521 306,1268 0,1268">
            <text:p/>
          </draw:polygon>
          <draw:frame draw:style-name="gr134" draw:text-style-name="P3" draw:layer="layout" svg:width="1.92cm" svg:height="1.267cm" svg:x="8.372cm" svg:y="7.709cm">
            <draw:text-box>
              <text:p text:style-name="P2"><text:span text:style-name="T13">Method</text:span></text:p>
            </draw:text-box>
          </draw:frame>
        </draw:g>
        <draw:g>
          <draw:polygon draw:style-name="gr37" draw:text-style-name="P17" draw:layer="layout" svg:width="1.899cm" svg:height="1.52cm" svg:x="11.578cm" svg:y="9.568cm" svg:viewBox="0 0 1900 1521" draw:points="0,0 1900,0 1900,1268 782,1268 113,1521 306,1268 0,1268">
            <text:p/>
          </draw:polygon>
          <draw:frame draw:style-name="gr135" draw:text-style-name="P3" draw:layer="layout" svg:width="1.92cm" svg:height="1.267cm" svg:x="11.568cm" svg:y="9.568cm">
            <draw:text-box>
              <text:p text:style-name="P2"><text:span text:style-name="T13">Method</text:span></text:p>
            </draw:text-box>
          </draw:frame>
        </draw:g>
        <draw:g>
          <draw:polygon draw:style-name="gr136" draw:text-style-name="P34" draw:layer="layout" svg:width="1.9cm" svg:height="1.521cm" svg:x="5.897cm" svg:y="13.401cm" svg:viewBox="0 0 1901 1522" draw:points="0,0 1901,0 1901,1268 782,1268 113,1522 306,1268 0,1268">
            <text:p/>
          </draw:polygon>
          <draw:frame draw:style-name="gr137" draw:text-style-name="P3" draw:layer="layout" svg:width="1.901cm" svg:height="1.268cm" svg:x="5.897cm" svg:y="13.401cm">
            <draw:text-box>
              <text:p text:style-name="P2"><text:span text:style-name="T13">Obj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50 350" svg:d="M175 0l175 350h-350z"/>
    <draw:marker draw:name="Arrowheads_20_2" draw:display-name="Arrowheads 2" svg:viewBox="0 0 350 350" svg:d="M175 0l175 350h-350z"/>
    <draw:marker draw:name="Arrowheads_20_3" draw:display-name="Arrowheads 3" svg:viewBox="0 0 350 350" svg:d="M175 0l175 350h-350z"/>
    <draw:marker draw:name="Arrowheads_20_4" draw:display-name="Arrowheads 4" svg:viewBox="0 0 350 350" svg:d="M175 0l175 350h-350z"/>
    <draw:marker draw:name="Arrowheads_20_5" draw:display-name="Arrowheads 5" svg:viewBox="0 0 350 350" svg:d="M175 0l175 350h-350z"/>
    <draw:marker draw:name="Arrowheads_20_6" draw:display-name="Arrowheads 6" svg:viewBox="0 0 350 350" svg:d="M175 0l175 350h-350z"/>
    <draw:marker draw:name="Arrowheads_20_7" draw:display-name="Arrowheads 7" svg:viewBox="0 0 350 350" svg:d="M175 0l175 350h-350z"/>
    <draw:marker draw:name="Arrowheads_20_8" draw:display-name="Arrowheads 8" svg:viewBox="0 0 350 350" svg:d="M175 0l175 350h-35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11cm" fo:min-width="0cm" fo:padding-top="0.13cm" fo:padding-bottom="0.13cm" fo:padding-left="0.25cm" fo:padding-right="0.25cm"/>
    </style:style>
    <style:style style:name="Mgr2" style:family="graphic" style:parent-style-name="standard">
      <style:graphic-properties draw:stroke="none" draw:fill="none" draw:fill-color="#ffffff" fo:min-height="3.849cm"/>
    </style:style>
    <style:style style:name="Mgr3" style:family="graphic" style:parent-style-name="standard">
      <style:graphic-properties draw:stroke="none" draw:fill="none" draw:fill-color="#ffffff" fo:min-height="11.426cm"/>
    </style:style>
    <style:style style:name="MP1" style:family="paragraph">
      <style:paragraph-properties fo:margin-left="0cm" fo:margin-right="0cm" fo:line-height="100%" fo:text-align="center" fo:text-indent="0cm"/>
    </style:style>
    <style:style style:name="MP2" style:family="paragraph">
      <loext:graphic-properties draw:fill="none" draw:fill-color="#ffffff"/>
    </style:style>
    <style:style style:name="MT1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8.044cm" svg:height="1.371cm" svg:x="8.678cm" svg:y="17.357cm">
        <draw:text-box>
          <text:p text:style-name="MP1"><text:span text:style-name="MT1">Robert Estey</text:span></text:p>
          <text:p text:style-name="MP1"><text:span text:style-name="MT1">07 April 1999</text:span></text:p>
        </draw:text-box>
      </draw:frame>
      <draw:frame draw:style-name="Mgr2" draw:text-style-name="MP2" draw:layer="backgroundobjects" svg:width="21.586cm" svg:height="3.849cm" svg:x="1.905cm" svg:y="1.354cm">
        <draw:text-box>
          <text:p/>
        </draw:text-box>
      </draw:frame>
      <draw:frame draw:style-name="Mgr3" draw:text-style-name="MP2" draw:layer="backgroundobjects" svg:width="21.586cm" svg:height="11.426cm" svg:x="1.905cm" svg:y="5.503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7T23:24:52.544283065</dc:date>
    <meta:editing-duration>PT1H4M16S</meta:editing-duration>
    <meta:editing-cycles>19</meta:editing-cycles>
    <meta:generator>LibreOffice/5.4.5.1$Linux_X86_64 LibreOffice_project/40m0$Build-1</meta:generator>
    <meta:document-statistic meta:object-count="592"/>
  </office:meta>
</office:document-meta>
</file>